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93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9102in"/>
    </style:style>
    <style:style style:name="ro1" style:family="table-row">
      <style:table-row-properties style:row-height="0.2827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>
            <text:p>runid <text:s text:c="16"/>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ml-jaccard</text:p>
          </table:table-cell>
          <table:table-cell table:style-name="ce1" office:value-type="string" calcext:value-type="string">
            <text:p>ml-frequency</text:p>
          </table:table-cell>
          <table:table-cell table:style-name="ce1" office:value-type="string" calcext:value-type="string">
            <text:p>majority0.1</text:p>
          </table:table-cell>
          <table:table-cell table:style-name="ce1" office:value-type="string" calcext:value-type="string">
            <text:p>majority0.2</text:p>
          </table:table-cell>
          <table:table-cell table:style-name="ce1" office:value-type="string" calcext:value-type="string">
            <text:p>majority0.3</text:p>
          </table:table-cell>
          <table:table-cell table:style-name="ce1" office:value-type="string" calcext:value-type="string">
            <text:p>majority0.4</text:p>
          </table:table-cell>
          <table:table-cell table:style-name="ce1" office:value-type="string" calcext:value-type="string">
            <text:p>majority0.5</text:p>
          </table:table-cell>
          <table:table-cell table:style-name="ce1" office:value-type="string" calcext:value-type="string">
            <text:p>majority0.6</text:p>
          </table:table-cell>
          <table:table-cell table:style-name="ce1" office:value-type="string" calcext:value-type="string">
            <text:p>majority0.7</text:p>
          </table:table-cell>
          <table:table-cell table:style-name="ce1" office:value-type="string" calcext:value-type="string">
            <text:p>majority0.8</text:p>
          </table:table-cell>
          <table:table-cell table:style-name="ce1" office:value-type="string" calcext:value-type="string">
            <text:p>majority0.9</text:p>
          </table:table-cell>
          <table:table-cell table:style-name="ce1" office:value-type="string" calcext:value-type="string">
            <text:p>majority1.0</text:p>
          </table:table-cell>
          <table:table-cell table:style-name="ce1" table:number-columns-repeated="1009"/>
          <table:table-cell/>
        </table:table-row>
        <table:table-row table:style-name="ro2">
          <table:table-cell office:value-type="string" calcext:value-type="string">
            <text:p>num_q <text:s text:c="16"/></text:p>
          </table:table-cell>
          <table:table-cell office:value-type="string" calcext:value-type="string">
            <text:p>all</text:p>
          </table:table-cell>
          <table:table-cell table:number-columns-repeated="12" office:value-type="float" office:value="39" calcext:value-type="float">
            <text:p>3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746" calcext:value-type="float">
            <text:p>746</text:p>
          </table:table-cell>
          <table:table-cell office:value-type="float" office:value="629" calcext:value-type="float">
            <text:p>629</text:p>
          </table:table-cell>
          <table:table-cell office:value-type="float" office:value="546" calcext:value-type="float">
            <text:p>546</text:p>
          </table:table-cell>
          <table:table-cell office:value-type="float" office:value="471" calcext:value-type="float">
            <text:p>471</text:p>
          </table:table-cell>
          <table:table-cell office:value-type="float" office:value="415" calcext:value-type="float">
            <text:p>415</text:p>
          </table:table-cell>
          <table:table-cell office:value-type="float" office:value="367" calcext:value-type="float">
            <text:p>367</text:p>
          </table:table-cell>
          <table:table-cell office:value-type="float" office:value="310" calcext:value-type="float">
            <text:p>310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string" calcext:value-type="string">
            <text:p>all</text:p>
          </table:table-cell>
          <table:table-cell table:number-columns-repeated="12" office:value-type="float" office:value="371" calcext:value-type="float">
            <text:p>37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string" calcext:value-type="string">
            <text:p>all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177" calcext:value-type="float">
            <text:p>177</text:p>
          </table:table-cell>
          <table:table-cell office:value-type="float" office:value="163" calcext:value-type="float">
            <text:p>163</text:p>
          </table:table-cell>
          <table:table-cell office:value-type="float" office:value="147" calcext:value-type="float">
            <text:p>147</text:p>
          </table:table-cell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string" calcext:value-type="string">
            <text:p>all</text:p>
          </table:table-cell>
          <table:table-cell office:value-type="float" office:value="0.3856" calcext:value-type="float">
            <text:p>0.3856</text:p>
          </table:table-cell>
          <table:table-cell office:value-type="float" office:value="0.3596" calcext:value-type="float">
            <text:p>0.3596</text:p>
          </table:table-cell>
          <table:table-cell office:value-type="float" office:value="0.3739" calcext:value-type="float">
            <text:p>0.3739</text:p>
          </table:table-cell>
          <table:table-cell office:value-type="float" office:value="0.3052" calcext:value-type="float">
            <text:p>0.3052</text:p>
          </table:table-cell>
          <table:table-cell office:value-type="float" office:value="0.276" calcext:value-type="float">
            <text:p>0.276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2182" calcext:value-type="float">
            <text:p>0.2182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1756" calcext:value-type="float">
            <text:p>0.1756</text:p>
          </table:table-cell>
          <table:table-cell office:value-type="float" office:value="0.1651" calcext:value-type="float">
            <text:p>0.1651</text:p>
          </table:table-cell>
          <table:table-cell office:value-type="float" office:value="0.1182" calcext:value-type="float">
            <text:p>0.118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string" calcext:value-type="string">
            <text:p>all</text:p>
          </table:table-cell>
          <table:table-cell office:value-type="float" office:value="0.8357" calcext:value-type="float">
            <text:p>0.8357</text:p>
          </table:table-cell>
          <table:table-cell office:value-type="float" office:value="0.8174" calcext:value-type="float">
            <text:p>0.8174</text:p>
          </table:table-cell>
          <table:table-cell office:value-type="float" office:value="0.7489" calcext:value-type="float">
            <text:p>0.7489</text:p>
          </table:table-cell>
          <table:table-cell office:value-type="float" office:value="0.6929" calcext:value-type="float">
            <text:p>0.6929</text:p>
          </table:table-cell>
          <table:table-cell office:value-type="float" office:value="0.6736" calcext:value-type="float">
            <text:p>0.6736</text:p>
          </table:table-cell>
          <table:table-cell office:value-type="float" office:value="0.6352" calcext:value-type="float">
            <text:p>0.6352</text:p>
          </table:table-cell>
          <table:table-cell office:value-type="float" office:value="0.6025" calcext:value-type="float">
            <text:p>0.6025</text:p>
          </table:table-cell>
          <table:table-cell office:value-type="float" office:value="0.5747" calcext:value-type="float">
            <text:p>0.5747</text:p>
          </table:table-cell>
          <table:table-cell office:value-type="float" office:value="0.5555" calcext:value-type="float">
            <text:p>0.5555</text:p>
          </table:table-cell>
          <table:table-cell office:value-type="float" office:value="0.5299" calcext:value-type="float">
            <text:p>0.5299</text:p>
          </table:table-cell>
          <table:table-cell office:value-type="float" office:value="0.4145" calcext:value-type="float">
            <text:p>0.414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string" calcext:value-type="string">
            <text:p>all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7858" calcext:value-type="float">
            <text:p>0.7858</text:p>
          </table:table-cell>
          <table:table-cell office:value-type="float" office:value="0.7265" calcext:value-type="float">
            <text:p>0.7265</text:p>
          </table:table-cell>
          <table:table-cell office:value-type="float" office:value="0.6704" calcext:value-type="float">
            <text:p>0.6704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6128" calcext:value-type="float">
            <text:p>0.6128</text:p>
          </table:table-cell>
          <table:table-cell office:value-type="float" office:value="0.5801" calcext:value-type="float">
            <text:p>0.5801</text:p>
          </table:table-cell>
          <table:table-cell office:value-type="float" office:value="0.5523" calcext:value-type="float">
            <text:p>0.5523</text:p>
          </table:table-cell>
          <table:table-cell office:value-type="float" office:value="0.5074" calcext:value-type="float">
            <text:p>0.5074</text:p>
          </table:table-cell>
          <table:table-cell office:value-type="float" office:value="0.5042" calcext:value-type="float">
            <text:p>0.5042</text:p>
          </table:table-cell>
          <table:table-cell office:value-type="float" office:value="0.3376" calcext:value-type="float">
            <text:p>0.337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string" calcext:value-type="string">
            <text:p>all</text:p>
          </table:table-cell>
          <table:table-cell office:value-type="float" office:value="0.6864" calcext:value-type="float">
            <text:p>0.6864</text:p>
          </table:table-cell>
          <table:table-cell office:value-type="float" office:value="0.6644" calcext:value-type="float">
            <text:p>0.6644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5343" calcext:value-type="float">
            <text:p>0.5343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4397" calcext:value-type="float">
            <text:p>0.4397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364" calcext:value-type="float">
            <text:p>0.364</text:p>
          </table:table-cell>
          <table:table-cell office:value-type="float" office:value="0.327" calcext:value-type="float">
            <text:p>0.327</text:p>
          </table:table-cell>
          <table:table-cell office:value-type="float" office:value="0.1951" calcext:value-type="float">
            <text:p>0.195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string" calcext:value-type="string">
            <text:p>all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4825" calcext:value-type="float">
            <text:p>0.4825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4797" calcext:value-type="float">
            <text:p>0.4797</text:p>
          </table:table-cell>
          <table:table-cell office:value-type="float" office:value="0.4178" calcext:value-type="float">
            <text:p>0.4178</text:p>
          </table:table-cell>
          <table:table-cell office:value-type="float" office:value="0.3921" calcext:value-type="float">
            <text:p>0.3921</text:p>
          </table:table-cell>
          <table:table-cell office:value-type="float" office:value="0.3541" calcext:value-type="float">
            <text:p>0.3541</text:p>
          </table:table-cell>
          <table:table-cell office:value-type="float" office:value="0.3233" calcext:value-type="float">
            <text:p>0.3233</text:p>
          </table:table-cell>
          <table:table-cell office:value-type="float" office:value="0.2675" calcext:value-type="float">
            <text:p>0.2675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1566" calcext:value-type="float">
            <text:p>0.156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string" calcext:value-type="string">
            <text:p>all</text:p>
          </table:table-cell>
          <table:table-cell office:value-type="float" office:value="0.4084" calcext:value-type="float">
            <text:p>0.4084</text:p>
          </table:table-cell>
          <table:table-cell office:value-type="float" office:value="0.3761" calcext:value-type="float">
            <text:p>0.3761</text:p>
          </table:table-cell>
          <table:table-cell office:value-type="float" office:value="0.4038" calcext:value-type="float">
            <text:p>0.4038</text:p>
          </table:table-cell>
          <table:table-cell office:value-type="float" office:value="0.3097" calcext:value-type="float">
            <text:p>0.3097</text:p>
          </table:table-cell>
          <table:table-cell office:value-type="float" office:value="0.2768" calcext:value-type="float">
            <text:p>0.2768</text:p>
          </table:table-cell>
          <table:table-cell office:value-type="float" office:value="0.2358" calcext:value-type="float">
            <text:p>0.2358</text:p>
          </table:table-cell>
          <table:table-cell office:value-type="float" office:value="0.2021" calcext:value-type="float">
            <text:p>0.2021</text:p>
          </table:table-cell>
          <table:table-cell office:value-type="float" office:value="0.164" calcext:value-type="float">
            <text:p>0.164</text:p>
          </table:table-cell>
          <table:table-cell table:number-columns-repeated="2" office:value-type="float" office:value="0.0999" calcext:value-type="float">
            <text:p>0.0999</text:p>
          </table:table-cell>
          <table:table-cell office:value-type="float" office:value="0.0965" calcext:value-type="float">
            <text:p>0.096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string" calcext:value-type="string">
            <text:p>all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3658" calcext:value-type="float">
            <text:p>0.3658</text:p>
          </table:table-cell>
          <table:table-cell office:value-type="float" office:value="0.2546" calcext:value-type="float">
            <text:p>0.2546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185" calcext:value-type="float">
            <text:p>0.185</text:p>
          </table:table-cell>
          <table:table-cell office:value-type="float" office:value="0.1671" calcext:value-type="float">
            <text:p>0.1671</text:p>
          </table:table-cell>
          <table:table-cell office:value-type="float" office:value="0.1025" calcext:value-type="float">
            <text:p>0.1025</text:p>
          </table:table-cell>
          <table:table-cell table:number-columns-repeated="2" office:value-type="float" office:value="0.0897" calcext:value-type="float">
            <text:p>0.0897</text:p>
          </table:table-cell>
          <table:table-cell office:value-type="float" office:value="0.0863" calcext:value-type="float">
            <text:p>0.086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string" calcext:value-type="string">
            <text:p>all</text:p>
          </table:table-cell>
          <table:table-cell office:value-type="float" office:value="0.2867" calcext:value-type="float">
            <text:p>0.2867</text:p>
          </table:table-cell>
          <table:table-cell office:value-type="float" office:value="0.2368" calcext:value-type="float">
            <text:p>0.2368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1936" calcext:value-type="float">
            <text:p>0.193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0778" calcext:value-type="float">
            <text:p>0.0778</text:p>
          </table:table-cell>
          <table:table-cell table:number-columns-repeated="3" office:value-type="float" office:value="0.0462" calcext:value-type="float">
            <text:p>0.0462</text:p>
          </table:table-cell>
          <table:table-cell office:value-type="float" office:value="0.0256" calcext:value-type="float">
            <text:p>0.025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string" calcext:value-type="string">
            <text:p>all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16" calcext:value-type="float">
            <text:p>0.16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0675" calcext:value-type="float">
            <text:p>0.0675</text:p>
          </table:table-cell>
          <table:table-cell table:number-columns-repeated="3" office:value-type="float" office:value="0.0462" calcext:value-type="float">
            <text:p>0.0462</text:p>
          </table:table-cell>
          <table:table-cell office:value-type="float" office:value="0.0256" calcext:value-type="float">
            <text:p>0.025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string" calcext:value-type="string">
            <text:p>all</text:p>
          </table:table-cell>
          <table:table-cell office:value-type="float" office:value="0.1855" calcext:value-type="float">
            <text:p>0.1855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0767" calcext:value-type="float">
            <text:p>0.0767</text:p>
          </table:table-cell>
          <table:table-cell table:number-columns-repeated="4" office:value-type="float" office:value="0.0462" calcext:value-type="float">
            <text:p>0.0462</text:p>
          </table:table-cell>
          <table:table-cell office:value-type="float" office:value="0.0256" calcext:value-type="float">
            <text:p>0.025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string" calcext:value-type="string">
            <text:p>all</text:p>
          </table:table-cell>
          <table:table-cell office:value-type="float" office:value="0.1464" calcext:value-type="float">
            <text:p>0.1464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0902" calcext:value-type="float">
            <text:p>0.0902</text:p>
          </table:table-cell>
          <table:table-cell office:value-type="float" office:value="0.0667" calcext:value-type="float">
            <text:p>0.0667</text:p>
          </table:table-cell>
          <table:table-cell table:number-columns-repeated="5" office:value-type="float" office:value="0.0462" calcext:value-type="float">
            <text:p>0.0462</text:p>
          </table:table-cell>
          <table:table-cell office:value-type="float" office:value="0.0256" calcext:value-type="float">
            <text:p>0.025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string" calcext:value-type="string">
            <text:p>all</text:p>
          </table:table-cell>
          <table:table-cell office:value-type="float" office:value="0.1464" calcext:value-type="float">
            <text:p>0.1464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0902" calcext:value-type="float">
            <text:p>0.0902</text:p>
          </table:table-cell>
          <table:table-cell office:value-type="float" office:value="0.0667" calcext:value-type="float">
            <text:p>0.0667</text:p>
          </table:table-cell>
          <table:table-cell table:number-columns-repeated="5" office:value-type="float" office:value="0.0462" calcext:value-type="float">
            <text:p>0.0462</text:p>
          </table:table-cell>
          <table:table-cell office:value-type="float" office:value="0.0256" calcext:value-type="float">
            <text:p>0.025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026" calcext:value-type="float">
            <text:p>0.6026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4359" calcext:value-type="float">
            <text:p>0.4359</text:p>
          </table:table-cell>
          <table:table-cell table:number-columns-repeated="3" office:value-type="float" office:value="0.3846" calcext:value-type="float">
            <text:p>0.3846</text:p>
          </table:table-cell>
          <table:table-cell office:value-type="float" office:value="0.359" calcext:value-type="float">
            <text:p>0.359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436" calcext:value-type="float">
            <text:p>0.24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179" calcext:value-type="float">
            <text:p>0.6179</text:p>
          </table:table-cell>
          <table:table-cell office:value-type="float" office:value="0.5837" calcext:value-type="float">
            <text:p>0.5837</text:p>
          </table:table-cell>
          <table:table-cell office:value-type="float" office:value="0.4749" calcext:value-type="float">
            <text:p>0.4749</text:p>
          </table:table-cell>
          <table:table-cell table:number-columns-repeated="2" office:value-type="float" office:value="0.4236" calcext:value-type="float">
            <text:p>0.4236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398" calcext:value-type="float">
            <text:p>0.398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3429" calcext:value-type="float">
            <text:p>0.3429</text:p>
          </table:table-cell>
          <table:table-cell office:value-type="float" office:value="0.2441" calcext:value-type="float">
            <text:p>0.244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489" calcext:value-type="float">
            <text:p>0.489</text:p>
          </table:table-cell>
          <table:table-cell office:value-type="float" office:value="0.4377" calcext:value-type="float">
            <text:p>0.4377</text:p>
          </table:table-cell>
          <table:table-cell office:value-type="float" office:value="0.4279" calcext:value-type="float">
            <text:p>0.4279</text:p>
          </table:table-cell>
          <table:table-cell office:value-type="float" office:value="0.4033" calcext:value-type="float">
            <text:p>0.4033</text:p>
          </table:table-cell>
          <table:table-cell office:value-type="float" office:value="0.3871" calcext:value-type="float">
            <text:p>0.3871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472" calcext:value-type="float">
            <text:p>0.3472</text:p>
          </table:table-cell>
          <table:table-cell office:value-type="float" office:value="0.3352" calcext:value-type="float">
            <text:p>0.3352</text:p>
          </table:table-cell>
          <table:table-cell office:value-type="float" office:value="0.2391" calcext:value-type="float">
            <text:p>0.239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908" calcext:value-type="float">
            <text:p>0.5908</text:p>
          </table:table-cell>
          <table:table-cell office:value-type="float" office:value="0.5601" calcext:value-type="float">
            <text:p>0.5601</text:p>
          </table:table-cell>
          <table:table-cell office:value-type="float" office:value="0.5004" calcext:value-type="float">
            <text:p>0.5004</text:p>
          </table:table-cell>
          <table:table-cell office:value-type="float" office:value="0.4491" calcext:value-type="float">
            <text:p>0.4491</text:p>
          </table:table-cell>
          <table:table-cell office:value-type="float" office:value="0.4376" calcext:value-type="float">
            <text:p>0.4376</text:p>
          </table:table-cell>
          <table:table-cell office:value-type="float" office:value="0.4117" calcext:value-type="float">
            <text:p>0.4117</text:p>
          </table:table-cell>
          <table:table-cell office:value-type="float" office:value="0.3882" calcext:value-type="float">
            <text:p>0.3882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3432" calcext:value-type="float">
            <text:p>0.3432</text:p>
          </table:table-cell>
          <table:table-cell office:value-type="float" office:value="0.3309" calcext:value-type="float">
            <text:p>0.3309</text:p>
          </table:table-cell>
          <table:table-cell office:value-type="float" office:value="0.2373" calcext:value-type="float">
            <text:p>0.237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752" calcext:value-type="float">
            <text:p>0.5752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5078" calcext:value-type="float">
            <text:p>0.5078</text:p>
          </table:table-cell>
          <table:table-cell office:value-type="float" office:value="0.4526" calcext:value-type="float">
            <text:p>0.4526</text:p>
          </table:table-cell>
          <table:table-cell office:value-type="float" office:value="0.4393" calcext:value-type="float">
            <text:p>0.4393</text:p>
          </table:table-cell>
          <table:table-cell office:value-type="float" office:value="0.4063" calcext:value-type="float">
            <text:p>0.4063</text:p>
          </table:table-cell>
          <table:table-cell office:value-type="float" office:value="0.3848" calcext:value-type="float">
            <text:p>0.3848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2301" calcext:value-type="float">
            <text:p>0.23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695" calcext:value-type="float">
            <text:p>0.5695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5082" calcext:value-type="float">
            <text:p>0.5082</text:p>
          </table:table-cell>
          <table:table-cell office:value-type="float" office:value="0.4512" calcext:value-type="float">
            <text:p>0.4512</text:p>
          </table:table-cell>
          <table:table-cell office:value-type="float" office:value="0.4357" calcext:value-type="float">
            <text:p>0.4357</text:p>
          </table:table-cell>
          <table:table-cell office:value-type="float" office:value="0.3985" calcext:value-type="float">
            <text:p>0.3985</text:p>
          </table:table-cell>
          <table:table-cell office:value-type="float" office:value="0.375" calcext:value-type="float">
            <text:p>0.375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236" calcext:value-type="float">
            <text:p>0.3236</text:p>
          </table:table-cell>
          <table:table-cell office:value-type="float" office:value="0.3097" calcext:value-type="float">
            <text:p>0.3097</text:p>
          </table:table-cell>
          <table:table-cell office:value-type="float" office:value="0.2231" calcext:value-type="float">
            <text:p>0.223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604" calcext:value-type="float">
            <text:p>0.5604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52" calcext:value-type="float">
            <text:p>0.52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4372" calcext:value-type="float">
            <text:p>0.4372</text:p>
          </table:table-cell>
          <table:table-cell office:value-type="float" office:value="0.3985" calcext:value-type="float">
            <text:p>0.3985</text:p>
          </table:table-cell>
          <table:table-cell office:value-type="float" office:value="0.37" calcext:value-type="float">
            <text:p>0.37</text:p>
          </table:table-cell>
          <table:table-cell office:value-type="float" office:value="0.3445" calcext:value-type="float">
            <text:p>0.3445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3038" calcext:value-type="float">
            <text:p>0.3038</text:p>
          </table:table-cell>
          <table:table-cell office:value-type="float" office:value="0.2213" calcext:value-type="float">
            <text:p>0.22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609" calcext:value-type="float">
            <text:p>0.5609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5207" calcext:value-type="float">
            <text:p>0.5207</text:p>
          </table:table-cell>
          <table:table-cell office:value-type="float" office:value="0.4495" calcext:value-type="float">
            <text:p>0.4495</text:p>
          </table:table-cell>
          <table:table-cell office:value-type="float" office:value="0.4346" calcext:value-type="float">
            <text:p>0.4346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3649" calcext:value-type="float">
            <text:p>0.3649</text:p>
          </table:table-cell>
          <table:table-cell office:value-type="float" office:value="0.3385" calcext:value-type="float">
            <text:p>0.3385</text:p>
          </table:table-cell>
          <table:table-cell office:value-type="float" office:value="0.3126" calcext:value-type="float">
            <text:p>0.312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158" calcext:value-type="float">
            <text:p>0.215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564" calcext:value-type="float">
            <text:p>0.5564</text:p>
          </table:table-cell>
          <table:table-cell office:value-type="float" office:value="0.5335" calcext:value-type="float">
            <text:p>0.5335</text:p>
          </table:table-cell>
          <table:table-cell office:value-type="float" office:value="0.5197" calcext:value-type="float">
            <text:p>0.5197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4304" calcext:value-type="float">
            <text:p>0.4304</text:p>
          </table:table-cell>
          <table:table-cell office:value-type="float" office:value="0.392" calcext:value-type="float">
            <text:p>0.392</text:p>
          </table:table-cell>
          <table:table-cell office:value-type="float" office:value="0.3594" calcext:value-type="float">
            <text:p>0.3594</text:p>
          </table:table-cell>
          <table:table-cell office:value-type="float" office:value="0.3332" calcext:value-type="float">
            <text:p>0.3332</text:p>
          </table:table-cell>
          <table:table-cell office:value-type="float" office:value="0.3078" calcext:value-type="float">
            <text:p>0.3078</text:p>
          </table:table-cell>
          <table:table-cell office:value-type="float" office:value="0.2929" calcext:value-type="float">
            <text:p>0.2929</text:p>
          </table:table-cell>
          <table:table-cell office:value-type="float" office:value="0.2114" calcext:value-type="float">
            <text:p>0.211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5211" calcext:value-type="float">
            <text:p>0.5211</text:p>
          </table:table-cell>
          <table:table-cell office:value-type="float" office:value="0.4468" calcext:value-type="float">
            <text:p>0.4468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3882" calcext:value-type="float">
            <text:p>0.3882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3029" calcext:value-type="float">
            <text:p>0.3029</text:p>
          </table:table-cell>
          <table:table-cell office:value-type="float" office:value="0.2888" calcext:value-type="float">
            <text:p>0.2888</text:p>
          </table:table-cell>
          <table:table-cell office:value-type="float" office:value="0.2088" calcext:value-type="float">
            <text:p>0.208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5309" calcext:value-type="float">
            <text:p>0.5309</text:p>
          </table:table-cell>
          <table:table-cell office:value-type="float" office:value="0.517" calcext:value-type="float">
            <text:p>0.517</text:p>
          </table:table-cell>
          <table:table-cell office:value-type="float" office:value="0.4427" calcext:value-type="float">
            <text:p>0.4427</text:p>
          </table:table-cell>
          <table:table-cell office:value-type="float" office:value="0.4214" calcext:value-type="float">
            <text:p>0.4214</text:p>
          </table:table-cell>
          <table:table-cell office:value-type="float" office:value="0.3831" calcext:value-type="float">
            <text:p>0.3831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3256" calcext:value-type="float">
            <text:p>0.3256</text:p>
          </table:table-cell>
          <table:table-cell office:value-type="float" office:value="0.2988" calcext:value-type="float">
            <text:p>0.2988</text:p>
          </table:table-cell>
          <table:table-cell office:value-type="float" office:value="0.2854" calcext:value-type="float">
            <text:p>0.2854</text:p>
          </table:table-cell>
          <table:table-cell office:value-type="float" office:value="0.2066" calcext:value-type="float">
            <text:p>0.206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5254" calcext:value-type="float">
            <text:p>0.5254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422" calcext:value-type="float">
            <text:p>0.422</text:p>
          </table:table-cell>
          <table:table-cell office:value-type="float" office:value="0.3813" calcext:value-type="float">
            <text:p>0.3813</text:p>
          </table:table-cell>
          <table:table-cell office:value-type="float" office:value="0.35" calcext:value-type="float">
            <text:p>0.35</text:p>
          </table:table-cell>
          <table:table-cell office:value-type="float" office:value="0.3243" calcext:value-type="float">
            <text:p>0.3243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2841" calcext:value-type="float">
            <text:p>0.2841</text:p>
          </table:table-cell>
          <table:table-cell office:value-type="float" office:value="0.2065" calcext:value-type="float">
            <text:p>0.206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5" calcext:value-type="float">
            <text:p>0.55</text:p>
          </table:table-cell>
          <table:table-cell office:value-type="float" office:value="0.5233" calcext:value-type="float">
            <text:p>0.5233</text:p>
          </table:table-cell>
          <table:table-cell office:value-type="float" office:value="0.5212" calcext:value-type="float">
            <text:p>0.5212</text:p>
          </table:table-cell>
          <table:table-cell office:value-type="float" office:value="0.4469" calcext:value-type="float">
            <text:p>0.4469</text:p>
          </table:table-cell>
          <table:table-cell office:value-type="float" office:value="0.4222" calcext:value-type="float">
            <text:p>0.4222</text:p>
          </table:table-cell>
          <table:table-cell office:value-type="float" office:value="0.3814" calcext:value-type="float">
            <text:p>0.3814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324" calcext:value-type="float">
            <text:p>0.324</text:p>
          </table:table-cell>
          <table:table-cell office:value-type="float" office:value="0.2962" calcext:value-type="float">
            <text:p>0.2962</text:p>
          </table:table-cell>
          <table:table-cell office:value-type="float" office:value="0.2825" calcext:value-type="float">
            <text:p>0.2825</text:p>
          </table:table-cell>
          <table:table-cell office:value-type="float" office:value="0.2059" calcext:value-type="float">
            <text:p>0.205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508" calcext:value-type="float">
            <text:p>0.5508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5253" calcext:value-type="float">
            <text:p>0.5253</text:p>
          </table:table-cell>
          <table:table-cell office:value-type="float" office:value="0.451" calcext:value-type="float">
            <text:p>0.451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3809" calcext:value-type="float">
            <text:p>0.3809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3224" calcext:value-type="float">
            <text:p>0.3224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205" calcext:value-type="float">
            <text:p>0.20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497" calcext:value-type="float">
            <text:p>0.549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265" calcext:value-type="float">
            <text:p>0.5265</text:p>
          </table:table-cell>
          <table:table-cell office:value-type="float" office:value="0.4522" calcext:value-type="float">
            <text:p>0.4522</text:p>
          </table:table-cell>
          <table:table-cell office:value-type="float" office:value="0.4242" calcext:value-type="float">
            <text:p>0.4242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3489" calcext:value-type="float">
            <text:p>0.3489</text:p>
          </table:table-cell>
          <table:table-cell office:value-type="float" office:value="0.3213" calcext:value-type="float">
            <text:p>0.3213</text:p>
          </table:table-cell>
          <table:table-cell office:value-type="float" office:value="0.2932" calcext:value-type="float">
            <text:p>0.2932</text:p>
          </table:table-cell>
          <table:table-cell office:value-type="float" office:value="0.2792" calcext:value-type="float">
            <text:p>0.2792</text:p>
          </table:table-cell>
          <table:table-cell office:value-type="float" office:value="0.2034" calcext:value-type="float">
            <text:p>0.203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5238" calcext:value-type="float">
            <text:p>0.5238</text:p>
          </table:table-cell>
          <table:table-cell office:value-type="float" office:value="0.5277" calcext:value-type="float">
            <text:p>0.5277</text:p>
          </table:table-cell>
          <table:table-cell office:value-type="float" office:value="0.4534" calcext:value-type="float">
            <text:p>0.4534</text:p>
          </table:table-cell>
          <table:table-cell office:value-type="float" office:value="0.4244" calcext:value-type="float">
            <text:p>0.4244</text:p>
          </table:table-cell>
          <table:table-cell office:value-type="float" office:value="0.38" calcext:value-type="float">
            <text:p>0.38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2936" calcext:value-type="float">
            <text:p>0.2936</text:p>
          </table:table-cell>
          <table:table-cell office:value-type="float" office:value="0.2785" calcext:value-type="float">
            <text:p>0.2785</text:p>
          </table:table-cell>
          <table:table-cell office:value-type="float" office:value="0.2035" calcext:value-type="float">
            <text:p>0.203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495" calcext:value-type="float">
            <text:p>0.5495</text:p>
          </table:table-cell>
          <table:table-cell office:value-type="float" office:value="0.5228" calcext:value-type="float">
            <text:p>0.5228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4584" calcext:value-type="float">
            <text:p>0.4584</text:p>
          </table:table-cell>
          <table:table-cell office:value-type="float" office:value="0.4295" calcext:value-type="float">
            <text:p>0.4295</text:p>
          </table:table-cell>
          <table:table-cell office:value-type="float" office:value="0.3844" calcext:value-type="float">
            <text:p>0.3844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3218" calcext:value-type="float">
            <text:p>0.3218</text:p>
          </table:table-cell>
          <table:table-cell office:value-type="float" office:value="0.294" calcext:value-type="float">
            <text:p>0.294</text:p>
          </table:table-cell>
          <table:table-cell office:value-type="float" office:value="0.279" calcext:value-type="float">
            <text:p>0.279</text:p>
          </table:table-cell>
          <table:table-cell office:value-type="float" office:value="0.2047" calcext:value-type="float">
            <text:p>0.204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5235" calcext:value-type="float">
            <text:p>0.5235</text:p>
          </table:table-cell>
          <table:table-cell office:value-type="float" office:value="0.535" calcext:value-type="float">
            <text:p>0.535</text:p>
          </table:table-cell>
          <table:table-cell office:value-type="float" office:value="0.4598" calcext:value-type="float">
            <text:p>0.4598</text:p>
          </table:table-cell>
          <table:table-cell office:value-type="float" office:value="0.431" calcext:value-type="float">
            <text:p>0.431</text:p>
          </table:table-cell>
          <table:table-cell office:value-type="float" office:value="0.3859" calcext:value-type="float">
            <text:p>0.3859</text:p>
          </table:table-cell>
          <table:table-cell office:value-type="float" office:value="0.3518" calcext:value-type="float">
            <text:p>0.3518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2938" calcext:value-type="float">
            <text:p>0.2938</text:p>
          </table:table-cell>
          <table:table-cell office:value-type="float" office:value="0.279" calcext:value-type="float">
            <text:p>0.279</text:p>
          </table:table-cell>
          <table:table-cell office:value-type="float" office:value="0.2052" calcext:value-type="float">
            <text:p>0.20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538" calcext:value-type="float">
            <text:p>0.538</text:p>
          </table:table-cell>
          <table:table-cell office:value-type="float" office:value="0.462" calcext:value-type="float">
            <text:p>0.462</text:p>
          </table:table-cell>
          <table:table-cell office:value-type="float" office:value="0.4308" calcext:value-type="float">
            <text:p>0.4308</text:p>
          </table:table-cell>
          <table:table-cell office:value-type="float" office:value="0.3857" calcext:value-type="float">
            <text:p>0.3857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3205" calcext:value-type="float">
            <text:p>0.3205</text:p>
          </table:table-cell>
          <table:table-cell office:value-type="float" office:value="0.293" calcext:value-type="float">
            <text:p>0.293</text:p>
          </table:table-cell>
          <table:table-cell office:value-type="float" office:value="0.2776" calcext:value-type="float">
            <text:p>0.2776</text:p>
          </table:table-cell>
          <table:table-cell office:value-type="float" office:value="0.2043" calcext:value-type="float">
            <text:p>0.204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472" calcext:value-type="float">
            <text:p>0.5472</text:p>
          </table:table-cell>
          <table:table-cell office:value-type="float" office:value="0.5245" calcext:value-type="float">
            <text:p>0.5245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4641" calcext:value-type="float">
            <text:p>0.4641</text:p>
          </table:table-cell>
          <table:table-cell office:value-type="float" office:value="0.4318" calcext:value-type="float">
            <text:p>0.4318</text:p>
          </table:table-cell>
          <table:table-cell office:value-type="float" office:value="0.3867" calcext:value-type="float">
            <text:p>0.3867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2933" calcext:value-type="float">
            <text:p>0.2933</text:p>
          </table:table-cell>
          <table:table-cell office:value-type="float" office:value="0.278" calcext:value-type="float">
            <text:p>0.278</text:p>
          </table:table-cell>
          <table:table-cell office:value-type="float" office:value="0.2051" calcext:value-type="float">
            <text:p>0.205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5833" calcext:value-type="float">
            <text:p>0.58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3869" calcext:value-type="float">
            <text:p>0.38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2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 office:value-type="float" office:value="0.3064" calcext:value-type="float">
            <text:p>0.3064</text:p>
          </table:table-cell>
          <table:table-cell table:number-columns-repeated="4" office:value-type="float" office:value="0.25" calcext:value-type="float">
            <text:p>0.25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833" calcext:value-type="float">
            <text:p>0.58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0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0" office:value-type="float" office:value="0.6934" calcext:value-type="float">
            <text:p>0.69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0" office:value-type="float" office:value="0.8671" calcext:value-type="float">
            <text:p>0.86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8" office:value-type="float" office:value="0.8807" calcext:value-type="float">
            <text:p>0.8807</text:p>
          </table:table-cell>
          <table:table-cell table:number-columns-repeated="2" office:value-type="float" office:value="0.778" calcext:value-type="float">
            <text:p>0.7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8" office:value-type="float" office:value="0.8908" calcext:value-type="float">
            <text:p>0.8908</text:p>
          </table:table-cell>
          <table:table-cell table:number-columns-repeated="2" office:value-type="float" office:value="0.7123" calcext:value-type="float">
            <text:p>0.71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8" office:value-type="float" office:value="0.8265" calcext:value-type="float">
            <text:p>0.8265</text:p>
          </table:table-cell>
          <table:table-cell table:number-columns-repeated="2" office:value-type="float" office:value="0.6609" calcext:value-type="float">
            <text:p>0.66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8" office:value-type="float" office:value="0.7742" calcext:value-type="float">
            <text:p>0.7742</text:p>
          </table:table-cell>
          <table:table-cell table:number-columns-repeated="2" office:value-type="float" office:value="0.6191" calcext:value-type="float">
            <text:p>0.61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8" office:value-type="float" office:value="0.7305" calcext:value-type="float">
            <text:p>0.7305</text:p>
          </table:table-cell>
          <table:table-cell table:number-columns-repeated="2" office:value-type="float" office:value="0.5841" calcext:value-type="float">
            <text:p>0.58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8" office:value-type="float" office:value="0.6931" calcext:value-type="float">
            <text:p>0.6931</text:p>
          </table:table-cell>
          <table:table-cell table:number-columns-repeated="2" office:value-type="float" office:value="0.5542" calcext:value-type="float">
            <text:p>0.55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8" office:value-type="float" office:value="0.6607" calcext:value-type="float">
            <text:p>0.6607</text:p>
          </table:table-cell>
          <table:table-cell table:number-columns-repeated="2" office:value-type="float" office:value="0.5283" calcext:value-type="float">
            <text:p>0.52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6321" calcext:value-type="float">
            <text:p>0.6321</text:p>
          </table:table-cell>
          <table:table-cell table:number-columns-repeated="2" office:value-type="float" office:value="0.6754" calcext:value-type="float">
            <text:p>0.6754</text:p>
          </table:table-cell>
          <table:table-cell table:number-columns-repeated="4" office:value-type="float" office:value="0.6321" calcext:value-type="float">
            <text:p>0.6321</text:p>
          </table:table-cell>
          <table:table-cell table:number-columns-repeated="2" office:value-type="float" office:value="0.5054" calcext:value-type="float">
            <text:p>0.50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6067" calcext:value-type="float">
            <text:p>0.6067</text:p>
          </table:table-cell>
          <table:table-cell table:number-columns-repeated="2" office:value-type="float" office:value="0.6884" calcext:value-type="float">
            <text:p>0.6884</text:p>
          </table:table-cell>
          <table:table-cell table:number-columns-repeated="4" office:value-type="float" office:value="0.6067" calcext:value-type="float">
            <text:p>0.6067</text:p>
          </table:table-cell>
          <table:table-cell table:number-columns-repeated="2" office:value-type="float" office:value="0.4851" calcext:value-type="float">
            <text:p>0.48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5839" calcext:value-type="float">
            <text:p>0.5839</text:p>
          </table:table-cell>
          <table:table-cell table:number-columns-repeated="2" office:value-type="float" office:value="0.6625" calcext:value-type="float">
            <text:p>0.6625</text:p>
          </table:table-cell>
          <table:table-cell table:number-columns-repeated="4" office:value-type="float" office:value="0.5839" calcext:value-type="float">
            <text:p>0.5839</text:p>
          </table:table-cell>
          <table:table-cell table:number-columns-repeated="2" office:value-type="float" office:value="0.4669" calcext:value-type="float">
            <text:p>0.46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5633" calcext:value-type="float">
            <text:p>0.5633</text:p>
          </table:table-cell>
          <table:table-cell table:number-columns-repeated="2" office:value-type="float" office:value="0.6391" calcext:value-type="float">
            <text:p>0.6391</text:p>
          </table:table-cell>
          <table:table-cell table:number-columns-repeated="4" office:value-type="float" office:value="0.5633" calcext:value-type="float">
            <text:p>0.5633</text:p>
          </table:table-cell>
          <table:table-cell table:number-columns-repeated="2" office:value-type="float" office:value="0.4504" calcext:value-type="float">
            <text:p>0.45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5445" calcext:value-type="float">
            <text:p>0.5445</text:p>
          </table:table-cell>
          <table:table-cell table:number-columns-repeated="2" office:value-type="float" office:value="0.6178" calcext:value-type="float">
            <text:p>0.6178</text:p>
          </table:table-cell>
          <table:table-cell table:number-columns-repeated="4" office:value-type="float" office:value="0.5445" calcext:value-type="float">
            <text:p>0.5445</text:p>
          </table:table-cell>
          <table:table-cell table:number-columns-repeated="2" office:value-type="float" office:value="0.4354" calcext:value-type="float">
            <text:p>0.43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5273" calcext:value-type="float">
            <text:p>0.5273</text:p>
          </table:table-cell>
          <table:table-cell table:number-columns-repeated="2" office:value-type="float" office:value="0.5982" calcext:value-type="float">
            <text:p>0.5982</text:p>
          </table:table-cell>
          <table:table-cell table:number-columns-repeated="4" office:value-type="float" office:value="0.5273" calcext:value-type="float">
            <text:p>0.5273</text:p>
          </table:table-cell>
          <table:table-cell table:number-columns-repeated="2" office:value-type="float" office:value="0.4216" calcext:value-type="float">
            <text:p>0.42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5114" calcext:value-type="float">
            <text:p>0.5114</text:p>
          </table:table-cell>
          <table:table-cell table:number-columns-repeated="2" office:value-type="float" office:value="0.5803" calcext:value-type="float">
            <text:p>0.5803</text:p>
          </table:table-cell>
          <table:table-cell table:number-columns-repeated="4" office:value-type="float" office:value="0.5114" calcext:value-type="float">
            <text:p>0.5114</text:p>
          </table:table-cell>
          <table:table-cell table:number-columns-repeated="2" office:value-type="float" office:value="0.4089" calcext:value-type="float">
            <text:p>0.40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4968" calcext:value-type="float">
            <text:p>0.4968</text:p>
          </table:table-cell>
          <table:table-cell table:number-columns-repeated="2" office:value-type="float" office:value="0.5636" calcext:value-type="float">
            <text:p>0.5636</text:p>
          </table:table-cell>
          <table:table-cell table:number-columns-repeated="4" office:value-type="float" office:value="0.4968" calcext:value-type="float">
            <text:p>0.4968</text:p>
          </table:table-cell>
          <table:table-cell table:number-columns-repeated="2" office:value-type="float" office:value="0.3972" calcext:value-type="float">
            <text:p>0.39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4831" calcext:value-type="float">
            <text:p>0.4831</text:p>
          </table:table-cell>
          <table:table-cell table:number-columns-repeated="2" office:value-type="float" office:value="0.5482" calcext:value-type="float">
            <text:p>0.5482</text:p>
          </table:table-cell>
          <table:table-cell table:number-columns-repeated="4" office:value-type="float" office:value="0.4831" calcext:value-type="float">
            <text:p>0.4831</text:p>
          </table:table-cell>
          <table:table-cell table:number-columns-repeated="2" office:value-type="float" office:value="0.3863" calcext:value-type="float">
            <text:p>0.38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4705" calcext:value-type="float">
            <text:p>0.4705</text:p>
          </table:table-cell>
          <table:table-cell table:number-columns-repeated="2" office:value-type="float" office:value="0.5338" calcext:value-type="float">
            <text:p>0.5338</text:p>
          </table:table-cell>
          <table:table-cell table:number-columns-repeated="4" office:value-type="float" office:value="0.4705" calcext:value-type="float">
            <text:p>0.4705</text:p>
          </table:table-cell>
          <table:table-cell table:number-columns-repeated="2" office:value-type="float" office:value="0.3762" calcext:value-type="float">
            <text:p>0.37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5833" calcext:value-type="float">
            <text:p>0.5833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8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0809049" calcext:value-type="float">
            <text:p>11080904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0809049" calcext:value-type="float">
            <text:p>110809049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134" calcext:value-type="float">
            <text:p>0.4134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2157" calcext:value-type="float">
            <text:p>0.215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.25" calcext:value-type="float">
            <text:p>0.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.25" calcext:value-type="float">
            <text:p>0.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.25" calcext:value-type="float">
            <text:p>0.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2941" calcext:value-type="float">
            <text:p>0.2941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2941" calcext:value-type="float">
            <text:p>0.2941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2941" calcext:value-type="float">
            <text:p>0.2941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2941" calcext:value-type="float">
            <text:p>0.2941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0.6131" calcext:value-type="float">
            <text:p>0.613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0.4693" calcext:value-type="float">
            <text:p>0.469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0.4262" calcext:value-type="float">
            <text:p>0.4262</text:p>
          </table:table-cell>
          <table:table-cell table:number-columns-repeated="4" office:value-type="float" office:value="0.1836" calcext:value-type="float">
            <text:p>0.183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4" office:value-type="float" office:value="0.1696" calcext:value-type="float">
            <text:p>0.1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4" office:value-type="float" office:value="0.1696" calcext:value-type="float">
            <text:p>0.1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4" office:value-type="float" office:value="0.1696" calcext:value-type="float">
            <text:p>0.1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0.518" calcext:value-type="float">
            <text:p>0.518</text:p>
          </table:table-cell>
          <table:table-cell table:number-columns-repeated="4" office:value-type="float" office:value="0.1696" calcext:value-type="float">
            <text:p>0.1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0.518" calcext:value-type="float">
            <text:p>0.518</text:p>
          </table:table-cell>
          <table:table-cell table:number-columns-repeated="4" office:value-type="float" office:value="0.1696" calcext:value-type="float">
            <text:p>0.1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18" calcext:value-type="float">
            <text:p>0.518</text:p>
          </table:table-cell>
          <table:table-cell office:value-type="float" office:value="0.6318" calcext:value-type="float">
            <text:p>0.6318</text:p>
          </table:table-cell>
          <table:table-cell table:number-columns-repeated="4" office:value-type="float" office:value="0.1696" calcext:value-type="float">
            <text:p>0.1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278" calcext:value-type="float">
            <text:p>0.6278</text:p>
          </table:table-cell>
          <table:table-cell office:value-type="float" office:value="0.6318" calcext:value-type="float">
            <text:p>0.6318</text:p>
          </table:table-cell>
          <table:table-cell table:number-columns-repeated="4" office:value-type="float" office:value="0.1696" calcext:value-type="float">
            <text:p>0.1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278" calcext:value-type="float">
            <text:p>0.6278</text:p>
          </table:table-cell>
          <table:table-cell office:value-type="float" office:value="0.6318" calcext:value-type="float">
            <text:p>0.6318</text:p>
          </table:table-cell>
          <table:table-cell table:number-columns-repeated="4" office:value-type="float" office:value="0.1696" calcext:value-type="float">
            <text:p>0.1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278" calcext:value-type="float">
            <text:p>0.6278</text:p>
          </table:table-cell>
          <table:table-cell office:value-type="float" office:value="0.6318" calcext:value-type="float">
            <text:p>0.6318</text:p>
          </table:table-cell>
          <table:table-cell table:number-columns-repeated="2" office:value-type="float" office:value="0.273" calcext:value-type="float">
            <text:p>0.273</text:p>
          </table:table-cell>
          <table:table-cell table:number-columns-repeated="2" office:value-type="float" office:value="0.1696" calcext:value-type="float">
            <text:p>0.1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278" calcext:value-type="float">
            <text:p>0.6278</text:p>
          </table:table-cell>
          <table:table-cell office:value-type="float" office:value="0.6318" calcext:value-type="float">
            <text:p>0.6318</text:p>
          </table:table-cell>
          <table:table-cell table:number-columns-repeated="2" office:value-type="float" office:value="0.3234" calcext:value-type="float">
            <text:p>0.3234</text:p>
          </table:table-cell>
          <table:table-cell table:number-columns-repeated="2" office:value-type="float" office:value="0.1696" calcext:value-type="float">
            <text:p>0.1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278" calcext:value-type="float">
            <text:p>0.6278</text:p>
          </table:table-cell>
          <table:table-cell office:value-type="float" office:value="0.6318" calcext:value-type="float">
            <text:p>0.6318</text:p>
          </table:table-cell>
          <table:table-cell table:number-columns-repeated="2" office:value-type="float" office:value="0.3234" calcext:value-type="float">
            <text:p>0.3234</text:p>
          </table:table-cell>
          <table:table-cell table:number-columns-repeated="2" office:value-type="float" office:value="0.1696" calcext:value-type="float">
            <text:p>0.1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76" calcext:value-type="float">
            <text:p>0.676</text:p>
          </table:table-cell>
          <table:table-cell office:value-type="float" office:value="0.6799" calcext:value-type="float">
            <text:p>0.6799</text:p>
          </table:table-cell>
          <table:table-cell table:number-columns-repeated="2" office:value-type="float" office:value="0.3234" calcext:value-type="float">
            <text:p>0.3234</text:p>
          </table:table-cell>
          <table:table-cell table:number-columns-repeated="2" office:value-type="float" office:value="0.1696" calcext:value-type="float">
            <text:p>0.1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6799" calcext:value-type="float">
            <text:p>0.6799</text:p>
          </table:table-cell>
          <table:table-cell table:number-columns-repeated="2" office:value-type="float" office:value="0.3234" calcext:value-type="float">
            <text:p>0.3234</text:p>
          </table:table-cell>
          <table:table-cell table:number-columns-repeated="2" office:value-type="float" office:value="0.1696" calcext:value-type="float">
            <text:p>0.1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6799" calcext:value-type="float">
            <text:p>0.6799</text:p>
          </table:table-cell>
          <table:table-cell table:number-columns-repeated="2" office:value-type="float" office:value="0.3234" calcext:value-type="float">
            <text:p>0.3234</text:p>
          </table:table-cell>
          <table:table-cell table:number-columns-repeated="2" office:value-type="float" office:value="0.1696" calcext:value-type="float">
            <text:p>0.1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6799" calcext:value-type="float">
            <text:p>0.6799</text:p>
          </table:table-cell>
          <table:table-cell table:number-columns-repeated="2" office:value-type="float" office:value="0.4145" calcext:value-type="float">
            <text:p>0.4145</text:p>
          </table:table-cell>
          <table:table-cell table:number-columns-repeated="2" office:value-type="float" office:value="0.1696" calcext:value-type="float">
            <text:p>0.1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248" calcext:value-type="float">
            <text:p>0.7248</text:p>
          </table:table-cell>
          <table:table-cell table:number-columns-repeated="2" office:value-type="float" office:value="0.4593" calcext:value-type="float">
            <text:p>0.4593</text:p>
          </table:table-cell>
          <table:table-cell table:number-columns-repeated="2" office:value-type="float" office:value="0.1696" calcext:value-type="float">
            <text:p>0.16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9" office:value-type="float" office:value="0.2659" calcext:value-type="float">
            <text:p>0.265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6934" calcext:value-type="float">
            <text:p>0.6934</text:p>
          </table:table-cell>
          <table:table-cell table:number-columns-repeated="9" office:value-type="float" office:value="0.1934" calcext:value-type="float">
            <text:p>0.193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648" calcext:value-type="float">
            <text:p>0.648</text:p>
          </table:table-cell>
          <table:table-cell table:number-columns-repeated="9" office:value-type="float" office:value="0.2654" calcext:value-type="float">
            <text:p>0.265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886" calcext:value-type="float">
            <text:p>0.5886</text:p>
          </table:table-cell>
          <table:table-cell table:number-columns-repeated="9" office:value-type="float" office:value="0.241" calcext:value-type="float">
            <text:p>0.24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437" calcext:value-type="float">
            <text:p>0.5437</text:p>
          </table:table-cell>
          <table:table-cell table:number-columns-repeated="9" office:value-type="float" office:value="0.2227" calcext:value-type="float">
            <text:p>0.222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081" calcext:value-type="float">
            <text:p>0.5081</text:p>
          </table:table-cell>
          <table:table-cell table:number-columns-repeated="9" office:value-type="float" office:value="0.2081" calcext:value-type="float">
            <text:p>0.208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081" calcext:value-type="float">
            <text:p>0.5081</text:p>
          </table:table-cell>
          <table:table-cell table:number-columns-repeated="9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081" calcext:value-type="float">
            <text:p>0.5081</text:p>
          </table:table-cell>
          <table:table-cell table:number-columns-repeated="9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081" calcext:value-type="float">
            <text:p>0.5081</text:p>
          </table:table-cell>
          <table:table-cell table:number-columns-repeated="9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081" calcext:value-type="float">
            <text:p>0.5081</text:p>
          </table:table-cell>
          <table:table-cell table:number-columns-repeated="9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081" calcext:value-type="float">
            <text:p>0.5081</text:p>
          </table:table-cell>
          <table:table-cell table:number-columns-repeated="9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081" calcext:value-type="float">
            <text:p>0.5081</text:p>
          </table:table-cell>
          <table:table-cell table:number-columns-repeated="9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081" calcext:value-type="float">
            <text:p>0.5081</text:p>
          </table:table-cell>
          <table:table-cell table:number-columns-repeated="9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081" calcext:value-type="float">
            <text:p>0.5081</text:p>
          </table:table-cell>
          <table:table-cell table:number-columns-repeated="9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081" calcext:value-type="float">
            <text:p>0.5081</text:p>
          </table:table-cell>
          <table:table-cell table:number-columns-repeated="9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081" calcext:value-type="float">
            <text:p>0.5081</text:p>
          </table:table-cell>
          <table:table-cell table:number-columns-repeated="9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081" calcext:value-type="float">
            <text:p>0.5081</text:p>
          </table:table-cell>
          <table:table-cell table:number-columns-repeated="9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081" calcext:value-type="float">
            <text:p>0.5081</text:p>
          </table:table-cell>
          <table:table-cell table:number-columns-repeated="9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081" calcext:value-type="float">
            <text:p>0.5081</text:p>
          </table:table-cell>
          <table:table-cell table:number-columns-repeated="9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.5081" calcext:value-type="float">
            <text:p>0.5081</text:p>
          </table:table-cell>
          <table:table-cell table:number-columns-repeated="9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48489175" calcext:value-type="float">
            <text:p>148489175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1022" calcext:value-type="float">
            <text:p>0.1022</text:p>
          </table:table-cell>
          <table:table-cell office:value-type="float" office:value="0.1988" calcext:value-type="float">
            <text:p>0.1988</text:p>
          </table:table-cell>
          <table:table-cell office:value-type="float" office:value="0.0667" calcext:value-type="float">
            <text:p>0.066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75" calcext:value-type="float">
            <text:p>0.37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75" calcext:value-type="float">
            <text:p>0.37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75" calcext:value-type="float">
            <text:p>0.37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75" calcext:value-type="float">
            <text:p>0.37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329" calcext:value-type="float">
            <text:p>0.132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193" calcext:value-type="float">
            <text:p>0.119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092" calcext:value-type="float">
            <text:p>0.10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092" calcext:value-type="float">
            <text:p>0.10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1092" calcext:value-type="float">
            <text:p>0.10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0657" calcext:value-type="float">
            <text:p>0.0657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2"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625" calcext:value-type="float">
            <text:p>0.625</text:p>
          </table:table-cell>
          <table:table-cell office:value-type="float" office:value="0.5893" calcext:value-type="float">
            <text:p>0.5893</text:p>
          </table:table-cell>
          <table:table-cell table:number-columns-repeated="2" office:value-type="float" office:value="0.7143" calcext:value-type="float">
            <text:p>0.7143</text:p>
          </table:table-cell>
          <table:table-cell office:value-type="float" office:value="0.6518" calcext:value-type="float">
            <text:p>0.6518</text:p>
          </table:table-cell>
          <table:table-cell office:value-type="float" office:value="0.5893" calcext:value-type="float">
            <text:p>0.589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375" calcext:value-type="float">
            <text:p>0.3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7143" calcext:value-type="float">
            <text:p>0.71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1" calcext:value-type="float">
            <text:p>1</text:p>
          </table:table-cell>
          <table:table-cell office:value-type="float" office:value="0.8066" calcext:value-type="float">
            <text:p>0.8066</text:p>
          </table:table-cell>
          <table:table-cell table:number-columns-repeated="8" office:value-type="float" office:value="0.6934" calcext:value-type="float">
            <text:p>0.69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852" calcext:value-type="float">
            <text:p>0.852</text:p>
          </table:table-cell>
          <table:table-cell table:number-columns-repeated="8" office:value-type="float" office:value="0.7654" calcext:value-type="float">
            <text:p>0.76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8934" calcext:value-type="float">
            <text:p>0.8934</text:p>
          </table:table-cell>
          <table:table-cell office:value-type="float" office:value="0.8655" calcext:value-type="float">
            <text:p>0.8655</text:p>
          </table:table-cell>
          <table:table-cell table:number-columns-repeated="5" office:value-type="float" office:value="0.7869" calcext:value-type="float">
            <text:p>0.7869</text:p>
          </table:table-cell>
          <table:table-cell table:number-columns-repeated="3" office:value-type="float" office:value="0.6951" calcext:value-type="float">
            <text:p>0.69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7996" calcext:value-type="float">
            <text:p>0.7996</text:p>
          </table:table-cell>
          <table:table-cell table:number-columns-repeated="5" office:value-type="float" office:value="0.727" calcext:value-type="float">
            <text:p>0.727</text:p>
          </table:table-cell>
          <table:table-cell table:number-columns-repeated="3" office:value-type="float" office:value="0.6422" calcext:value-type="float">
            <text:p>0.64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7472" calcext:value-type="float">
            <text:p>0.7472</text:p>
          </table:table-cell>
          <table:table-cell table:number-columns-repeated="5" office:value-type="float" office:value="0.6793" calcext:value-type="float">
            <text:p>0.6793</text:p>
          </table:table-cell>
          <table:table-cell table:number-columns-repeated="3" office:value-type="float" office:value="0.6001" calcext:value-type="float">
            <text:p>0.6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7618" calcext:value-type="float">
            <text:p>0.7618</text:p>
          </table:table-cell>
          <table:table-cell table:number-columns-repeated="4" office:value-type="float" office:value="0.6979" calcext:value-type="float">
            <text:p>0.6979</text:p>
          </table:table-cell>
          <table:table-cell office:value-type="float" office:value="0.6401" calcext:value-type="float">
            <text:p>0.6401</text:p>
          </table:table-cell>
          <table:table-cell table:number-columns-repeated="3" office:value-type="float" office:value="0.5654" calcext:value-type="float">
            <text:p>0.56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223" calcext:value-type="float">
            <text:p>0.7223</text:p>
          </table:table-cell>
          <table:table-cell table:number-columns-repeated="4" office:value-type="float" office:value="0.6617" calcext:value-type="float">
            <text:p>0.6617</text:p>
          </table:table-cell>
          <table:table-cell office:value-type="float" office:value="0.6069" calcext:value-type="float">
            <text:p>0.6069</text:p>
          </table:table-cell>
          <table:table-cell table:number-columns-repeated="3" office:value-type="float" office:value="0.5361" calcext:value-type="float">
            <text:p>0.5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223" calcext:value-type="float">
            <text:p>0.7223</text:p>
          </table:table-cell>
          <table:table-cell table:number-columns-repeated="4" office:value-type="float" office:value="0.6617" calcext:value-type="float">
            <text:p>0.6617</text:p>
          </table:table-cell>
          <table:table-cell office:value-type="float" office:value="0.6069" calcext:value-type="float">
            <text:p>0.6069</text:p>
          </table:table-cell>
          <table:table-cell table:number-columns-repeated="3" office:value-type="float" office:value="0.5361" calcext:value-type="float">
            <text:p>0.5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223" calcext:value-type="float">
            <text:p>0.7223</text:p>
          </table:table-cell>
          <table:table-cell table:number-columns-repeated="4" office:value-type="float" office:value="0.6617" calcext:value-type="float">
            <text:p>0.6617</text:p>
          </table:table-cell>
          <table:table-cell office:value-type="float" office:value="0.6069" calcext:value-type="float">
            <text:p>0.6069</text:p>
          </table:table-cell>
          <table:table-cell table:number-columns-repeated="3" office:value-type="float" office:value="0.5361" calcext:value-type="float">
            <text:p>0.5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223" calcext:value-type="float">
            <text:p>0.7223</text:p>
          </table:table-cell>
          <table:table-cell table:number-columns-repeated="4" office:value-type="float" office:value="0.6617" calcext:value-type="float">
            <text:p>0.6617</text:p>
          </table:table-cell>
          <table:table-cell office:value-type="float" office:value="0.6069" calcext:value-type="float">
            <text:p>0.6069</text:p>
          </table:table-cell>
          <table:table-cell table:number-columns-repeated="3" office:value-type="float" office:value="0.5361" calcext:value-type="float">
            <text:p>0.5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223" calcext:value-type="float">
            <text:p>0.7223</text:p>
          </table:table-cell>
          <table:table-cell table:number-columns-repeated="3" office:value-type="float" office:value="0.7061" calcext:value-type="float">
            <text:p>0.7061</text:p>
          </table:table-cell>
          <table:table-cell office:value-type="float" office:value="0.6617" calcext:value-type="float">
            <text:p>0.6617</text:p>
          </table:table-cell>
          <table:table-cell office:value-type="float" office:value="0.6069" calcext:value-type="float">
            <text:p>0.6069</text:p>
          </table:table-cell>
          <table:table-cell table:number-columns-repeated="3" office:value-type="float" office:value="0.5361" calcext:value-type="float">
            <text:p>0.5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223" calcext:value-type="float">
            <text:p>0.7223</text:p>
          </table:table-cell>
          <table:table-cell table:number-columns-repeated="3" office:value-type="float" office:value="0.7061" calcext:value-type="float">
            <text:p>0.7061</text:p>
          </table:table-cell>
          <table:table-cell office:value-type="float" office:value="0.6617" calcext:value-type="float">
            <text:p>0.6617</text:p>
          </table:table-cell>
          <table:table-cell office:value-type="float" office:value="0.6069" calcext:value-type="float">
            <text:p>0.6069</text:p>
          </table:table-cell>
          <table:table-cell table:number-columns-repeated="3" office:value-type="float" office:value="0.5361" calcext:value-type="float">
            <text:p>0.5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223" calcext:value-type="float">
            <text:p>0.7223</text:p>
          </table:table-cell>
          <table:table-cell table:number-columns-repeated="2" office:value-type="float" office:value="0.7902" calcext:value-type="float">
            <text:p>0.7902</text:p>
          </table:table-cell>
          <table:table-cell office:value-type="float" office:value="0.7061" calcext:value-type="float">
            <text:p>0.7061</text:p>
          </table:table-cell>
          <table:table-cell office:value-type="float" office:value="0.6617" calcext:value-type="float">
            <text:p>0.6617</text:p>
          </table:table-cell>
          <table:table-cell office:value-type="float" office:value="0.6069" calcext:value-type="float">
            <text:p>0.6069</text:p>
          </table:table-cell>
          <table:table-cell table:number-columns-repeated="3" office:value-type="float" office:value="0.5361" calcext:value-type="float">
            <text:p>0.5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223" calcext:value-type="float">
            <text:p>0.7223</text:p>
          </table:table-cell>
          <table:table-cell table:number-columns-repeated="2" office:value-type="float" office:value="0.7902" calcext:value-type="float">
            <text:p>0.7902</text:p>
          </table:table-cell>
          <table:table-cell office:value-type="float" office:value="0.7061" calcext:value-type="float">
            <text:p>0.7061</text:p>
          </table:table-cell>
          <table:table-cell office:value-type="float" office:value="0.6617" calcext:value-type="float">
            <text:p>0.6617</text:p>
          </table:table-cell>
          <table:table-cell office:value-type="float" office:value="0.6069" calcext:value-type="float">
            <text:p>0.6069</text:p>
          </table:table-cell>
          <table:table-cell table:number-columns-repeated="3" office:value-type="float" office:value="0.5361" calcext:value-type="float">
            <text:p>0.5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223" calcext:value-type="float">
            <text:p>0.7223</text:p>
          </table:table-cell>
          <table:table-cell table:number-columns-repeated="2" office:value-type="float" office:value="0.7902" calcext:value-type="float">
            <text:p>0.7902</text:p>
          </table:table-cell>
          <table:table-cell office:value-type="float" office:value="0.7061" calcext:value-type="float">
            <text:p>0.7061</text:p>
          </table:table-cell>
          <table:table-cell office:value-type="float" office:value="0.6617" calcext:value-type="float">
            <text:p>0.6617</text:p>
          </table:table-cell>
          <table:table-cell office:value-type="float" office:value="0.6069" calcext:value-type="float">
            <text:p>0.6069</text:p>
          </table:table-cell>
          <table:table-cell table:number-columns-repeated="3" office:value-type="float" office:value="0.5361" calcext:value-type="float">
            <text:p>0.5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223" calcext:value-type="float">
            <text:p>0.7223</text:p>
          </table:table-cell>
          <table:table-cell table:number-columns-repeated="2" office:value-type="float" office:value="0.7902" calcext:value-type="float">
            <text:p>0.7902</text:p>
          </table:table-cell>
          <table:table-cell office:value-type="float" office:value="0.7061" calcext:value-type="float">
            <text:p>0.7061</text:p>
          </table:table-cell>
          <table:table-cell office:value-type="float" office:value="0.6617" calcext:value-type="float">
            <text:p>0.6617</text:p>
          </table:table-cell>
          <table:table-cell office:value-type="float" office:value="0.6069" calcext:value-type="float">
            <text:p>0.6069</text:p>
          </table:table-cell>
          <table:table-cell table:number-columns-repeated="3" office:value-type="float" office:value="0.5361" calcext:value-type="float">
            <text:p>0.5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223" calcext:value-type="float">
            <text:p>0.7223</text:p>
          </table:table-cell>
          <table:table-cell table:number-columns-repeated="2" office:value-type="float" office:value="0.7902" calcext:value-type="float">
            <text:p>0.7902</text:p>
          </table:table-cell>
          <table:table-cell office:value-type="float" office:value="0.7061" calcext:value-type="float">
            <text:p>0.7061</text:p>
          </table:table-cell>
          <table:table-cell office:value-type="float" office:value="0.6617" calcext:value-type="float">
            <text:p>0.6617</text:p>
          </table:table-cell>
          <table:table-cell office:value-type="float" office:value="0.6069" calcext:value-type="float">
            <text:p>0.6069</text:p>
          </table:table-cell>
          <table:table-cell table:number-columns-repeated="3" office:value-type="float" office:value="0.5361" calcext:value-type="float">
            <text:p>0.5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223" calcext:value-type="float">
            <text:p>0.7223</text:p>
          </table:table-cell>
          <table:table-cell table:number-columns-repeated="2" office:value-type="float" office:value="0.7902" calcext:value-type="float">
            <text:p>0.7902</text:p>
          </table:table-cell>
          <table:table-cell office:value-type="float" office:value="0.7061" calcext:value-type="float">
            <text:p>0.7061</text:p>
          </table:table-cell>
          <table:table-cell office:value-type="float" office:value="0.6617" calcext:value-type="float">
            <text:p>0.6617</text:p>
          </table:table-cell>
          <table:table-cell office:value-type="float" office:value="0.6069" calcext:value-type="float">
            <text:p>0.6069</text:p>
          </table:table-cell>
          <table:table-cell table:number-columns-repeated="3" office:value-type="float" office:value="0.5361" calcext:value-type="float">
            <text:p>0.5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223" calcext:value-type="float">
            <text:p>0.7223</text:p>
          </table:table-cell>
          <table:table-cell table:number-columns-repeated="2" office:value-type="float" office:value="0.7902" calcext:value-type="float">
            <text:p>0.7902</text:p>
          </table:table-cell>
          <table:table-cell office:value-type="float" office:value="0.7061" calcext:value-type="float">
            <text:p>0.7061</text:p>
          </table:table-cell>
          <table:table-cell office:value-type="float" office:value="0.6617" calcext:value-type="float">
            <text:p>0.6617</text:p>
          </table:table-cell>
          <table:table-cell office:value-type="float" office:value="0.6069" calcext:value-type="float">
            <text:p>0.6069</text:p>
          </table:table-cell>
          <table:table-cell table:number-columns-repeated="3" office:value-type="float" office:value="0.5361" calcext:value-type="float">
            <text:p>0.5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7"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9" office:value-type="float" office:value="0.1467" calcext:value-type="float">
            <text:p>0.14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7654" calcext:value-type="float">
            <text:p>0.7654</text:p>
          </table:table-cell>
          <table:table-cell table:number-columns-repeated="9" office:value-type="float" office:value="0.2346" calcext:value-type="float">
            <text:p>0.234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951" calcext:value-type="float">
            <text:p>0.6951</text:p>
          </table:table-cell>
          <table:table-cell table:number-columns-repeated="9" office:value-type="float" office:value="0.2131" calcext:value-type="float">
            <text:p>0.213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3492" calcext:value-type="float">
            <text:p>0.34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3492" calcext:value-type="float">
            <text:p>0.34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3492" calcext:value-type="float">
            <text:p>0.34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3492" calcext:value-type="float">
            <text:p>0.34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3492" calcext:value-type="float">
            <text:p>0.34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3492" calcext:value-type="float">
            <text:p>0.34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3492" calcext:value-type="float">
            <text:p>0.34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3492" calcext:value-type="float">
            <text:p>0.34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3492" calcext:value-type="float">
            <text:p>0.34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3492" calcext:value-type="float">
            <text:p>0.34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3492" calcext:value-type="float">
            <text:p>0.34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3492" calcext:value-type="float">
            <text:p>0.34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3492" calcext:value-type="float">
            <text:p>0.34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3492" calcext:value-type="float">
            <text:p>0.34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3492" calcext:value-type="float">
            <text:p>0.34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3492" calcext:value-type="float">
            <text:p>0.34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2" office:value-type="float" office:value="16" calcext:value-type="float">
            <text:p>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1875" calcext:value-type="float">
            <text:p>0.1875</text:p>
          </table:table-cell>
          <table:table-cell table:number-columns-repeated="6" office:value-type="float" office:value="0.2661" calcext:value-type="float">
            <text:p>0.2661</text:p>
          </table:table-cell>
          <table:table-cell office:value-type="float" office:value="0.2153" calcext:value-type="float">
            <text:p>0.2153</text:p>
          </table:table-cell>
          <table:table-cell table:number-columns-repeated="2"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0.4444" calcext:value-type="float">
            <text:p>0.44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.4286" calcext:value-type="float">
            <text:p>0.42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8066" calcext:value-type="float">
            <text:p>0.8066</text:p>
          </table:table-cell>
          <table:table-cell table:number-columns-repeated="9" office:value-type="float" office:value="0.6934" calcext:value-type="float">
            <text:p>0.693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7346" calcext:value-type="float">
            <text:p>0.7346</text:p>
          </table:table-cell>
          <table:table-cell table:number-columns-repeated="9" office:value-type="float" office:value="0.648" calcext:value-type="float">
            <text:p>0.64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6111" calcext:value-type="float">
            <text:p>0.6111</text:p>
          </table:table-cell>
          <table:table-cell table:number-columns-repeated="9" office:value-type="float" office:value="0.5391" calcext:value-type="float">
            <text:p>0.539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5309" calcext:value-type="float">
            <text:p>0.5309</text:p>
          </table:table-cell>
          <table:table-cell table:number-columns-repeated="9" office:value-type="float" office:value="0.4684" calcext:value-type="float">
            <text:p>0.468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5007" calcext:value-type="float">
            <text:p>0.5007</text:p>
          </table:table-cell>
          <table:table-cell table:number-columns-repeated="9" office:value-type="float" office:value="0.4417" calcext:value-type="float">
            <text:p>0.44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4754" calcext:value-type="float">
            <text:p>0.4754</text:p>
          </table:table-cell>
          <table:table-cell table:number-columns-repeated="9" office:value-type="float" office:value="0.4193" calcext:value-type="float">
            <text:p>0.419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4536" calcext:value-type="float">
            <text:p>0.4536</text:p>
          </table:table-cell>
          <table:table-cell table:number-columns-repeated="9" office:value-type="float" office:value="0.4002" calcext:value-type="float">
            <text:p>0.400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4347" calcext:value-type="float">
            <text:p>0.4347</text:p>
          </table:table-cell>
          <table:table-cell table:number-columns-repeated="7" office:value-type="float" office:value="0.4252" calcext:value-type="float">
            <text:p>0.4252</text:p>
          </table:table-cell>
          <table:table-cell table:number-columns-repeated="2" office:value-type="float" office:value="0.3834" calcext:value-type="float">
            <text:p>0.383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4179" calcext:value-type="float">
            <text:p>0.4179</text:p>
          </table:table-cell>
          <table:table-cell table:number-columns-repeated="7" office:value-type="float" office:value="0.4088" calcext:value-type="float">
            <text:p>0.4088</text:p>
          </table:table-cell>
          <table:table-cell table:number-columns-repeated="2" office:value-type="float" office:value="0.3686" calcext:value-type="float">
            <text:p>0.368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4029" calcext:value-type="float">
            <text:p>0.4029</text:p>
          </table:table-cell>
          <table:table-cell table:number-columns-repeated="7" office:value-type="float" office:value="0.3941" calcext:value-type="float">
            <text:p>0.3941</text:p>
          </table:table-cell>
          <table:table-cell table:number-columns-repeated="2" office:value-type="float" office:value="0.3554" calcext:value-type="float">
            <text:p>0.355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3894" calcext:value-type="float">
            <text:p>0.3894</text:p>
          </table:table-cell>
          <table:table-cell table:number-columns-repeated="7" office:value-type="float" office:value="0.3809" calcext:value-type="float">
            <text:p>0.3809</text:p>
          </table:table-cell>
          <table:table-cell table:number-columns-repeated="2" office:value-type="float" office:value="0.3435" calcext:value-type="float">
            <text:p>0.343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377" calcext:value-type="float">
            <text:p>0.377</text:p>
          </table:table-cell>
          <table:table-cell table:number-columns-repeated="6" office:value-type="float" office:value="0.4005" calcext:value-type="float">
            <text:p>0.4005</text:p>
          </table:table-cell>
          <table:table-cell office:value-type="float" office:value="0.3689" calcext:value-type="float">
            <text:p>0.3689</text:p>
          </table:table-cell>
          <table:table-cell table:number-columns-repeated="2" office:value-type="float" office:value="0.3326" calcext:value-type="float">
            <text:p>0.332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3658" calcext:value-type="float">
            <text:p>0.3658</text:p>
          </table:table-cell>
          <table:table-cell table:number-columns-repeated="6" office:value-type="float" office:value="0.4184" calcext:value-type="float">
            <text:p>0.4184</text:p>
          </table:table-cell>
          <table:table-cell office:value-type="float" office:value="0.3578" calcext:value-type="float">
            <text:p>0.3578</text:p>
          </table:table-cell>
          <table:table-cell table:number-columns-repeated="2" office:value-type="float" office:value="0.3227" calcext:value-type="float">
            <text:p>0.322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3554" calcext:value-type="float">
            <text:p>0.3554</text:p>
          </table:table-cell>
          <table:table-cell table:number-columns-repeated="6" office:value-type="float" office:value="0.4065" calcext:value-type="float">
            <text:p>0.4065</text:p>
          </table:table-cell>
          <table:table-cell office:value-type="float" office:value="0.3477" calcext:value-type="float">
            <text:p>0.3477</text:p>
          </table:table-cell>
          <table:table-cell table:number-columns-repeated="2" office:value-type="float" office:value="0.3135" calcext:value-type="float">
            <text:p>0.313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3458" calcext:value-type="float">
            <text:p>0.3458</text:p>
          </table:table-cell>
          <table:table-cell table:number-columns-repeated="6" office:value-type="float" office:value="0.3956" calcext:value-type="float">
            <text:p>0.3956</text:p>
          </table:table-cell>
          <table:table-cell office:value-type="float" office:value="0.3383" calcext:value-type="float">
            <text:p>0.3383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3458" calcext:value-type="float">
            <text:p>0.3458</text:p>
          </table:table-cell>
          <table:table-cell table:number-columns-repeated="6" office:value-type="float" office:value="0.3956" calcext:value-type="float">
            <text:p>0.3956</text:p>
          </table:table-cell>
          <table:table-cell office:value-type="float" office:value="0.3383" calcext:value-type="float">
            <text:p>0.3383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3458" calcext:value-type="float">
            <text:p>0.3458</text:p>
          </table:table-cell>
          <table:table-cell table:number-columns-repeated="6" office:value-type="float" office:value="0.3956" calcext:value-type="float">
            <text:p>0.3956</text:p>
          </table:table-cell>
          <table:table-cell office:value-type="float" office:value="0.3383" calcext:value-type="float">
            <text:p>0.3383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3458" calcext:value-type="float">
            <text:p>0.3458</text:p>
          </table:table-cell>
          <table:table-cell table:number-columns-repeated="6" office:value-type="float" office:value="0.3956" calcext:value-type="float">
            <text:p>0.3956</text:p>
          </table:table-cell>
          <table:table-cell office:value-type="float" office:value="0.3383" calcext:value-type="float">
            <text:p>0.3383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3458" calcext:value-type="float">
            <text:p>0.3458</text:p>
          </table:table-cell>
          <table:table-cell table:number-columns-repeated="6" office:value-type="float" office:value="0.3956" calcext:value-type="float">
            <text:p>0.3956</text:p>
          </table:table-cell>
          <table:table-cell office:value-type="float" office:value="0.3383" calcext:value-type="float">
            <text:p>0.3383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3939" calcext:value-type="float">
            <text:p>0.3939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7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1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1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1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1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1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7089" calcext:value-type="float">
            <text:p>0.7089</text:p>
          </table:table-cell>
          <table:table-cell table:number-columns-repeated="9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7089" calcext:value-type="float">
            <text:p>0.7089</text:p>
          </table:table-cell>
          <table:table-cell table:number-columns-repeated="9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7089" calcext:value-type="float">
            <text:p>0.7089</text:p>
          </table:table-cell>
          <table:table-cell table:number-columns-repeated="9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7089" calcext:value-type="float">
            <text:p>0.7089</text:p>
          </table:table-cell>
          <table:table-cell table:number-columns-repeated="2" office:value-type="float" office:value="0.6853" calcext:value-type="float">
            <text:p>0.6853</text:p>
          </table:table-cell>
          <table:table-cell table:number-columns-repeated="7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8" calcext:value-type="float">
            <text:p>0.68</text:p>
          </table:table-cell>
          <table:table-cell office:value-type="float" office:value="0.7089" calcext:value-type="float">
            <text:p>0.7089</text:p>
          </table:table-cell>
          <table:table-cell table:number-columns-repeated="2" office:value-type="float" office:value="0.6853" calcext:value-type="float">
            <text:p>0.6853</text:p>
          </table:table-cell>
          <table:table-cell table:number-columns-repeated="7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8" calcext:value-type="float">
            <text:p>0.68</text:p>
          </table:table-cell>
          <table:table-cell office:value-type="float" office:value="0.7089" calcext:value-type="float">
            <text:p>0.7089</text:p>
          </table:table-cell>
          <table:table-cell table:number-columns-repeated="2" office:value-type="float" office:value="0.6853" calcext:value-type="float">
            <text:p>0.6853</text:p>
          </table:table-cell>
          <table:table-cell table:number-columns-repeated="7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8" calcext:value-type="float">
            <text:p>0.68</text:p>
          </table:table-cell>
          <table:table-cell office:value-type="float" office:value="0.7089" calcext:value-type="float">
            <text:p>0.7089</text:p>
          </table:table-cell>
          <table:table-cell table:number-columns-repeated="2" office:value-type="float" office:value="0.6853" calcext:value-type="float">
            <text:p>0.6853</text:p>
          </table:table-cell>
          <table:table-cell table:number-columns-repeated="7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8" calcext:value-type="float">
            <text:p>0.68</text:p>
          </table:table-cell>
          <table:table-cell office:value-type="float" office:value="0.7089" calcext:value-type="float">
            <text:p>0.7089</text:p>
          </table:table-cell>
          <table:table-cell table:number-columns-repeated="2" office:value-type="float" office:value="0.6853" calcext:value-type="float">
            <text:p>0.6853</text:p>
          </table:table-cell>
          <table:table-cell table:number-columns-repeated="7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8" calcext:value-type="float">
            <text:p>0.68</text:p>
          </table:table-cell>
          <table:table-cell office:value-type="float" office:value="0.7089" calcext:value-type="float">
            <text:p>0.7089</text:p>
          </table:table-cell>
          <table:table-cell table:number-columns-repeated="2" office:value-type="float" office:value="0.6853" calcext:value-type="float">
            <text:p>0.6853</text:p>
          </table:table-cell>
          <table:table-cell table:number-columns-repeated="7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8" calcext:value-type="float">
            <text:p>0.68</text:p>
          </table:table-cell>
          <table:table-cell office:value-type="float" office:value="0.7089" calcext:value-type="float">
            <text:p>0.7089</text:p>
          </table:table-cell>
          <table:table-cell table:number-columns-repeated="2" office:value-type="float" office:value="0.6853" calcext:value-type="float">
            <text:p>0.6853</text:p>
          </table:table-cell>
          <table:table-cell table:number-columns-repeated="7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8" calcext:value-type="float">
            <text:p>0.68</text:p>
          </table:table-cell>
          <table:table-cell office:value-type="float" office:value="0.7089" calcext:value-type="float">
            <text:p>0.7089</text:p>
          </table:table-cell>
          <table:table-cell table:number-columns-repeated="2" office:value-type="float" office:value="0.6853" calcext:value-type="float">
            <text:p>0.6853</text:p>
          </table:table-cell>
          <table:table-cell table:number-columns-repeated="7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8" calcext:value-type="float">
            <text:p>0.68</text:p>
          </table:table-cell>
          <table:table-cell office:value-type="float" office:value="0.7089" calcext:value-type="float">
            <text:p>0.7089</text:p>
          </table:table-cell>
          <table:table-cell table:number-columns-repeated="2" office:value-type="float" office:value="0.6853" calcext:value-type="float">
            <text:p>0.6853</text:p>
          </table:table-cell>
          <table:table-cell table:number-columns-repeated="7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8" calcext:value-type="float">
            <text:p>0.68</text:p>
          </table:table-cell>
          <table:table-cell office:value-type="float" office:value="0.7089" calcext:value-type="float">
            <text:p>0.7089</text:p>
          </table:table-cell>
          <table:table-cell table:number-columns-repeated="2" office:value-type="float" office:value="0.6853" calcext:value-type="float">
            <text:p>0.6853</text:p>
          </table:table-cell>
          <table:table-cell table:number-columns-repeated="7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8" calcext:value-type="float">
            <text:p>0.68</text:p>
          </table:table-cell>
          <table:table-cell office:value-type="float" office:value="0.7089" calcext:value-type="float">
            <text:p>0.7089</text:p>
          </table:table-cell>
          <table:table-cell table:number-columns-repeated="2" office:value-type="float" office:value="0.6853" calcext:value-type="float">
            <text:p>0.6853</text:p>
          </table:table-cell>
          <table:table-cell table:number-columns-repeated="7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13" calcext:value-type="float">
            <text:p>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459" calcext:value-type="float">
            <text:p>0.459</text:p>
          </table:table-cell>
          <table:table-cell office:value-type="float" office:value="0.4534" calcext:value-type="float">
            <text:p>0.4534</text:p>
          </table:table-cell>
          <table:table-cell table:number-columns-repeated="3" office:value-type="float" office:value="0.4006" calcext:value-type="float">
            <text:p>0.4006</text:p>
          </table:table-cell>
          <table:table-cell office:value-type="float" office:value="0.3622" calcext:value-type="float">
            <text:p>0.3622</text:p>
          </table:table-cell>
          <table:table-cell table:number-columns-repeated="2" office:value-type="float" office:value="0.1538" calcext:value-type="float">
            <text:p>0.1538</text:p>
          </table:table-cell>
          <table:table-cell office:value-type="float" office:value="0.0769" calcext:value-type="float">
            <text:p>0.07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8333" calcext:value-type="float">
            <text:p>0.833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75" calcext:value-type="float">
            <text:p>0.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6667" calcext:value-type="float">
            <text:p>0.66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667" calcext:value-type="float">
            <text:p>0.66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2" office:value-type="float" office:value="0.5385" calcext:value-type="float">
            <text:p>0.5385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7654" calcext:value-type="float">
            <text:p>0.765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.7654" calcext:value-type="float">
            <text:p>0.7654</text:p>
          </table:table-cell>
          <table:table-cell office:value-type="float" office:value="0.4693" calcext:value-type="float">
            <text:p>0.46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8319" calcext:value-type="float">
            <text:p>0.8319</text:p>
          </table:table-cell>
          <table:table-cell table:number-columns-repeated="4" office:value-type="float" office:value="0.8048" calcext:value-type="float">
            <text:p>0.8048</text:p>
          </table:table-cell>
          <table:table-cell table:number-columns-repeated="2" office:value-type="float" office:value="0.6367" calcext:value-type="float">
            <text:p>0.6367</text:p>
          </table:table-cell>
          <table:table-cell office:value-type="float" office:value="0.3904" calcext:value-type="float">
            <text:p>0.39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8539" calcext:value-type="float">
            <text:p>0.8539</text:p>
          </table:table-cell>
          <table:table-cell table:number-columns-repeated="4" office:value-type="float" office:value="0.6992" calcext:value-type="float">
            <text:p>0.6992</text:p>
          </table:table-cell>
          <table:table-cell table:number-columns-repeated="2" office:value-type="float" office:value="0.5531" calcext:value-type="float">
            <text:p>0.5531</text:p>
          </table:table-cell>
          <table:table-cell office:value-type="float" office:value="0.3392" calcext:value-type="float">
            <text:p>0.33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8487" calcext:value-type="float">
            <text:p>0.8487</text:p>
          </table:table-cell>
          <table:table-cell office:value-type="float" office:value="0.7619" calcext:value-type="float">
            <text:p>0.7619</text:p>
          </table:table-cell>
          <table:table-cell table:number-columns-repeated="4" office:value-type="float" office:value="0.7316" calcext:value-type="float">
            <text:p>0.7316</text:p>
          </table:table-cell>
          <table:table-cell table:number-columns-repeated="2" office:value-type="float" office:value="0.4935" calcext:value-type="float">
            <text:p>0.4935</text:p>
          </table:table-cell>
          <table:table-cell office:value-type="float" office:value="0.3026" calcext:value-type="float">
            <text:p>0.30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7709" calcext:value-type="float">
            <text:p>0.7709</text:p>
          </table:table-cell>
          <table:table-cell office:value-type="float" office:value="0.6921" calcext:value-type="float">
            <text:p>0.6921</text:p>
          </table:table-cell>
          <table:table-cell table:number-columns-repeated="4" office:value-type="float" office:value="0.6646" calcext:value-type="float">
            <text:p>0.6646</text:p>
          </table:table-cell>
          <table:table-cell table:number-columns-repeated="2" office:value-type="float" office:value="0.4483" calcext:value-type="float">
            <text:p>0.4483</text:p>
          </table:table-cell>
          <table:table-cell office:value-type="float" office:value="0.2749" calcext:value-type="float">
            <text:p>0.27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7094" calcext:value-type="float">
            <text:p>0.7094</text:p>
          </table:table-cell>
          <table:table-cell office:value-type="float" office:value="0.6369" calcext:value-type="float">
            <text:p>0.6369</text:p>
          </table:table-cell>
          <table:table-cell table:number-columns-repeated="4" office:value-type="float" office:value="0.6914" calcext:value-type="float">
            <text:p>0.6914</text:p>
          </table:table-cell>
          <table:table-cell table:number-columns-repeated="2" office:value-type="float" office:value="0.4125" calcext:value-type="float">
            <text:p>0.4125</text:p>
          </table:table-cell>
          <table:table-cell office:value-type="float" office:value="0.2529" calcext:value-type="float">
            <text:p>0.25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592" calcext:value-type="float">
            <text:p>0.6592</text:p>
          </table:table-cell>
          <table:table-cell office:value-type="float" office:value="0.6625" calcext:value-type="float">
            <text:p>0.6625</text:p>
          </table:table-cell>
          <table:table-cell table:number-columns-repeated="4" office:value-type="float" office:value="0.7132" calcext:value-type="float">
            <text:p>0.7132</text:p>
          </table:table-cell>
          <table:table-cell table:number-columns-repeated="2" office:value-type="float" office:value="0.3833" calcext:value-type="float">
            <text:p>0.3833</text:p>
          </table:table-cell>
          <table:table-cell office:value-type="float" office:value="0.235" calcext:value-type="float">
            <text:p>0.2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684" calcext:value-type="float">
            <text:p>0.684</text:p>
          </table:table-cell>
          <table:table-cell table:number-columns-repeated="4" office:value-type="float" office:value="0.6678" calcext:value-type="float">
            <text:p>0.6678</text:p>
          </table:table-cell>
          <table:table-cell table:number-columns-repeated="2" office:value-type="float" office:value="0.359" calcext:value-type="float">
            <text:p>0.359</text:p>
          </table:table-cell>
          <table:table-cell office:value-type="float" office:value="0.2201" calcext:value-type="float">
            <text:p>0.22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394" calcext:value-type="float">
            <text:p>0.6394</text:p>
          </table:table-cell>
          <table:table-cell office:value-type="float" office:value="0.6445" calcext:value-type="float">
            <text:p>0.6445</text:p>
          </table:table-cell>
          <table:table-cell table:number-columns-repeated="4" office:value-type="float" office:value="0.6292" calcext:value-type="float">
            <text:p>0.6292</text:p>
          </table:table-cell>
          <table:table-cell table:number-columns-repeated="2" office:value-type="float" office:value="0.3382" calcext:value-type="float">
            <text:p>0.3382</text:p>
          </table:table-cell>
          <table:table-cell office:value-type="float" office:value="0.2074" calcext:value-type="float">
            <text:p>0.20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055" calcext:value-type="float">
            <text:p>0.6055</text:p>
          </table:table-cell>
          <table:table-cell office:value-type="float" office:value="0.6103" calcext:value-type="float">
            <text:p>0.6103</text:p>
          </table:table-cell>
          <table:table-cell table:number-columns-repeated="4" office:value-type="float" office:value="0.5958" calcext:value-type="float">
            <text:p>0.5958</text:p>
          </table:table-cell>
          <table:table-cell table:number-columns-repeated="2" office:value-type="float" office:value="0.3202" calcext:value-type="float">
            <text:p>0.3202</text:p>
          </table:table-cell>
          <table:table-cell office:value-type="float" office:value="0.1964" calcext:value-type="float">
            <text:p>0.19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248" calcext:value-type="float">
            <text:p>0.6248</text:p>
          </table:table-cell>
          <table:table-cell office:value-type="float" office:value="0.6294" calcext:value-type="float">
            <text:p>0.6294</text:p>
          </table:table-cell>
          <table:table-cell table:number-columns-repeated="4" office:value-type="float" office:value="0.5666" calcext:value-type="float">
            <text:p>0.5666</text:p>
          </table:table-cell>
          <table:table-cell table:number-columns-repeated="2" office:value-type="float" office:value="0.3045" calcext:value-type="float">
            <text:p>0.3045</text:p>
          </table:table-cell>
          <table:table-cell office:value-type="float" office:value="0.1867" calcext:value-type="float">
            <text:p>0.18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248" calcext:value-type="float">
            <text:p>0.6248</text:p>
          </table:table-cell>
          <table:table-cell office:value-type="float" office:value="0.6294" calcext:value-type="float">
            <text:p>0.6294</text:p>
          </table:table-cell>
          <table:table-cell table:number-columns-repeated="3" office:value-type="float" office:value="0.6144" calcext:value-type="float">
            <text:p>0.6144</text:p>
          </table:table-cell>
          <table:table-cell office:value-type="float" office:value="0.5666" calcext:value-type="float">
            <text:p>0.5666</text:p>
          </table:table-cell>
          <table:table-cell table:number-columns-repeated="2" office:value-type="float" office:value="0.3045" calcext:value-type="float">
            <text:p>0.3045</text:p>
          </table:table-cell>
          <table:table-cell office:value-type="float" office:value="0.1867" calcext:value-type="float">
            <text:p>0.18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248" calcext:value-type="float">
            <text:p>0.6248</text:p>
          </table:table-cell>
          <table:table-cell office:value-type="float" office:value="0.6294" calcext:value-type="float">
            <text:p>0.6294</text:p>
          </table:table-cell>
          <table:table-cell table:number-columns-repeated="3" office:value-type="float" office:value="0.6144" calcext:value-type="float">
            <text:p>0.6144</text:p>
          </table:table-cell>
          <table:table-cell office:value-type="float" office:value="0.5666" calcext:value-type="float">
            <text:p>0.5666</text:p>
          </table:table-cell>
          <table:table-cell table:number-columns-repeated="2" office:value-type="float" office:value="0.3045" calcext:value-type="float">
            <text:p>0.3045</text:p>
          </table:table-cell>
          <table:table-cell office:value-type="float" office:value="0.1867" calcext:value-type="float">
            <text:p>0.18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6294" calcext:value-type="float">
            <text:p>0.6294</text:p>
          </table:table-cell>
          <table:table-cell table:number-columns-repeated="3" office:value-type="float" office:value="0.6144" calcext:value-type="float">
            <text:p>0.6144</text:p>
          </table:table-cell>
          <table:table-cell office:value-type="float" office:value="0.5666" calcext:value-type="float">
            <text:p>0.5666</text:p>
          </table:table-cell>
          <table:table-cell table:number-columns-repeated="2" office:value-type="float" office:value="0.3045" calcext:value-type="float">
            <text:p>0.3045</text:p>
          </table:table-cell>
          <table:table-cell office:value-type="float" office:value="0.1867" calcext:value-type="float">
            <text:p>0.18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6294" calcext:value-type="float">
            <text:p>0.6294</text:p>
          </table:table-cell>
          <table:table-cell table:number-columns-repeated="3" office:value-type="float" office:value="0.6144" calcext:value-type="float">
            <text:p>0.6144</text:p>
          </table:table-cell>
          <table:table-cell office:value-type="float" office:value="0.5666" calcext:value-type="float">
            <text:p>0.5666</text:p>
          </table:table-cell>
          <table:table-cell table:number-columns-repeated="2" office:value-type="float" office:value="0.3045" calcext:value-type="float">
            <text:p>0.3045</text:p>
          </table:table-cell>
          <table:table-cell office:value-type="float" office:value="0.1867" calcext:value-type="float">
            <text:p>0.18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6294" calcext:value-type="float">
            <text:p>0.6294</text:p>
          </table:table-cell>
          <table:table-cell table:number-columns-repeated="3" office:value-type="float" office:value="0.6144" calcext:value-type="float">
            <text:p>0.6144</text:p>
          </table:table-cell>
          <table:table-cell office:value-type="float" office:value="0.5666" calcext:value-type="float">
            <text:p>0.5666</text:p>
          </table:table-cell>
          <table:table-cell table:number-columns-repeated="2" office:value-type="float" office:value="0.3045" calcext:value-type="float">
            <text:p>0.3045</text:p>
          </table:table-cell>
          <table:table-cell office:value-type="float" office:value="0.1867" calcext:value-type="float">
            <text:p>0.18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6294" calcext:value-type="float">
            <text:p>0.6294</text:p>
          </table:table-cell>
          <table:table-cell table:number-columns-repeated="3" office:value-type="float" office:value="0.6144" calcext:value-type="float">
            <text:p>0.6144</text:p>
          </table:table-cell>
          <table:table-cell office:value-type="float" office:value="0.5666" calcext:value-type="float">
            <text:p>0.5666</text:p>
          </table:table-cell>
          <table:table-cell table:number-columns-repeated="2" office:value-type="float" office:value="0.3045" calcext:value-type="float">
            <text:p>0.3045</text:p>
          </table:table-cell>
          <table:table-cell office:value-type="float" office:value="0.1867" calcext:value-type="float">
            <text:p>0.18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6719" calcext:value-type="float">
            <text:p>0.6719</text:p>
          </table:table-cell>
          <table:table-cell table:number-columns-repeated="3" office:value-type="float" office:value="0.6144" calcext:value-type="float">
            <text:p>0.6144</text:p>
          </table:table-cell>
          <table:table-cell office:value-type="float" office:value="0.5666" calcext:value-type="float">
            <text:p>0.5666</text:p>
          </table:table-cell>
          <table:table-cell table:number-columns-repeated="2" office:value-type="float" office:value="0.3045" calcext:value-type="float">
            <text:p>0.3045</text:p>
          </table:table-cell>
          <table:table-cell office:value-type="float" office:value="0.1867" calcext:value-type="float">
            <text:p>0.18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0556" calcext:value-type="float">
            <text:p>0.0556</text:p>
          </table:table-cell>
          <table:table-cell table:number-columns-repeated="5" office:value-type="float" office:value="0.0613" calcext:value-type="float">
            <text:p>0.0613</text:p>
          </table:table-cell>
          <table:table-cell table:number-columns-repeated="4" office:value-type="float" office:value="0.0417" calcext:value-type="float">
            <text:p>0.04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3333" calcext:value-type="float">
            <text:p>0.3333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3333" calcext:value-type="float">
            <text:p>0.3333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0.1176" calcext:value-type="float">
            <text:p>0.117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0.1176" calcext:value-type="float">
            <text:p>0.117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2346" calcext:value-type="float">
            <text:p>0.234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952" calcext:value-type="float">
            <text:p>0.1952</text:p>
          </table:table-cell>
          <table:table-cell table:number-columns-repeated="9" office:value-type="float" office:value="0.1681" calcext:value-type="float">
            <text:p>0.168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696" calcext:value-type="float">
            <text:p>0.1696</text:p>
          </table:table-cell>
          <table:table-cell table:number-columns-repeated="9" office:value-type="float" office:value="0.1461" calcext:value-type="float">
            <text:p>0.146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599" calcext:value-type="float">
            <text:p>0.1599</text:p>
          </table:table-cell>
          <table:table-cell table:number-columns-repeated="9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599" calcext:value-type="float">
            <text:p>0.1599</text:p>
          </table:table-cell>
          <table:table-cell table:number-columns-repeated="9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599" calcext:value-type="float">
            <text:p>0.1599</text:p>
          </table:table-cell>
          <table:table-cell table:number-columns-repeated="9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599" calcext:value-type="float">
            <text:p>0.1599</text:p>
          </table:table-cell>
          <table:table-cell table:number-columns-repeated="9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599" calcext:value-type="float">
            <text:p>0.1599</text:p>
          </table:table-cell>
          <table:table-cell table:number-columns-repeated="9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599" calcext:value-type="float">
            <text:p>0.1599</text:p>
          </table:table-cell>
          <table:table-cell table:number-columns-repeated="9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599" calcext:value-type="float">
            <text:p>0.1599</text:p>
          </table:table-cell>
          <table:table-cell table:number-columns-repeated="9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599" calcext:value-type="float">
            <text:p>0.1599</text:p>
          </table:table-cell>
          <table:table-cell table:number-columns-repeated="9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599" calcext:value-type="float">
            <text:p>0.1599</text:p>
          </table:table-cell>
          <table:table-cell table:number-columns-repeated="9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599" calcext:value-type="float">
            <text:p>0.1599</text:p>
          </table:table-cell>
          <table:table-cell table:number-columns-repeated="9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599" calcext:value-type="float">
            <text:p>0.1599</text:p>
          </table:table-cell>
          <table:table-cell table:number-columns-repeated="9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599" calcext:value-type="float">
            <text:p>0.1599</text:p>
          </table:table-cell>
          <table:table-cell table:number-columns-repeated="5" office:value-type="float" office:value="0.2144" calcext:value-type="float">
            <text:p>0.2144</text:p>
          </table:table-cell>
          <table:table-cell table:number-columns-repeated="4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599" calcext:value-type="float">
            <text:p>0.1599</text:p>
          </table:table-cell>
          <table:table-cell table:number-columns-repeated="5" office:value-type="float" office:value="0.2144" calcext:value-type="float">
            <text:p>0.2144</text:p>
          </table:table-cell>
          <table:table-cell table:number-columns-repeated="4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599" calcext:value-type="float">
            <text:p>0.1599</text:p>
          </table:table-cell>
          <table:table-cell table:number-columns-repeated="5" office:value-type="float" office:value="0.2144" calcext:value-type="float">
            <text:p>0.2144</text:p>
          </table:table-cell>
          <table:table-cell table:number-columns-repeated="4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.1599" calcext:value-type="float">
            <text:p>0.1599</text:p>
          </table:table-cell>
          <table:table-cell table:number-columns-repeated="5" office:value-type="float" office:value="0.2144" calcext:value-type="float">
            <text:p>0.2144</text:p>
          </table:table-cell>
          <table:table-cell table:number-columns-repeated="4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35" calcext:value-type="float">
            <text:p>3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9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1852" calcext:value-type="float">
            <text:p>0.1852</text:p>
          </table:table-cell>
          <table:table-cell table:number-columns-repeated="10" office:value-type="float" office:value="0.2128" calcext:value-type="float">
            <text:p>0.212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75" calcext:value-type="float">
            <text:p>0.75</text:p>
          </table:table-cell>
          <table:table-cell office:value-type="float" office:value="0.7273" calcext:value-type="float">
            <text:p>0.7273</text:p>
          </table:table-cell>
          <table:table-cell table:number-columns-repeated="9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75" calcext:value-type="float">
            <text:p>0.75</text:p>
          </table:table-cell>
          <table:table-cell office:value-type="float" office:value="0.7273" calcext:value-type="float">
            <text:p>0.7273</text:p>
          </table:table-cell>
          <table:table-cell table:number-columns-repeated="9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75" calcext:value-type="float">
            <text:p>0.75</text:p>
          </table:table-cell>
          <table:table-cell office:value-type="float" office:value="0.7273" calcext:value-type="float">
            <text:p>0.7273</text:p>
          </table:table-cell>
          <table:table-cell table:number-columns-repeated="9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789" calcext:value-type="float">
            <text:p>0.5789</text:p>
          </table:table-cell>
          <table:table-cell office:value-type="float" office:value="0.6875" calcext:value-type="float">
            <text:p>0.6875</text:p>
          </table:table-cell>
          <table:table-cell table:number-columns-repeated="9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0.1934" calcext:value-type="float">
            <text:p>0.193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" calcext:value-type="float">
            <text:p>0</text:p>
          </table:table-cell>
          <table:table-cell office:value-type="float" office:value="0.1173" calcext:value-type="float">
            <text:p>0.1173</text:p>
          </table:table-cell>
          <table:table-cell table:number-columns-repeated="9" office:value-type="float" office:value="0.2654" calcext:value-type="float">
            <text:p>0.265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0841" calcext:value-type="float">
            <text:p>0.0841</text:p>
          </table:table-cell>
          <table:table-cell office:value-type="float" office:value="0.2657" calcext:value-type="float">
            <text:p>0.2657</text:p>
          </table:table-cell>
          <table:table-cell table:number-columns-repeated="9" office:value-type="float" office:value="0.2207" calcext:value-type="float">
            <text:p>0.22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2042" calcext:value-type="float">
            <text:p>0.2042</text:p>
          </table:table-cell>
          <table:table-cell office:value-type="float" office:value="0.3621" calcext:value-type="float">
            <text:p>0.3621</text:p>
          </table:table-cell>
          <table:table-cell table:number-columns-repeated="9" office:value-type="float" office:value="0.1918" calcext:value-type="float">
            <text:p>0.191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065" calcext:value-type="float">
            <text:p>0.3065</text:p>
          </table:table-cell>
          <table:table-cell office:value-type="float" office:value="0.3414" calcext:value-type="float">
            <text:p>0.3414</text:p>
          </table:table-cell>
          <table:table-cell table:number-columns-repeated="9" office:value-type="float" office:value="0.1809" calcext:value-type="float">
            <text:p>0.180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922" calcext:value-type="float">
            <text:p>0.3922</text:p>
          </table:table-cell>
          <table:table-cell office:value-type="float" office:value="0.4254" calcext:value-type="float">
            <text:p>0.4254</text:p>
          </table:table-cell>
          <table:table-cell table:number-columns-repeated="9" office:value-type="float" office:value="0.2729" calcext:value-type="float">
            <text:p>0.272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2" calcext:value-type="float">
            <text:p>0.42</text:p>
          </table:table-cell>
          <table:table-cell office:value-type="float" office:value="0.4516" calcext:value-type="float">
            <text:p>0.4516</text:p>
          </table:table-cell>
          <table:table-cell table:number-columns-repeated="9" office:value-type="float" office:value="0.3062" calcext:value-type="float">
            <text:p>0.306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443" calcext:value-type="float">
            <text:p>0.4443</text:p>
          </table:table-cell>
          <table:table-cell office:value-type="float" office:value="0.4746" calcext:value-type="float">
            <text:p>0.4746</text:p>
          </table:table-cell>
          <table:table-cell table:number-columns-repeated="9" office:value-type="float" office:value="0.3352" calcext:value-type="float">
            <text:p>0.33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657" calcext:value-type="float">
            <text:p>0.4657</text:p>
          </table:table-cell>
          <table:table-cell office:value-type="float" office:value="0.4948" calcext:value-type="float">
            <text:p>0.4948</text:p>
          </table:table-cell>
          <table:table-cell table:number-columns-repeated="9" office:value-type="float" office:value="0.3222" calcext:value-type="float">
            <text:p>0.322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849" calcext:value-type="float">
            <text:p>0.4849</text:p>
          </table:table-cell>
          <table:table-cell office:value-type="float" office:value="0.513" calcext:value-type="float">
            <text:p>0.513</text:p>
          </table:table-cell>
          <table:table-cell table:number-columns-repeated="9" office:value-type="float" office:value="0.3107" calcext:value-type="float">
            <text:p>0.31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022" calcext:value-type="float">
            <text:p>0.5022</text:p>
          </table:table-cell>
          <table:table-cell office:value-type="float" office:value="0.4957" calcext:value-type="float">
            <text:p>0.4957</text:p>
          </table:table-cell>
          <table:table-cell table:number-columns-repeated="9" office:value-type="float" office:value="0.3674" calcext:value-type="float">
            <text:p>0.367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863" calcext:value-type="float">
            <text:p>0.4863</text:p>
          </table:table-cell>
          <table:table-cell office:value-type="float" office:value="0.5117" calcext:value-type="float">
            <text:p>0.5117</text:p>
          </table:table-cell>
          <table:table-cell table:number-columns-repeated="9" office:value-type="float" office:value="0.3874" calcext:value-type="float">
            <text:p>0.387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017" calcext:value-type="float">
            <text:p>0.5017</text:p>
          </table:table-cell>
          <table:table-cell office:value-type="float" office:value="0.5263" calcext:value-type="float">
            <text:p>0.5263</text:p>
          </table:table-cell>
          <table:table-cell table:number-columns-repeated="9" office:value-type="float" office:value="0.4357" calcext:value-type="float">
            <text:p>0.43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5113" calcext:value-type="float">
            <text:p>0.5113</text:p>
          </table:table-cell>
          <table:table-cell table:number-columns-repeated="9" office:value-type="float" office:value="0.4517" calcext:value-type="float">
            <text:p>0.45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743" calcext:value-type="float">
            <text:p>0.4743</text:p>
          </table:table-cell>
          <table:table-cell office:value-type="float" office:value="0.5245" calcext:value-type="float">
            <text:p>0.5245</text:p>
          </table:table-cell>
          <table:table-cell table:number-columns-repeated="9" office:value-type="float" office:value="0.4665" calcext:value-type="float">
            <text:p>0.466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62" calcext:value-type="float">
            <text:p>0.462</text:p>
          </table:table-cell>
          <table:table-cell office:value-type="float" office:value="0.511" calcext:value-type="float">
            <text:p>0.511</text:p>
          </table:table-cell>
          <table:table-cell table:number-columns-repeated="9" office:value-type="float" office:value="0.4803" calcext:value-type="float">
            <text:p>0.480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506" calcext:value-type="float">
            <text:p>0.4506</text:p>
          </table:table-cell>
          <table:table-cell office:value-type="float" office:value="0.4984" calcext:value-type="float">
            <text:p>0.4984</text:p>
          </table:table-cell>
          <table:table-cell table:number-columns-repeated="9" office:value-type="float" office:value="0.4931" calcext:value-type="float">
            <text:p>0.493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636" calcext:value-type="float">
            <text:p>0.4636</text:p>
          </table:table-cell>
          <table:table-cell office:value-type="float" office:value="0.5103" calcext:value-type="float">
            <text:p>0.5103</text:p>
          </table:table-cell>
          <table:table-cell table:number-columns-repeated="9" office:value-type="float" office:value="0.4814" calcext:value-type="float">
            <text:p>0.481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531" calcext:value-type="float">
            <text:p>0.4531</text:p>
          </table:table-cell>
          <table:table-cell office:value-type="float" office:value="0.4986" calcext:value-type="float">
            <text:p>0.4986</text:p>
          </table:table-cell>
          <table:table-cell table:number-columns-repeated="9" office:value-type="float" office:value="0.4932" calcext:value-type="float">
            <text:p>0.493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2"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1458" calcext:value-type="float">
            <text:p>0.1458</text:p>
          </table:table-cell>
          <table:table-cell office:value-type="float" office:value="0.2951" calcext:value-type="float">
            <text:p>0.2951</text:p>
          </table:table-cell>
          <table:table-cell office:value-type="float" office:value="0.2396" calcext:value-type="float">
            <text:p>0.2396</text:p>
          </table:table-cell>
          <table:table-cell office:value-type="float" office:value="0.0625" calcext:value-type="float">
            <text:p>0.062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5" office:value-type="float" office:value="0.3869" calcext:value-type="float">
            <text:p>0.386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4" office:value-type="float" office:value="0.4683" calcext:value-type="float">
            <text:p>0.4683</text:p>
          </table:table-cell>
          <table:table-cell office:value-type="float" office:value="0.3354" calcext:value-type="float">
            <text:p>0.335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4202" calcext:value-type="float">
            <text:p>0.4202</text:p>
          </table:table-cell>
          <table:table-cell table:number-columns-repeated="2" office:value-type="float" office:value="0.523" calcext:value-type="float">
            <text:p>0.523</text:p>
          </table:table-cell>
          <table:table-cell office:value-type="float" office:value="0.301" calcext:value-type="float">
            <text:p>0.3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3847" calcext:value-type="float">
            <text:p>0.3847</text:p>
          </table:table-cell>
          <table:table-cell table:number-columns-repeated="2" office:value-type="float" office:value="0.4788" calcext:value-type="float">
            <text:p>0.4788</text:p>
          </table:table-cell>
          <table:table-cell office:value-type="float" office:value="0.2756" calcext:value-type="float">
            <text:p>0.275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357" calcext:value-type="float">
            <text:p>0.357</text:p>
          </table:table-cell>
          <table:table-cell table:number-columns-repeated="2" office:value-type="float" office:value="0.4442" calcext:value-type="float">
            <text:p>0.4442</text:p>
          </table:table-cell>
          <table:table-cell office:value-type="float" office:value="0.2557" calcext:value-type="float">
            <text:p>0.255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3344" calcext:value-type="float">
            <text:p>0.3344</text:p>
          </table:table-cell>
          <table:table-cell table:number-columns-repeated="2" office:value-type="float" office:value="0.4161" calcext:value-type="float">
            <text:p>0.4161</text:p>
          </table:table-cell>
          <table:table-cell office:value-type="float" office:value="0.2395" calcext:value-type="float">
            <text:p>0.23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3155" calcext:value-type="float">
            <text:p>0.3155</text:p>
          </table:table-cell>
          <table:table-cell table:number-columns-repeated="2" office:value-type="float" office:value="0.3926" calcext:value-type="float">
            <text:p>0.3926</text:p>
          </table:table-cell>
          <table:table-cell office:value-type="float" office:value="0.226" calcext:value-type="float">
            <text:p>0.22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3155" calcext:value-type="float">
            <text:p>0.3155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226" calcext:value-type="float">
            <text:p>0.22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3155" calcext:value-type="float">
            <text:p>0.3155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226" calcext:value-type="float">
            <text:p>0.22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3155" calcext:value-type="float">
            <text:p>0.3155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226" calcext:value-type="float">
            <text:p>0.22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3155" calcext:value-type="float">
            <text:p>0.3155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226" calcext:value-type="float">
            <text:p>0.22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3155" calcext:value-type="float">
            <text:p>0.3155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226" calcext:value-type="float">
            <text:p>0.22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3155" calcext:value-type="float">
            <text:p>0.3155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226" calcext:value-type="float">
            <text:p>0.22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3155" calcext:value-type="float">
            <text:p>0.3155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226" calcext:value-type="float">
            <text:p>0.22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3155" calcext:value-type="float">
            <text:p>0.3155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226" calcext:value-type="float">
            <text:p>0.22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3155" calcext:value-type="float">
            <text:p>0.3155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226" calcext:value-type="float">
            <text:p>0.22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3155" calcext:value-type="float">
            <text:p>0.3155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226" calcext:value-type="float">
            <text:p>0.22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3155" calcext:value-type="float">
            <text:p>0.3155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226" calcext:value-type="float">
            <text:p>0.22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3155" calcext:value-type="float">
            <text:p>0.3155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226" calcext:value-type="float">
            <text:p>0.22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19" calcext:value-type="float">
            <text:p>1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2914" calcext:value-type="float">
            <text:p>0.2914</text:p>
          </table:table-cell>
          <table:table-cell table:number-columns-repeated="9" office:value-type="float" office:value="0.1251" calcext:value-type="float">
            <text:p>0.125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3529" calcext:value-type="float">
            <text:p>0.3529</text:p>
          </table:table-cell>
          <table:table-cell table:number-columns-repeated="9"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6173" calcext:value-type="float">
            <text:p>0.617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6524" calcext:value-type="float">
            <text:p>0.6524</text:p>
          </table:table-cell>
          <table:table-cell table:number-columns-repeated="9" office:value-type="float" office:value="0.1836" calcext:value-type="float">
            <text:p>0.18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6028" calcext:value-type="float">
            <text:p>0.6028</text:p>
          </table:table-cell>
          <table:table-cell table:number-columns-repeated="9" office:value-type="float" office:value="0.2457" calcext:value-type="float">
            <text:p>0.24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6943" calcext:value-type="float">
            <text:p>0.6943</text:p>
          </table:table-cell>
          <table:table-cell table:number-columns-repeated="9" office:value-type="float" office:value="0.2952" calcext:value-type="float">
            <text:p>0.29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6542" calcext:value-type="float">
            <text:p>0.6542</text:p>
          </table:table-cell>
          <table:table-cell table:number-columns-repeated="9" office:value-type="float" office:value="0.2781" calcext:value-type="float">
            <text:p>0.278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6203" calcext:value-type="float">
            <text:p>0.6203</text:p>
          </table:table-cell>
          <table:table-cell table:number-columns-repeated="9" office:value-type="float" office:value="0.2637" calcext:value-type="float">
            <text:p>0.263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591" calcext:value-type="float">
            <text:p>0.591</text:p>
          </table:table-cell>
          <table:table-cell table:number-columns-repeated="9" office:value-type="float" office:value="0.2513" calcext:value-type="float">
            <text:p>0.25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5654" calcext:value-type="float">
            <text:p>0.5654</text:p>
          </table:table-cell>
          <table:table-cell table:number-columns-repeated="9" office:value-type="float" office:value="0.2404" calcext:value-type="float">
            <text:p>0.240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5428" calcext:value-type="float">
            <text:p>0.5428</text:p>
          </table:table-cell>
          <table:table-cell table:number-columns-repeated="9" office:value-type="float" office:value="0.2307" calcext:value-type="float">
            <text:p>0.2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5225" calcext:value-type="float">
            <text:p>0.5225</text:p>
          </table:table-cell>
          <table:table-cell table:number-columns-repeated="9" office:value-type="float" office:value="0.2221" calcext:value-type="float">
            <text:p>0.222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5041" calcext:value-type="float">
            <text:p>0.5041</text:p>
          </table:table-cell>
          <table:table-cell table:number-columns-repeated="9" office:value-type="float" office:value="0.2143" calcext:value-type="float">
            <text:p>0.214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4875" calcext:value-type="float">
            <text:p>0.4875</text:p>
          </table:table-cell>
          <table:table-cell table:number-columns-repeated="9" office:value-type="float" office:value="0.2072" calcext:value-type="float">
            <text:p>0.20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4722" calcext:value-type="float">
            <text:p>0.4722</text:p>
          </table:table-cell>
          <table:table-cell table:number-columns-repeated="9" office:value-type="float" office:value="0.2007" calcext:value-type="float">
            <text:p>0.20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4582" calcext:value-type="float">
            <text:p>0.4582</text:p>
          </table:table-cell>
          <table:table-cell table:number-columns-repeated="9" office:value-type="float" office:value="0.2542" calcext:value-type="float">
            <text:p>0.254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4735" calcext:value-type="float">
            <text:p>0.4735</text:p>
          </table:table-cell>
          <table:table-cell table:number-columns-repeated="9" office:value-type="float" office:value="0.2753" calcext:value-type="float">
            <text:p>0.275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4607" calcext:value-type="float">
            <text:p>0.4607</text:p>
          </table:table-cell>
          <table:table-cell table:number-columns-repeated="9" office:value-type="float" office:value="0.2949" calcext:value-type="float">
            <text:p>0.294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4488" calcext:value-type="float">
            <text:p>0.4488</text:p>
          </table:table-cell>
          <table:table-cell table:number-columns-repeated="9" office:value-type="float" office:value="0.2872" calcext:value-type="float">
            <text:p>0.28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4743" calcext:value-type="float">
            <text:p>0.4743</text:p>
          </table:table-cell>
          <table:table-cell table:number-columns-repeated="9" office:value-type="float" office:value="0.3127" calcext:value-type="float">
            <text:p>0.312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table:number-columns-repeated="8" office:value-type="float" office:value="0.8042" calcext:value-type="float">
            <text:p>0.804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6934" calcext:value-type="float">
            <text:p>0.6934</text:p>
          </table:table-cell>
          <table:table-cell table:number-columns-repeated="9" office:value-type="float" office:value="0.3066" calcext:value-type="float">
            <text:p>0.306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52" calcext:value-type="float">
            <text:p>0.9652</text:p>
          </table:table-cell>
          <table:table-cell office:value-type="float" office:value="0.8671" calcext:value-type="float">
            <text:p>0.8671</text:p>
          </table:table-cell>
          <table:table-cell table:number-columns-repeated="9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778" calcext:value-type="float">
            <text:p>0.778</text:p>
          </table:table-cell>
          <table:table-cell table:number-columns-repeated="8" office:value-type="float" office:value="0.5798" calcext:value-type="float">
            <text:p>0.5798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703" calcext:value-type="float">
            <text:p>0.8703</text:p>
          </table:table-cell>
          <table:table-cell table:number-columns-repeated="8" office:value-type="float" office:value="0.7643" calcext:value-type="float">
            <text:p>0.7643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703" calcext:value-type="float">
            <text:p>0.8703</text:p>
          </table:table-cell>
          <table:table-cell table:number-columns-repeated="8" office:value-type="float" office:value="0.7643" calcext:value-type="float">
            <text:p>0.7643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703" calcext:value-type="float">
            <text:p>0.8703</text:p>
          </table:table-cell>
          <table:table-cell table:number-columns-repeated="8" office:value-type="float" office:value="0.7643" calcext:value-type="float">
            <text:p>0.7643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703" calcext:value-type="float">
            <text:p>0.8703</text:p>
          </table:table-cell>
          <table:table-cell table:number-columns-repeated="8" office:value-type="float" office:value="0.7643" calcext:value-type="float">
            <text:p>0.7643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703" calcext:value-type="float">
            <text:p>0.8703</text:p>
          </table:table-cell>
          <table:table-cell table:number-columns-repeated="8" office:value-type="float" office:value="0.7643" calcext:value-type="float">
            <text:p>0.7643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703" calcext:value-type="float">
            <text:p>0.8703</text:p>
          </table:table-cell>
          <table:table-cell table:number-columns-repeated="8" office:value-type="float" office:value="0.7643" calcext:value-type="float">
            <text:p>0.7643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703" calcext:value-type="float">
            <text:p>0.8703</text:p>
          </table:table-cell>
          <table:table-cell table:number-columns-repeated="8" office:value-type="float" office:value="0.7643" calcext:value-type="float">
            <text:p>0.7643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703" calcext:value-type="float">
            <text:p>0.8703</text:p>
          </table:table-cell>
          <table:table-cell table:number-columns-repeated="8" office:value-type="float" office:value="0.7643" calcext:value-type="float">
            <text:p>0.7643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703" calcext:value-type="float">
            <text:p>0.8703</text:p>
          </table:table-cell>
          <table:table-cell table:number-columns-repeated="8" office:value-type="float" office:value="0.7643" calcext:value-type="float">
            <text:p>0.7643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703" calcext:value-type="float">
            <text:p>0.8703</text:p>
          </table:table-cell>
          <table:table-cell table:number-columns-repeated="8" office:value-type="float" office:value="0.7643" calcext:value-type="float">
            <text:p>0.7643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703" calcext:value-type="float">
            <text:p>0.8703</text:p>
          </table:table-cell>
          <table:table-cell table:number-columns-repeated="8" office:value-type="float" office:value="0.7643" calcext:value-type="float">
            <text:p>0.7643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703" calcext:value-type="float">
            <text:p>0.8703</text:p>
          </table:table-cell>
          <table:table-cell table:number-columns-repeated="8" office:value-type="float" office:value="0.7643" calcext:value-type="float">
            <text:p>0.7643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703" calcext:value-type="float">
            <text:p>0.8703</text:p>
          </table:table-cell>
          <table:table-cell table:number-columns-repeated="8" office:value-type="float" office:value="0.7643" calcext:value-type="float">
            <text:p>0.7643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703" calcext:value-type="float">
            <text:p>0.8703</text:p>
          </table:table-cell>
          <table:table-cell table:number-columns-repeated="8" office:value-type="float" office:value="0.7643" calcext:value-type="float">
            <text:p>0.7643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703" calcext:value-type="float">
            <text:p>0.8703</text:p>
          </table:table-cell>
          <table:table-cell table:number-columns-repeated="8" office:value-type="float" office:value="0.7643" calcext:value-type="float">
            <text:p>0.7643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703" calcext:value-type="float">
            <text:p>0.8703</text:p>
          </table:table-cell>
          <table:table-cell table:number-columns-repeated="8" office:value-type="float" office:value="0.7643" calcext:value-type="float">
            <text:p>0.7643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2" office:value-type="float" office:value="17" calcext:value-type="float">
            <text:p>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5576" calcext:value-type="float">
            <text:p>0.5576</text:p>
          </table:table-cell>
          <table:table-cell office:value-type="float" office:value="0.5518" calcext:value-type="float">
            <text:p>0.5518</text:p>
          </table:table-cell>
          <table:table-cell table:number-columns-repeated="9" office:value-type="float" office:value="0.4816" calcext:value-type="float">
            <text:p>0.481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8571" calcext:value-type="float">
            <text:p>0.857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2" office:value-type="float" office:value="0.8333" calcext:value-type="float">
            <text:p>0.8333</text:p>
          </table:table-cell>
          <table:table-cell table:number-columns-repeated="9" office:value-type="float" office:value="0.8571" calcext:value-type="float">
            <text:p>0.857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2" office:value-type="float" office:value="0.8333" calcext:value-type="float">
            <text:p>0.8333</text:p>
          </table:table-cell>
          <table:table-cell table:number-columns-repeated="9" office:value-type="float" office:value="0.7692" calcext:value-type="float">
            <text:p>0.76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2" office:value-type="float" office:value="0.8333" calcext:value-type="float">
            <text:p>0.8333</text:p>
          </table:table-cell>
          <table:table-cell table:number-columns-repeated="9" office:value-type="float" office:value="0.7692" calcext:value-type="float">
            <text:p>0.76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6875" calcext:value-type="float">
            <text:p>0.687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1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1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9" office:value-type="float" office:value="0.3827" calcext:value-type="float">
            <text:p>0.382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2" office:value-type="float" office:value="0.5459" calcext:value-type="float">
            <text:p>0.5459</text:p>
          </table:table-cell>
          <table:table-cell table:number-columns-repeated="9" office:value-type="float" office:value="0.4393" calcext:value-type="float">
            <text:p>0.439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2" office:value-type="float" office:value="0.5043" calcext:value-type="float">
            <text:p>0.5043</text:p>
          </table:table-cell>
          <table:table-cell table:number-columns-repeated="9" office:value-type="float" office:value="0.5582" calcext:value-type="float">
            <text:p>0.558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2" office:value-type="float" office:value="0.4713" calcext:value-type="float">
            <text:p>0.4713</text:p>
          </table:table-cell>
          <table:table-cell table:number-columns-repeated="9" office:value-type="float" office:value="0.5872" calcext:value-type="float">
            <text:p>0.58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2" office:value-type="float" office:value="0.5596" calcext:value-type="float">
            <text:p>0.5596</text:p>
          </table:table-cell>
          <table:table-cell table:number-columns-repeated="9" office:value-type="float" office:value="0.611" calcext:value-type="float">
            <text:p>0.61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5824" calcext:value-type="float">
            <text:p>0.5824</text:p>
          </table:table-cell>
          <table:table-cell office:value-type="float" office:value="0.6343" calcext:value-type="float">
            <text:p>0.6343</text:p>
          </table:table-cell>
          <table:table-cell table:number-columns-repeated="9" office:value-type="float" office:value="0.5793" calcext:value-type="float">
            <text:p>0.579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021" calcext:value-type="float">
            <text:p>0.6021</text:p>
          </table:table-cell>
          <table:table-cell office:value-type="float" office:value="0.6515" calcext:value-type="float">
            <text:p>0.6515</text:p>
          </table:table-cell>
          <table:table-cell table:number-columns-repeated="9"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7099" calcext:value-type="float">
            <text:p>0.7099</text:p>
          </table:table-cell>
          <table:table-cell table:number-columns-repeated="9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7163" calcext:value-type="float">
            <text:p>0.7163</text:p>
          </table:table-cell>
          <table:table-cell office:value-type="float" office:value="0.7216" calcext:value-type="float">
            <text:p>0.7216</text:p>
          </table:table-cell>
          <table:table-cell table:number-columns-repeated="9" office:value-type="float" office:value="0.5886" calcext:value-type="float">
            <text:p>0.588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7269" calcext:value-type="float">
            <text:p>0.7269</text:p>
          </table:table-cell>
          <table:table-cell office:value-type="float" office:value="0.732" calcext:value-type="float">
            <text:p>0.732</text:p>
          </table:table-cell>
          <table:table-cell table:number-columns-repeated="9" office:value-type="float" office:value="0.6414" calcext:value-type="float">
            <text:p>0.641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7063" calcext:value-type="float">
            <text:p>0.7063</text:p>
          </table:table-cell>
          <table:table-cell table:number-columns-repeated="9" office:value-type="float" office:value="0.6891" calcext:value-type="float">
            <text:p>0.689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7113" calcext:value-type="float">
            <text:p>0.7113</text:p>
          </table:table-cell>
          <table:table-cell office:value-type="float" office:value="0.6829" calcext:value-type="float">
            <text:p>0.6829</text:p>
          </table:table-cell>
          <table:table-cell table:number-columns-repeated="9" office:value-type="float" office:value="0.6663" calcext:value-type="float">
            <text:p>0.666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89" calcext:value-type="float">
            <text:p>0.689</text:p>
          </table:table-cell>
          <table:table-cell office:value-type="float" office:value="0.6616" calcext:value-type="float">
            <text:p>0.6616</text:p>
          </table:table-cell>
          <table:table-cell table:number-columns-repeated="9" office:value-type="float" office:value="0.6455" calcext:value-type="float">
            <text:p>0.645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6716" calcext:value-type="float">
            <text:p>0.6716</text:p>
          </table:table-cell>
          <table:table-cell table:number-columns-repeated="9" office:value-type="float" office:value="0.6263" calcext:value-type="float">
            <text:p>0.626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497" calcext:value-type="float">
            <text:p>0.6497</text:p>
          </table:table-cell>
          <table:table-cell office:value-type="float" office:value="0.6526" calcext:value-type="float">
            <text:p>0.6526</text:p>
          </table:table-cell>
          <table:table-cell table:number-columns-repeated="9" office:value-type="float" office:value="0.6086" calcext:value-type="float">
            <text:p>0.608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497" calcext:value-type="float">
            <text:p>0.6497</text:p>
          </table:table-cell>
          <table:table-cell office:value-type="float" office:value="0.6526" calcext:value-type="float">
            <text:p>0.6526</text:p>
          </table:table-cell>
          <table:table-cell table:number-columns-repeated="9" office:value-type="float" office:value="0.6086" calcext:value-type="float">
            <text:p>0.608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497" calcext:value-type="float">
            <text:p>0.6497</text:p>
          </table:table-cell>
          <table:table-cell office:value-type="float" office:value="0.6526" calcext:value-type="float">
            <text:p>0.6526</text:p>
          </table:table-cell>
          <table:table-cell table:number-columns-repeated="9" office:value-type="float" office:value="0.6086" calcext:value-type="float">
            <text:p>0.608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497" calcext:value-type="float">
            <text:p>0.6497</text:p>
          </table:table-cell>
          <table:table-cell office:value-type="float" office:value="0.6526" calcext:value-type="float">
            <text:p>0.6526</text:p>
          </table:table-cell>
          <table:table-cell table:number-columns-repeated="9" office:value-type="float" office:value="0.6086" calcext:value-type="float">
            <text:p>0.608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8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2" office:value-type="float" office:value="19" calcext:value-type="float">
            <text:p>1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1504" calcext:value-type="float">
            <text:p>0.1504</text:p>
          </table:table-cell>
          <table:table-cell office:value-type="float" office:value="0.1257" calcext:value-type="float">
            <text:p>0.1257</text:p>
          </table:table-cell>
          <table:table-cell table:number-columns-repeated="7" office:value-type="float" office:value="0.1973" calcext:value-type="float">
            <text:p>0.1973</text:p>
          </table:table-cell>
          <table:table-cell office:value-type="float" office:value="0.1632" calcext:value-type="float">
            <text:p>0.1632</text:p>
          </table:table-cell>
          <table:table-cell office:value-type="float" office:value="0.0526" calcext:value-type="float">
            <text:p>0.052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" calcext:value-type="float">
            <text:p>0.5</text:p>
          </table:table-cell>
          <table:table-cell office:value-type="float" office:value="0.2222" calcext:value-type="float">
            <text:p>0.2222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0.3158" calcext:value-type="float">
            <text:p>0.31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1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2" office:value-type="float" office:value="0.3066" calcext:value-type="float">
            <text:p>0.3066</text:p>
          </table:table-cell>
          <table:table-cell table:number-columns-repeated="8" office:value-type="float" office:value="0.6934" calcext:value-type="float">
            <text:p>0.6934</text:p>
          </table:table-cell>
          <table:table-cell office:value-type="float" office:value="0.3066" calcext:value-type="float">
            <text:p>0.306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2" office:value-type="float" office:value="0.5317" calcext:value-type="float">
            <text:p>0.5317</text:p>
          </table:table-cell>
          <table:table-cell table:number-columns-repeated="8" office:value-type="float" office:value="0.6013" calcext:value-type="float">
            <text:p>0.6013</text:p>
          </table:table-cell>
          <table:table-cell office:value-type="float" office:value="0.2658" calcext:value-type="float">
            <text:p>0.265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2" office:value-type="float" office:value="0.477" calcext:value-type="float">
            <text:p>0.477</text:p>
          </table:table-cell>
          <table:table-cell table:number-columns-repeated="8" office:value-type="float" office:value="0.5395" calcext:value-type="float">
            <text:p>0.539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2" office:value-type="float" office:value="0.4367" calcext:value-type="float">
            <text:p>0.4367</text:p>
          </table:table-cell>
          <table:table-cell table:number-columns-repeated="8" office:value-type="float" office:value="0.5784" calcext:value-type="float">
            <text:p>0.5784</text:p>
          </table:table-cell>
          <table:table-cell office:value-type="float" office:value="0.2184" calcext:value-type="float">
            <text:p>0.218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4774" calcext:value-type="float">
            <text:p>0.4774</text:p>
          </table:table-cell>
          <table:table-cell table:number-columns-repeated="8" office:value-type="float" office:value="0.5367" calcext:value-type="float">
            <text:p>0.5367</text:p>
          </table:table-cell>
          <table:table-cell office:value-type="float" office:value="0.2026" calcext:value-type="float">
            <text:p>0.202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428" calcext:value-type="float">
            <text:p>0.4428</text:p>
          </table:table-cell>
          <table:table-cell office:value-type="float" office:value="0.4472" calcext:value-type="float">
            <text:p>0.4472</text:p>
          </table:table-cell>
          <table:table-cell table:number-columns-repeated="8" office:value-type="float" office:value="0.5027" calcext:value-type="float">
            <text:p>0.5027</text:p>
          </table:table-cell>
          <table:table-cell office:value-type="float" office:value="0.1898" calcext:value-type="float">
            <text:p>0.189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4219" calcext:value-type="float">
            <text:p>0.4219</text:p>
          </table:table-cell>
          <table:table-cell table:number-columns-repeated="8" office:value-type="float" office:value="0.5873" calcext:value-type="float">
            <text:p>0.5873</text:p>
          </table:table-cell>
          <table:table-cell office:value-type="float" office:value="0.1791" calcext:value-type="float">
            <text:p>0.179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037" calcext:value-type="float">
            <text:p>0.5037</text:p>
          </table:table-cell>
          <table:table-cell office:value-type="float" office:value="0.4003" calcext:value-type="float">
            <text:p>0.4003</text:p>
          </table:table-cell>
          <table:table-cell table:number-columns-repeated="8" office:value-type="float" office:value="0.5572" calcext:value-type="float">
            <text:p>0.5572</text:p>
          </table:table-cell>
          <table:table-cell office:value-type="float" office:value="0.1699" calcext:value-type="float">
            <text:p>0.169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3816" calcext:value-type="float">
            <text:p>0.3816</text:p>
          </table:table-cell>
          <table:table-cell table:number-columns-repeated="8" office:value-type="float" office:value="0.5312" calcext:value-type="float">
            <text:p>0.5312</text:p>
          </table:table-cell>
          <table:table-cell office:value-type="float" office:value="0.162" calcext:value-type="float">
            <text:p>0.16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593" calcext:value-type="float">
            <text:p>0.4593</text:p>
          </table:table-cell>
          <table:table-cell office:value-type="float" office:value="0.3651" calcext:value-type="float">
            <text:p>0.3651</text:p>
          </table:table-cell>
          <table:table-cell table:number-columns-repeated="8" office:value-type="float" office:value="0.5082" calcext:value-type="float">
            <text:p>0.5082</text:p>
          </table:table-cell>
          <table:table-cell office:value-type="float" office:value="0.155" calcext:value-type="float">
            <text:p>0.15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3504" calcext:value-type="float">
            <text:p>0.3504</text:p>
          </table:table-cell>
          <table:table-cell table:number-columns-repeated="8" office:value-type="float" office:value="0.4878" calcext:value-type="float">
            <text:p>0.4878</text:p>
          </table:table-cell>
          <table:table-cell office:value-type="float" office:value="0.1487" calcext:value-type="float">
            <text:p>0.148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243" calcext:value-type="float">
            <text:p>0.4243</text:p>
          </table:table-cell>
          <table:table-cell office:value-type="float" office:value="0.3373" calcext:value-type="float">
            <text:p>0.3373</text:p>
          </table:table-cell>
          <table:table-cell table:number-columns-repeated="8" office:value-type="float" office:value="0.4694" calcext:value-type="float">
            <text:p>0.4694</text:p>
          </table:table-cell>
          <table:table-cell office:value-type="float" office:value="0.1431" calcext:value-type="float">
            <text:p>0.143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093" calcext:value-type="float">
            <text:p>0.4093</text:p>
          </table:table-cell>
          <table:table-cell office:value-type="float" office:value="0.3253" calcext:value-type="float">
            <text:p>0.3253</text:p>
          </table:table-cell>
          <table:table-cell table:number-columns-repeated="8" office:value-type="float" office:value="0.4528" calcext:value-type="float">
            <text:p>0.4528</text:p>
          </table:table-cell>
          <table:table-cell office:value-type="float" office:value="0.1381" calcext:value-type="float">
            <text:p>0.138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3956" calcext:value-type="float">
            <text:p>0.3956</text:p>
          </table:table-cell>
          <table:table-cell office:value-type="float" office:value="0.3145" calcext:value-type="float">
            <text:p>0.3145</text:p>
          </table:table-cell>
          <table:table-cell table:number-columns-repeated="7" office:value-type="float" office:value="0.4711" calcext:value-type="float">
            <text:p>0.4711</text:p>
          </table:table-cell>
          <table:table-cell office:value-type="float" office:value="0.4377" calcext:value-type="float">
            <text:p>0.4377</text:p>
          </table:table-cell>
          <table:table-cell office:value-type="float" office:value="0.1335" calcext:value-type="float">
            <text:p>0.133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3831" calcext:value-type="float">
            <text:p>0.3831</text:p>
          </table:table-cell>
          <table:table-cell office:value-type="float" office:value="0.3045" calcext:value-type="float">
            <text:p>0.3045</text:p>
          </table:table-cell>
          <table:table-cell table:number-columns-repeated="7" office:value-type="float" office:value="0.4562" calcext:value-type="float">
            <text:p>0.4562</text:p>
          </table:table-cell>
          <table:table-cell office:value-type="float" office:value="0.4239" calcext:value-type="float">
            <text:p>0.4239</text:p>
          </table:table-cell>
          <table:table-cell office:value-type="float" office:value="0.1293" calcext:value-type="float">
            <text:p>0.129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3716" calcext:value-type="float">
            <text:p>0.3716</text:p>
          </table:table-cell>
          <table:table-cell office:value-type="float" office:value="0.2954" calcext:value-type="float">
            <text:p>0.2954</text:p>
          </table:table-cell>
          <table:table-cell table:number-columns-repeated="7" office:value-type="float" office:value="0.4425" calcext:value-type="float">
            <text:p>0.4425</text:p>
          </table:table-cell>
          <table:table-cell office:value-type="float" office:value="0.4112" calcext:value-type="float">
            <text:p>0.4112</text:p>
          </table:table-cell>
          <table:table-cell office:value-type="float" office:value="0.1254" calcext:value-type="float">
            <text:p>0.125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361" calcext:value-type="float">
            <text:p>0.361</text:p>
          </table:table-cell>
          <table:table-cell office:value-type="float" office:value="0.3156" calcext:value-type="float">
            <text:p>0.3156</text:p>
          </table:table-cell>
          <table:table-cell table:number-columns-repeated="7" office:value-type="float" office:value="0.4298" calcext:value-type="float">
            <text:p>0.4298</text:p>
          </table:table-cell>
          <table:table-cell office:value-type="float" office:value="0.3994" calcext:value-type="float">
            <text:p>0.3994</text:p>
          </table:table-cell>
          <table:table-cell office:value-type="float" office:value="0.1218" calcext:value-type="float">
            <text:p>0.121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3069" calcext:value-type="float">
            <text:p>0.3069</text:p>
          </table:table-cell>
          <table:table-cell table:number-columns-repeated="7" office:value-type="float" office:value="0.4454" calcext:value-type="float">
            <text:p>0.4454</text:p>
          </table:table-cell>
          <table:table-cell office:value-type="float" office:value="0.3884" calcext:value-type="float">
            <text:p>0.3884</text:p>
          </table:table-cell>
          <table:table-cell office:value-type="float" office:value="0.1184" calcext:value-type="float">
            <text:p>0.118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3069" calcext:value-type="float">
            <text:p>0.3069</text:p>
          </table:table-cell>
          <table:table-cell table:number-columns-repeated="7" office:value-type="float" office:value="0.4454" calcext:value-type="float">
            <text:p>0.4454</text:p>
          </table:table-cell>
          <table:table-cell office:value-type="float" office:value="0.3884" calcext:value-type="float">
            <text:p>0.3884</text:p>
          </table:table-cell>
          <table:table-cell office:value-type="float" office:value="0.1184" calcext:value-type="float">
            <text:p>0.118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7576" calcext:value-type="float">
            <text:p>0.7576</text:p>
          </table:table-cell>
          <table:table-cell table:number-columns-repeated="4" office:value-type="float" office:value="0.1778" calcext:value-type="float">
            <text:p>0.177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2727" calcext:value-type="float">
            <text:p>0.272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2727" calcext:value-type="float">
            <text:p>0.272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2727" calcext:value-type="float">
            <text:p>0.272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4" office:value-type="float" office:value="0.2057" calcext:value-type="float">
            <text:p>0.205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412" calcext:value-type="float">
            <text:p>0.9412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412" calcext:value-type="float">
            <text:p>0.9412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412" calcext:value-type="float">
            <text:p>0.9412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412" calcext:value-type="float">
            <text:p>0.9412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412" calcext:value-type="float">
            <text:p>0.9412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412" calcext:value-type="float">
            <text:p>0.9412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412" calcext:value-type="float">
            <text:p>0.9412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412" calcext:value-type="float">
            <text:p>0.9412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412" calcext:value-type="float">
            <text:p>0.9412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412" calcext:value-type="float">
            <text:p>0.9412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7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9" office:value-type="float" office:value="0.0833" calcext:value-type="float">
            <text:p>0.083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7654" calcext:value-type="float">
            <text:p>0.7654</text:p>
          </table:table-cell>
          <table:table-cell table:number-columns-repeated="9" office:value-type="float" office:value="0.2346" calcext:value-type="float">
            <text:p>0.234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6367" calcext:value-type="float">
            <text:p>0.6367</text:p>
          </table:table-cell>
          <table:table-cell table:number-columns-repeated="9" office:value-type="float" office:value="0.3633" calcext:value-type="float">
            <text:p>0.363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5531" calcext:value-type="float">
            <text:p>0.5531</text:p>
          </table:table-cell>
          <table:table-cell table:number-columns-repeated="9" office:value-type="float" office:value="0.3156" calcext:value-type="float">
            <text:p>0.315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935" calcext:value-type="float">
            <text:p>0.4935</text:p>
          </table:table-cell>
          <table:table-cell table:number-columns-repeated="9" office:value-type="float" office:value="0.2816" calcext:value-type="float">
            <text:p>0.281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698" calcext:value-type="float">
            <text:p>0.4698</text:p>
          </table:table-cell>
          <table:table-cell table:number-columns-repeated="9" office:value-type="float" office:value="0.2681" calcext:value-type="float">
            <text:p>0.268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494" calcext:value-type="float">
            <text:p>0.4494</text:p>
          </table:table-cell>
          <table:table-cell table:number-columns-repeated="9" office:value-type="float" office:value="0.2565" calcext:value-type="float">
            <text:p>0.256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315" calcext:value-type="float">
            <text:p>0.4315</text:p>
          </table:table-cell>
          <table:table-cell table:number-columns-repeated="9" office:value-type="float" office:value="0.2462" calcext:value-type="float">
            <text:p>0.246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156" calcext:value-type="float">
            <text:p>0.4156</text:p>
          </table:table-cell>
          <table:table-cell table:number-columns-repeated="9" office:value-type="float" office:value="0.2372" calcext:value-type="float">
            <text:p>0.23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156" calcext:value-type="float">
            <text:p>0.4156</text:p>
          </table:table-cell>
          <table:table-cell table:number-columns-repeated="9" office:value-type="float" office:value="0.2372" calcext:value-type="float">
            <text:p>0.23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156" calcext:value-type="float">
            <text:p>0.4156</text:p>
          </table:table-cell>
          <table:table-cell table:number-columns-repeated="9" office:value-type="float" office:value="0.2372" calcext:value-type="float">
            <text:p>0.23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156" calcext:value-type="float">
            <text:p>0.4156</text:p>
          </table:table-cell>
          <table:table-cell table:number-columns-repeated="9" office:value-type="float" office:value="0.2372" calcext:value-type="float">
            <text:p>0.23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156" calcext:value-type="float">
            <text:p>0.4156</text:p>
          </table:table-cell>
          <table:table-cell table:number-columns-repeated="9" office:value-type="float" office:value="0.2372" calcext:value-type="float">
            <text:p>0.23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156" calcext:value-type="float">
            <text:p>0.4156</text:p>
          </table:table-cell>
          <table:table-cell table:number-columns-repeated="9" office:value-type="float" office:value="0.2372" calcext:value-type="float">
            <text:p>0.23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156" calcext:value-type="float">
            <text:p>0.4156</text:p>
          </table:table-cell>
          <table:table-cell table:number-columns-repeated="9" office:value-type="float" office:value="0.2372" calcext:value-type="float">
            <text:p>0.23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156" calcext:value-type="float">
            <text:p>0.4156</text:p>
          </table:table-cell>
          <table:table-cell table:number-columns-repeated="9" office:value-type="float" office:value="0.2372" calcext:value-type="float">
            <text:p>0.23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156" calcext:value-type="float">
            <text:p>0.4156</text:p>
          </table:table-cell>
          <table:table-cell table:number-columns-repeated="9" office:value-type="float" office:value="0.2372" calcext:value-type="float">
            <text:p>0.23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156" calcext:value-type="float">
            <text:p>0.4156</text:p>
          </table:table-cell>
          <table:table-cell table:number-columns-repeated="9" office:value-type="float" office:value="0.2372" calcext:value-type="float">
            <text:p>0.23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156" calcext:value-type="float">
            <text:p>0.4156</text:p>
          </table:table-cell>
          <table:table-cell table:number-columns-repeated="9" office:value-type="float" office:value="0.2372" calcext:value-type="float">
            <text:p>0.23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16" calcext:value-type="float">
            <text:p>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1938" calcext:value-type="float">
            <text:p>0.1938</text:p>
          </table:table-cell>
          <table:table-cell office:value-type="float" office:value="0.1972" calcext:value-type="float">
            <text:p>0.1972</text:p>
          </table:table-cell>
          <table:table-cell table:number-columns-repeated="9" office:value-type="float" office:value="0.0286" calcext:value-type="float">
            <text:p>0.028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1818" calcext:value-type="float">
            <text:p>0.181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9" office:value-type="float" office:value="0.1818" calcext:value-type="float">
            <text:p>0.181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5" calcext:value-type="float">
            <text:p>0.5</text:p>
          </table:table-cell>
          <table:table-cell office:value-type="float" office:value="0.5556" calcext:value-type="float">
            <text:p>0.555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5" calcext:value-type="float">
            <text:p>0.5</text:p>
          </table:table-cell>
          <table:table-cell office:value-type="float" office:value="0.5556" calcext:value-type="float">
            <text:p>0.555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.6131" calcext:value-type="float">
            <text:p>0.613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.4693" calcext:value-type="float">
            <text:p>0.469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.4744" calcext:value-type="float">
            <text:p>0.474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.4778" calcext:value-type="float">
            <text:p>0.477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.4506" calcext:value-type="float">
            <text:p>0.450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.4278" calcext:value-type="float">
            <text:p>0.427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.4539" calcext:value-type="float">
            <text:p>0.453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35" calcext:value-type="float">
            <text:p>0.435</text:p>
          </table:table-cell>
          <table:table-cell office:value-type="float" office:value="0.4768" calcext:value-type="float">
            <text:p>0.476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568" calcext:value-type="float">
            <text:p>0.4568</text:p>
          </table:table-cell>
          <table:table-cell office:value-type="float" office:value="0.4584" calcext:value-type="float">
            <text:p>0.4584</text:p>
          </table:table-cell>
          <table:table-cell table:number-columns-repeated="9" office:value-type="float" office:value="0.0386" calcext:value-type="float">
            <text:p>0.038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4419" calcext:value-type="float">
            <text:p>0.4419</text:p>
          </table:table-cell>
          <table:table-cell table:number-columns-repeated="9" office:value-type="float" office:value="0.0731" calcext:value-type="float">
            <text:p>0.073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256" calcext:value-type="float">
            <text:p>0.4256</text:p>
          </table:table-cell>
          <table:table-cell office:value-type="float" office:value="0.4271" calcext:value-type="float">
            <text:p>0.4271</text:p>
          </table:table-cell>
          <table:table-cell table:number-columns-repeated="9" office:value-type="float" office:value="0.0706" calcext:value-type="float">
            <text:p>0.07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121" calcext:value-type="float">
            <text:p>0.4121</text:p>
          </table:table-cell>
          <table:table-cell office:value-type="float" office:value="0.4135" calcext:value-type="float">
            <text:p>0.4135</text:p>
          </table:table-cell>
          <table:table-cell table:number-columns-repeated="9" office:value-type="float" office:value="0.0684" calcext:value-type="float">
            <text:p>0.068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998" calcext:value-type="float">
            <text:p>0.3998</text:p>
          </table:table-cell>
          <table:table-cell office:value-type="float" office:value="0.4012" calcext:value-type="float">
            <text:p>0.4012</text:p>
          </table:table-cell>
          <table:table-cell table:number-columns-repeated="9" office:value-type="float" office:value="0.0664" calcext:value-type="float">
            <text:p>0.066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884" calcext:value-type="float">
            <text:p>0.3884</text:p>
          </table:table-cell>
          <table:table-cell office:value-type="float" office:value="0.3898" calcext:value-type="float">
            <text:p>0.3898</text:p>
          </table:table-cell>
          <table:table-cell table:number-columns-repeated="9" office:value-type="float" office:value="0.0645" calcext:value-type="float">
            <text:p>0.064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3793" calcext:value-type="float">
            <text:p>0.3793</text:p>
          </table:table-cell>
          <table:table-cell table:number-columns-repeated="9" office:value-type="float" office:value="0.0627" calcext:value-type="float">
            <text:p>0.062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3793" calcext:value-type="float">
            <text:p>0.3793</text:p>
          </table:table-cell>
          <table:table-cell table:number-columns-repeated="9" office:value-type="float" office:value="0.1157" calcext:value-type="float">
            <text:p>0.11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3793" calcext:value-type="float">
            <text:p>0.3793</text:p>
          </table:table-cell>
          <table:table-cell table:number-columns-repeated="9" office:value-type="float" office:value="0.1157" calcext:value-type="float">
            <text:p>0.11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3793" calcext:value-type="float">
            <text:p>0.3793</text:p>
          </table:table-cell>
          <table:table-cell table:number-columns-repeated="9" office:value-type="float" office:value="0.1157" calcext:value-type="float">
            <text:p>0.11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3793" calcext:value-type="float">
            <text:p>0.3793</text:p>
          </table:table-cell>
          <table:table-cell table:number-columns-repeated="9" office:value-type="float" office:value="0.1157" calcext:value-type="float">
            <text:p>0.11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525" calcext:value-type="float">
            <text:p>0.52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25" calcext:value-type="float">
            <text:p>0.525</text:p>
          </table:table-cell>
          <table:table-cell office:value-type="float" office:value="0.2083" calcext:value-type="float">
            <text:p>0.208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1667" calcext:value-type="float">
            <text:p>0.1667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1667" calcext:value-type="float">
            <text:p>0.1667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5" office:value-type="float" office:value="0.3194" calcext:value-type="float">
            <text:p>0.319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5"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5103" calcext:value-type="float">
            <text:p>0.5103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5103" calcext:value-type="float">
            <text:p>0.5103</text:p>
          </table:table-cell>
          <table:table-cell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678" calcext:value-type="float">
            <text:p>0.4678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678" calcext:value-type="float">
            <text:p>0.4678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4678" calcext:value-type="float">
            <text:p>0.4678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7"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2" office:value-type="float" office:value="13" calcext:value-type="float">
            <text:p>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7"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4535" calcext:value-type="float">
            <text:p>0.4535</text:p>
          </table:table-cell>
          <table:table-cell office:value-type="float" office:value="0.4086" calcext:value-type="float">
            <text:p>0.4086</text:p>
          </table:table-cell>
          <table:table-cell table:number-columns-repeated="5" office:value-type="float" office:value="0.3396" calcext:value-type="float">
            <text:p>0.3396</text:p>
          </table:table-cell>
          <table:table-cell table:number-columns-repeated="4" office:value-type="float" office:value="0.1538" calcext:value-type="float">
            <text:p>0.153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455" calcext:value-type="float">
            <text:p>0.5455</text:p>
          </table:table-cell>
          <table:table-cell table:number-columns-repeated="5" office:value-type="float" office:value="0.4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.4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4706" calcext:value-type="float">
            <text:p>0.4706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.4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1" office:value-type="float" office:value="0.7654" calcext:value-type="float">
            <text:p>0.765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869" calcext:value-type="float">
            <text:p>0.7869</text:p>
          </table:table-cell>
          <table:table-cell table:number-columns-repeated="10" office:value-type="float" office:value="0.6951" calcext:value-type="float">
            <text:p>0.695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7183" calcext:value-type="float">
            <text:p>0.7183</text:p>
          </table:table-cell>
          <table:table-cell table:number-columns-repeated="9" office:value-type="float" office:value="0.6422" calcext:value-type="float">
            <text:p>0.642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505" calcext:value-type="float">
            <text:p>0.7505</text:p>
          </table:table-cell>
          <table:table-cell office:value-type="float" office:value="0.7368" calcext:value-type="float">
            <text:p>0.7368</text:p>
          </table:table-cell>
          <table:table-cell table:number-columns-repeated="9" office:value-type="float" office:value="0.6001" calcext:value-type="float">
            <text:p>0.60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071" calcext:value-type="float">
            <text:p>0.7071</text:p>
          </table:table-cell>
          <table:table-cell office:value-type="float" office:value="0.6942" calcext:value-type="float">
            <text:p>0.6942</text:p>
          </table:table-cell>
          <table:table-cell table:number-columns-repeated="5" office:value-type="float" office:value="0.681" calcext:value-type="float">
            <text:p>0.681</text:p>
          </table:table-cell>
          <table:table-cell table:number-columns-repeated="4" office:value-type="float" office:value="0.5654" calcext:value-type="float">
            <text:p>0.565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742" calcext:value-type="float">
            <text:p>0.7742</text:p>
          </table:table-cell>
          <table:table-cell office:value-type="float" office:value="0.6582" calcext:value-type="float">
            <text:p>0.6582</text:p>
          </table:table-cell>
          <table:table-cell table:number-columns-repeated="5" office:value-type="float" office:value="0.6975" calcext:value-type="float">
            <text:p>0.6975</text:p>
          </table:table-cell>
          <table:table-cell table:number-columns-repeated="4" office:value-type="float" office:value="0.5361" calcext:value-type="float">
            <text:p>0.536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6272" calcext:value-type="float">
            <text:p>0.6272</text:p>
          </table:table-cell>
          <table:table-cell table:number-columns-repeated="5" office:value-type="float" office:value="0.6646" calcext:value-type="float">
            <text:p>0.6646</text:p>
          </table:table-cell>
          <table:table-cell table:number-columns-repeated="4" office:value-type="float" office:value="0.5108" calcext:value-type="float">
            <text:p>0.510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508" calcext:value-type="float">
            <text:p>0.7508</text:p>
          </table:table-cell>
          <table:table-cell office:value-type="float" office:value="0.6433" calcext:value-type="float">
            <text:p>0.6433</text:p>
          </table:table-cell>
          <table:table-cell table:number-columns-repeated="5" office:value-type="float" office:value="0.6359" calcext:value-type="float">
            <text:p>0.6359</text:p>
          </table:table-cell>
          <table:table-cell table:number-columns-repeated="4" office:value-type="float" office:value="0.4887" calcext:value-type="float">
            <text:p>0.488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6577" calcext:value-type="float">
            <text:p>0.6577</text:p>
          </table:table-cell>
          <table:table-cell table:number-columns-repeated="5" office:value-type="float" office:value="0.6103" calcext:value-type="float">
            <text:p>0.6103</text:p>
          </table:table-cell>
          <table:table-cell table:number-columns-repeated="4" office:value-type="float" office:value="0.4691" calcext:value-type="float">
            <text:p>0.469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633" calcext:value-type="float">
            <text:p>0.633</text:p>
          </table:table-cell>
          <table:table-cell table:number-columns-repeated="5" office:value-type="float" office:value="0.5875" calcext:value-type="float">
            <text:p>0.5875</text:p>
          </table:table-cell>
          <table:table-cell table:number-columns-repeated="4" office:value-type="float" office:value="0.4516" calcext:value-type="float">
            <text:p>0.451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6108" calcext:value-type="float">
            <text:p>0.6108</text:p>
          </table:table-cell>
          <table:table-cell table:number-columns-repeated="5" office:value-type="float" office:value="0.602" calcext:value-type="float">
            <text:p>0.602</text:p>
          </table:table-cell>
          <table:table-cell table:number-columns-repeated="4" office:value-type="float" office:value="0.4357" calcext:value-type="float">
            <text:p>0.43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645" calcext:value-type="float">
            <text:p>0.645</text:p>
          </table:table-cell>
          <table:table-cell table:number-columns-repeated="5" office:value-type="float" office:value="0.602" calcext:value-type="float">
            <text:p>0.602</text:p>
          </table:table-cell>
          <table:table-cell table:number-columns-repeated="4" office:value-type="float" office:value="0.4357" calcext:value-type="float">
            <text:p>0.43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645" calcext:value-type="float">
            <text:p>0.645</text:p>
          </table:table-cell>
          <table:table-cell table:number-columns-repeated="5" office:value-type="float" office:value="0.602" calcext:value-type="float">
            <text:p>0.602</text:p>
          </table:table-cell>
          <table:table-cell table:number-columns-repeated="4" office:value-type="float" office:value="0.4357" calcext:value-type="float">
            <text:p>0.43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7104" calcext:value-type="float">
            <text:p>0.7104</text:p>
          </table:table-cell>
          <table:table-cell table:number-columns-repeated="5" office:value-type="float" office:value="0.602" calcext:value-type="float">
            <text:p>0.602</text:p>
          </table:table-cell>
          <table:table-cell table:number-columns-repeated="4" office:value-type="float" office:value="0.4357" calcext:value-type="float">
            <text:p>0.43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7104" calcext:value-type="float">
            <text:p>0.7104</text:p>
          </table:table-cell>
          <table:table-cell table:number-columns-repeated="5" office:value-type="float" office:value="0.602" calcext:value-type="float">
            <text:p>0.602</text:p>
          </table:table-cell>
          <table:table-cell table:number-columns-repeated="4" office:value-type="float" office:value="0.4357" calcext:value-type="float">
            <text:p>0.43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7104" calcext:value-type="float">
            <text:p>0.7104</text:p>
          </table:table-cell>
          <table:table-cell table:number-columns-repeated="5" office:value-type="float" office:value="0.6334" calcext:value-type="float">
            <text:p>0.6334</text:p>
          </table:table-cell>
          <table:table-cell table:number-columns-repeated="4" office:value-type="float" office:value="0.4357" calcext:value-type="float">
            <text:p>0.43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7104" calcext:value-type="float">
            <text:p>0.7104</text:p>
          </table:table-cell>
          <table:table-cell table:number-columns-repeated="5" office:value-type="float" office:value="0.6643" calcext:value-type="float">
            <text:p>0.6643</text:p>
          </table:table-cell>
          <table:table-cell table:number-columns-repeated="4" office:value-type="float" office:value="0.4357" calcext:value-type="float">
            <text:p>0.43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7104" calcext:value-type="float">
            <text:p>0.7104</text:p>
          </table:table-cell>
          <table:table-cell table:number-columns-repeated="5" office:value-type="float" office:value="0.6947" calcext:value-type="float">
            <text:p>0.6947</text:p>
          </table:table-cell>
          <table:table-cell table:number-columns-repeated="4" office:value-type="float" office:value="0.4357" calcext:value-type="float">
            <text:p>0.43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8" calcext:value-type="float">
            <text:p>0.023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9" calcext:value-type="float">
            <text:p>0.142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9" calcext:value-type="float">
            <text:p>0.142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9" calcext:value-type="float">
            <text:p>0.154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9" calcext:value-type="float">
            <text:p>0.154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9" calcext:value-type="float">
            <text:p>0.154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9" calcext:value-type="float">
            <text:p>0.154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9" calcext:value-type="float">
            <text:p>0.154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9" calcext:value-type="float">
            <text:p>0.154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9" calcext:value-type="float">
            <text:p>0.154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9" calcext:value-type="float">
            <text:p>0.154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9" calcext:value-type="float">
            <text:p>0.154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9" calcext:value-type="float">
            <text:p>0.154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9" calcext:value-type="float">
            <text:p>0.154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9" calcext:value-type="float">
            <text:p>0.154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9" calcext:value-type="float">
            <text:p>0.154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9" calcext:value-type="float">
            <text:p>0.154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4333" calcext:value-type="float">
            <text:p>0.4333</text:p>
          </table:table-cell>
          <table:table-cell office:value-type="float" office:value="0.4048" calcext:value-type="float">
            <text:p>0.4048</text:p>
          </table:table-cell>
          <table:table-cell table:number-columns-repeated="7"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0" office:value-type="float" office:value="0.7654" calcext:value-type="float">
            <text:p>0.76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0" office:value-type="float" office:value="0.6367" calcext:value-type="float">
            <text:p>0.63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7324" calcext:value-type="float">
            <text:p>0.7324</text:p>
          </table:table-cell>
          <table:table-cell table:number-columns-repeated="8" office:value-type="float" office:value="0.592" calcext:value-type="float">
            <text:p>0.5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table:number-columns-repeated="8"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7"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7"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7"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7"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7"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7"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7"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7"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7"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7"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7"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7"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7"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7"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3755943" calcext:value-type="float">
            <text:p>213755943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3755943" calcext:value-type="float">
            <text:p>213755943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2292" calcext:value-type="float">
            <text:p>0.2292</text:p>
          </table:table-cell>
          <table:table-cell table:number-columns-repeated="3" office:value-type="float" office:value="0.3167" calcext:value-type="float">
            <text:p>0.3167</text:p>
          </table:table-cell>
          <table:table-cell table:number-columns-repeated="6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0.1333" calcext:value-type="float">
            <text:p>0.13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0.1333" calcext:value-type="float">
            <text:p>0.13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0.1333" calcext:value-type="float">
            <text:p>0.13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0.1333" calcext:value-type="float">
            <text:p>0.13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0.1333" calcext:value-type="float">
            <text:p>0.13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3801" calcext:value-type="float">
            <text:p>0.3801</text:p>
          </table:table-cell>
          <table:table-cell table:number-columns-repeated="9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3801" calcext:value-type="float">
            <text:p>0.3801</text:p>
          </table:table-cell>
          <table:table-cell table:number-columns-repeated="9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3801" calcext:value-type="float">
            <text:p>0.3801</text:p>
          </table:table-cell>
          <table:table-cell table:number-columns-repeated="9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3801" calcext:value-type="float">
            <text:p>0.3801</text:p>
          </table:table-cell>
          <table:table-cell table:number-columns-repeated="9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3801" calcext:value-type="float">
            <text:p>0.3801</text:p>
          </table:table-cell>
          <table:table-cell table:number-columns-repeated="9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3801" calcext:value-type="float">
            <text:p>0.3801</text:p>
          </table:table-cell>
          <table:table-cell table:number-columns-repeated="9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3801" calcext:value-type="float">
            <text:p>0.3801</text:p>
          </table:table-cell>
          <table:table-cell table:number-columns-repeated="9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3801" calcext:value-type="float">
            <text:p>0.3801</text:p>
          </table:table-cell>
          <table:table-cell table:number-columns-repeated="9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3801" calcext:value-type="float">
            <text:p>0.3801</text:p>
          </table:table-cell>
          <table:table-cell table:number-columns-repeated="9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3801" calcext:value-type="float">
            <text:p>0.3801</text:p>
          </table:table-cell>
          <table:table-cell table:number-columns-repeated="9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3801" calcext:value-type="float">
            <text:p>0.3801</text:p>
          </table:table-cell>
          <table:table-cell table:number-columns-repeated="9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769" calcext:value-type="float">
            <text:p>0.5769</text:p>
          </table:table-cell>
          <table:table-cell office:value-type="float" office:value="0.3801" calcext:value-type="float">
            <text:p>0.3801</text:p>
          </table:table-cell>
          <table:table-cell table:number-columns-repeated="9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769" calcext:value-type="float">
            <text:p>0.5769</text:p>
          </table:table-cell>
          <table:table-cell office:value-type="float" office:value="0.3801" calcext:value-type="float">
            <text:p>0.3801</text:p>
          </table:table-cell>
          <table:table-cell table:number-columns-repeated="3" office:value-type="float" office:value="0.5746" calcext:value-type="float">
            <text:p>0.5746</text:p>
          </table:table-cell>
          <table:table-cell table:number-columns-repeated="6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769" calcext:value-type="float">
            <text:p>0.5769</text:p>
          </table:table-cell>
          <table:table-cell office:value-type="float" office:value="0.4731" calcext:value-type="float">
            <text:p>0.4731</text:p>
          </table:table-cell>
          <table:table-cell table:number-columns-repeated="3" office:value-type="float" office:value="0.5746" calcext:value-type="float">
            <text:p>0.5746</text:p>
          </table:table-cell>
          <table:table-cell table:number-columns-repeated="6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769" calcext:value-type="float">
            <text:p>0.5769</text:p>
          </table:table-cell>
          <table:table-cell office:value-type="float" office:value="0.4731" calcext:value-type="float">
            <text:p>0.4731</text:p>
          </table:table-cell>
          <table:table-cell table:number-columns-repeated="3" office:value-type="float" office:value="0.5746" calcext:value-type="float">
            <text:p>0.5746</text:p>
          </table:table-cell>
          <table:table-cell table:number-columns-repeated="6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769" calcext:value-type="float">
            <text:p>0.5769</text:p>
          </table:table-cell>
          <table:table-cell office:value-type="float" office:value="0.4731" calcext:value-type="float">
            <text:p>0.4731</text:p>
          </table:table-cell>
          <table:table-cell table:number-columns-repeated="3" office:value-type="float" office:value="0.5746" calcext:value-type="float">
            <text:p>0.5746</text:p>
          </table:table-cell>
          <table:table-cell table:number-columns-repeated="6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769" calcext:value-type="float">
            <text:p>0.5769</text:p>
          </table:table-cell>
          <table:table-cell office:value-type="float" office:value="0.4731" calcext:value-type="float">
            <text:p>0.4731</text:p>
          </table:table-cell>
          <table:table-cell table:number-columns-repeated="3" office:value-type="float" office:value="0.5746" calcext:value-type="float">
            <text:p>0.5746</text:p>
          </table:table-cell>
          <table:table-cell table:number-columns-repeated="6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769" calcext:value-type="float">
            <text:p>0.5769</text:p>
          </table:table-cell>
          <table:table-cell office:value-type="float" office:value="0.4731" calcext:value-type="float">
            <text:p>0.4731</text:p>
          </table:table-cell>
          <table:table-cell table:number-columns-repeated="3" office:value-type="float" office:value="0.5746" calcext:value-type="float">
            <text:p>0.5746</text:p>
          </table:table-cell>
          <table:table-cell table:number-columns-repeated="6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44307158" calcext:value-type="float">
            <text:p>244307158</text:p>
          </table:table-cell>
          <table:table-cell table:number-columns-repeated="8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17" calcext:value-type="float">
            <text:p>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1373" calcext:value-type="float">
            <text:p>0.1373</text:p>
          </table:table-cell>
          <table:table-cell office:value-type="float" office:value="0.1625" calcext:value-type="float">
            <text:p>0.1625</text:p>
          </table:table-cell>
          <table:table-cell table:number-columns-repeated="7" office:value-type="float" office:value="0.1958" calcext:value-type="float">
            <text:p>0.1958</text:p>
          </table:table-cell>
          <table:table-cell office:value-type="float" office:value="0.1732" calcext:value-type="float">
            <text:p>0.1732</text:p>
          </table:table-cell>
          <table:table-cell office:value-type="float" office:value="0.1471" calcext:value-type="float">
            <text:p>0.147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8" office:value-type="float" office:value="0.4444" calcext:value-type="float">
            <text:p>0.44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11" office:value-type="float" office:value="0.7654" calcext:value-type="float">
            <text:p>0.765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11" office:value-type="float" office:value="0.6367" calcext:value-type="float">
            <text:p>0.63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11" office:value-type="float" office:value="0.5531" calcext:value-type="float">
            <text:p>0.553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2" office:value-type="float" office:value="0.4935" calcext:value-type="float">
            <text:p>0.4935</text:p>
          </table:table-cell>
          <table:table-cell table:number-columns-repeated="9" office:value-type="float" office:value="0.5474" calcext:value-type="float">
            <text:p>0.547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4483" calcext:value-type="float">
            <text:p>0.4483</text:p>
          </table:table-cell>
          <table:table-cell office:value-type="float" office:value="0.4941" calcext:value-type="float">
            <text:p>0.4941</text:p>
          </table:table-cell>
          <table:table-cell table:number-columns-repeated="9" office:value-type="float" office:value="0.4973" calcext:value-type="float">
            <text:p>0.497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4547" calcext:value-type="float">
            <text:p>0.4547</text:p>
          </table:table-cell>
          <table:table-cell table:number-columns-repeated="9" office:value-type="float" office:value="0.4576" calcext:value-type="float">
            <text:p>0.457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438" calcext:value-type="float">
            <text:p>0.438</text:p>
          </table:table-cell>
          <table:table-cell table:number-columns-repeated="8" office:value-type="float" office:value="0.4775" calcext:value-type="float">
            <text:p>0.4775</text:p>
          </table:table-cell>
          <table:table-cell office:value-type="float" office:value="0.4408" calcext:value-type="float">
            <text:p>0.440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4231" calcext:value-type="float">
            <text:p>0.4231</text:p>
          </table:table-cell>
          <table:table-cell table:number-columns-repeated="8" office:value-type="float" office:value="0.4612" calcext:value-type="float">
            <text:p>0.4612</text:p>
          </table:table-cell>
          <table:table-cell office:value-type="float" office:value="0.4258" calcext:value-type="float">
            <text:p>0.425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406" calcext:value-type="float">
            <text:p>0.406</text:p>
          </table:table-cell>
          <table:table-cell office:value-type="float" office:value="0.4097" calcext:value-type="float">
            <text:p>0.4097</text:p>
          </table:table-cell>
          <table:table-cell table:number-columns-repeated="8" office:value-type="float" office:value="0.4466" calcext:value-type="float">
            <text:p>0.4466</text:p>
          </table:table-cell>
          <table:table-cell office:value-type="float" office:value="0.4123" calcext:value-type="float">
            <text:p>0.412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939" calcext:value-type="float">
            <text:p>0.3939</text:p>
          </table:table-cell>
          <table:table-cell office:value-type="float" office:value="0.4273" calcext:value-type="float">
            <text:p>0.4273</text:p>
          </table:table-cell>
          <table:table-cell table:number-columns-repeated="8" office:value-type="float" office:value="0.4332" calcext:value-type="float">
            <text:p>0.433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4152" calcext:value-type="float">
            <text:p>0.4152</text:p>
          </table:table-cell>
          <table:table-cell table:number-columns-repeated="7" office:value-type="float" office:value="0.4774" calcext:value-type="float">
            <text:p>0.4774</text:p>
          </table:table-cell>
          <table:table-cell office:value-type="float" office:value="0.421" calcext:value-type="float">
            <text:p>0.421</text:p>
          </table:table-cell>
          <table:table-cell office:value-type="float" office:value="0.3887" calcext:value-type="float">
            <text:p>0.388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4041" calcext:value-type="float">
            <text:p>0.4041</text:p>
          </table:table-cell>
          <table:table-cell table:number-columns-repeated="7" office:value-type="float" office:value="0.4647" calcext:value-type="float">
            <text:p>0.4647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3783" calcext:value-type="float">
            <text:p>0.378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938" calcext:value-type="float">
            <text:p>0.3938</text:p>
          </table:table-cell>
          <table:table-cell table:number-columns-repeated="7" office:value-type="float" office:value="0.4528" calcext:value-type="float">
            <text:p>0.4528</text:p>
          </table:table-cell>
          <table:table-cell office:value-type="float" office:value="0.3993" calcext:value-type="float">
            <text:p>0.3993</text:p>
          </table:table-cell>
          <table:table-cell office:value-type="float" office:value="0.3686" calcext:value-type="float">
            <text:p>0.368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3843" calcext:value-type="float">
            <text:p>0.3843</text:p>
          </table:table-cell>
          <table:table-cell table:number-columns-repeated="7" office:value-type="float" office:value="0.4418" calcext:value-type="float">
            <text:p>0.4418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3597" calcext:value-type="float">
            <text:p>0.359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3753" calcext:value-type="float">
            <text:p>0.3753</text:p>
          </table:table-cell>
          <table:table-cell table:number-columns-repeated="7" office:value-type="float" office:value="0.4315" calcext:value-type="float">
            <text:p>0.4315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3513" calcext:value-type="float">
            <text:p>0.35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3753" calcext:value-type="float">
            <text:p>0.3753</text:p>
          </table:table-cell>
          <table:table-cell table:number-columns-repeated="7" office:value-type="float" office:value="0.4315" calcext:value-type="float">
            <text:p>0.4315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3513" calcext:value-type="float">
            <text:p>0.35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3753" calcext:value-type="float">
            <text:p>0.3753</text:p>
          </table:table-cell>
          <table:table-cell table:number-columns-repeated="7" office:value-type="float" office:value="0.4315" calcext:value-type="float">
            <text:p>0.4315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3513" calcext:value-type="float">
            <text:p>0.35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3753" calcext:value-type="float">
            <text:p>0.3753</text:p>
          </table:table-cell>
          <table:table-cell table:number-columns-repeated="7" office:value-type="float" office:value="0.4315" calcext:value-type="float">
            <text:p>0.4315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3513" calcext:value-type="float">
            <text:p>0.35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68043830" calcext:value-type="float">
            <text:p>268043830</text:p>
          </table:table-cell>
          <table:table-cell table:number-columns-repeated="12" office:value-type="float" office:value="7" calcext:value-type="float">
            <text:p>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701" calcext:value-type="float">
            <text:p>0.701</text:p>
          </table:table-cell>
          <table:table-cell table:number-columns-repeated="4" office:value-type="float" office:value="0.6296" calcext:value-type="float">
            <text:p>0.6296</text:p>
          </table:table-cell>
          <table:table-cell office:value-type="float" office:value="0.5071" calcext:value-type="float">
            <text:p>0.5071</text:p>
          </table:table-cell>
          <table:table-cell office:value-type="float" office:value="0.2738" calcext:value-type="float">
            <text:p>0.2738</text:p>
          </table:table-cell>
          <table:table-cell table:number-columns-repeated="2" office:value-type="float" office:value="0.0714" calcext:value-type="float">
            <text:p>0.07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571" calcext:value-type="float">
            <text:p>0.857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571" calcext:value-type="float">
            <text:p>0.857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6"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6"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6"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6"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6"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6"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6" office:value-type="float" office:value="0.8571" calcext:value-type="float">
            <text:p>0.857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6131" calcext:value-type="float">
            <text:p>0.6131</text:p>
          </table:table-cell>
          <table:table-cell table:number-columns-repeated="8" office:value-type="float" office:value="0.3869" calcext:value-type="float">
            <text:p>0.38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5307" calcext:value-type="float">
            <text:p>0.5307</text:p>
          </table:table-cell>
          <table:table-cell office:value-type="float" office:value="0.7039" calcext:value-type="float">
            <text:p>0.7039</text:p>
          </table:table-cell>
          <table:table-cell table:number-columns-repeated="6" office:value-type="float" office:value="0.5307" calcext:value-type="float">
            <text:p>0.5307</text:p>
          </table:table-cell>
          <table:table-cell table:number-columns-repeated="2" office:value-type="float" office:value="0.2961" calcext:value-type="float">
            <text:p>0.29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096" calcext:value-type="float">
            <text:p>0.6096</text:p>
          </table:table-cell>
          <table:table-cell office:value-type="float" office:value="0.7537" calcext:value-type="float">
            <text:p>0.7537</text:p>
          </table:table-cell>
          <table:table-cell table:number-columns-repeated="6" office:value-type="float" office:value="0.6096" calcext:value-type="float">
            <text:p>0.6096</text:p>
          </table:table-cell>
          <table:table-cell table:number-columns-repeated="2" office:value-type="float" office:value="0.2463" calcext:value-type="float">
            <text:p>0.24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608" calcext:value-type="float">
            <text:p>0.6608</text:p>
          </table:table-cell>
          <table:table-cell office:value-type="float" office:value="0.786" calcext:value-type="float">
            <text:p>0.786</text:p>
          </table:table-cell>
          <table:table-cell table:number-columns-repeated="5" office:value-type="float" office:value="0.6608" calcext:value-type="float">
            <text:p>0.6608</text:p>
          </table:table-cell>
          <table:table-cell office:value-type="float" office:value="0.5296" calcext:value-type="float">
            <text:p>0.5296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974" calcext:value-type="float">
            <text:p>0.6974</text:p>
          </table:table-cell>
          <table:table-cell office:value-type="float" office:value="0.8091" calcext:value-type="float">
            <text:p>0.8091</text:p>
          </table:table-cell>
          <table:table-cell table:number-columns-repeated="5" office:value-type="float" office:value="0.6974" calcext:value-type="float">
            <text:p>0.6974</text:p>
          </table:table-cell>
          <table:table-cell office:value-type="float" office:value="0.4725" calcext:value-type="float">
            <text:p>0.4725</text:p>
          </table:table-cell>
          <table:table-cell table:number-columns-repeated="2" office:value-type="float" office:value="0.1909" calcext:value-type="float">
            <text:p>0.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table:number-columns-repeated="2"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table:number-columns-repeated="2"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table:number-columns-repeated="2"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table:number-columns-repeated="2"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table:number-columns-repeated="2"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table:number-columns-repeated="2"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table:number-columns-repeated="2"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table:number-columns-repeated="2"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table:number-columns-repeated="2"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table:number-columns-repeated="2"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table:number-columns-repeated="2"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table:number-columns-repeated="2"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table:number-columns-repeated="2"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table:number-columns-repeated="2"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618003832" calcext:value-type="float">
            <text:p>618003832</text:p>
          </table:table-cell>
          <table:table-cell table:number-columns-repeated="12"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5" calcext:value-type="float">
            <text:p>0.5</text:p>
          </table:table-cell>
          <table:table-cell office:value-type="float" office:value="0.4583" calcext:value-type="float">
            <text:p>0.4583</text:p>
          </table:table-cell>
          <table:table-cell table:number-columns-repeated="2" office:value-type="float" office:value="0.5792" calcext:value-type="float">
            <text:p>0.5792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4621" calcext:value-type="float">
            <text:p>0.4621</text:p>
          </table:table-cell>
          <table:table-cell office:value-type="float" office:value="0.3125" calcext:value-type="float">
            <text:p>0.3125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625" calcext:value-type="float">
            <text:p>0.6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625" calcext:value-type="float">
            <text:p>0.6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625" calcext:value-type="float">
            <text:p>0.6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4375" calcext:value-type="float">
            <text:p>0.437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10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10" office:value-type="float" office:value="0.6934" calcext:value-type="float">
            <text:p>0.69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2" office:value-type="float" office:value="0.8671" calcext:value-type="float">
            <text:p>0.8671</text:p>
          </table:table-cell>
          <table:table-cell table:number-columns-repeated="8" office:value-type="float" office:value="0.6013" calcext:value-type="float">
            <text:p>0.60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778" calcext:value-type="float">
            <text:p>0.778</text:p>
          </table:table-cell>
          <table:table-cell table:number-columns-repeated="8" office:value-type="float" office:value="0.5395" calcext:value-type="float">
            <text:p>0.53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7123" calcext:value-type="float">
            <text:p>0.7123</text:p>
          </table:table-cell>
          <table:table-cell table:number-columns-repeated="8" office:value-type="float" office:value="0.4939" calcext:value-type="float">
            <text:p>0.49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481" calcext:value-type="float">
            <text:p>0.7481</text:p>
          </table:table-cell>
          <table:table-cell office:value-type="float" office:value="0.7331" calcext:value-type="float">
            <text:p>0.7331</text:p>
          </table:table-cell>
          <table:table-cell table:number-columns-repeated="5" office:value-type="float" office:value="0.6026" calcext:value-type="float">
            <text:p>0.6026</text:p>
          </table:table-cell>
          <table:table-cell table:number-columns-repeated="3" office:value-type="float" office:value="0.4583" calcext:value-type="float">
            <text:p>0.45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008" calcext:value-type="float">
            <text:p>0.7008</text:p>
          </table:table-cell>
          <table:table-cell office:value-type="float" office:value="0.6867" calcext:value-type="float">
            <text:p>0.6867</text:p>
          </table:table-cell>
          <table:table-cell table:number-columns-repeated="4" office:value-type="float" office:value="0.6278" calcext:value-type="float">
            <text:p>0.6278</text:p>
          </table:table-cell>
          <table:table-cell office:value-type="float" office:value="0.5645" calcext:value-type="float">
            <text:p>0.5645</text:p>
          </table:table-cell>
          <table:table-cell table:number-columns-repeated="3" office:value-type="float" office:value="0.4293" calcext:value-type="float">
            <text:p>0.42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table:number-columns-repeated="4"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3"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table:number-columns-repeated="4"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3"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table:number-columns-repeated="4"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3"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table:number-columns-repeated="4"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3"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table:number-columns-repeated="3" office:value-type="float" office:value="0.6972" calcext:value-type="float">
            <text:p>0.697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3"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table:number-columns-repeated="3" office:value-type="float" office:value="0.6972" calcext:value-type="float">
            <text:p>0.697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3"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table:number-columns-repeated="3" office:value-type="float" office:value="0.6972" calcext:value-type="float">
            <text:p>0.697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3"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table:number-columns-repeated="3" office:value-type="float" office:value="0.6972" calcext:value-type="float">
            <text:p>0.697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3"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table:number-columns-repeated="2" office:value-type="float" office:value="0.741" calcext:value-type="float">
            <text:p>0.741</text:p>
          </table:table-cell>
          <table:table-cell office:value-type="float" office:value="0.6972" calcext:value-type="float">
            <text:p>0.697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3"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table:number-columns-repeated="2" office:value-type="float" office:value="0.741" calcext:value-type="float">
            <text:p>0.741</text:p>
          </table:table-cell>
          <table:table-cell office:value-type="float" office:value="0.6972" calcext:value-type="float">
            <text:p>0.697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3"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table:number-columns-repeated="2" office:value-type="float" office:value="0.741" calcext:value-type="float">
            <text:p>0.741</text:p>
          </table:table-cell>
          <table:table-cell office:value-type="float" office:value="0.6972" calcext:value-type="float">
            <text:p>0.697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3"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table:number-columns-repeated="2" office:value-type="float" office:value="0.741" calcext:value-type="float">
            <text:p>0.741</text:p>
          </table:table-cell>
          <table:table-cell office:value-type="float" office:value="0.6972" calcext:value-type="float">
            <text:p>0.697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3"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table:number-columns-repeated="2" office:value-type="float" office:value="0.741" calcext:value-type="float">
            <text:p>0.741</text:p>
          </table:table-cell>
          <table:table-cell office:value-type="float" office:value="0.6972" calcext:value-type="float">
            <text:p>0.697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3"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654605541" calcext:value-type="float">
            <text:p>654605541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654605541" calcext:value-type="float">
            <text:p>654605541</text:p>
          </table:table-cell>
          <table:table-cell table:number-columns-repeated="12" office:value-type="float" office:value="7" calcext:value-type="float">
            <text:p>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4104" calcext:value-type="float">
            <text:p>0.4104</text:p>
          </table:table-cell>
          <table:table-cell table:number-columns-repeated="4" office:value-type="float" office:value="0.44" calcext:value-type="float">
            <text:p>0.44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3095" calcext:value-type="float">
            <text:p>0.3095</text:p>
          </table:table-cell>
          <table:table-cell table:number-columns-repeated="3" office:value-type="float" office:value="0.2381" calcext:value-type="float">
            <text:p>0.238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" calcext:value-type="float">
            <text:p>0.5</text:p>
          </table:table-cell>
          <table:table-cell office:value-type="float" office:value="0.4444" calcext:value-type="float">
            <text:p>0.4444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" calcext:value-type="float">
            <text:p>0.5</text:p>
          </table:table-cell>
          <table:table-cell office:value-type="float" office:value="0.4444" calcext:value-type="float">
            <text:p>0.4444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" calcext:value-type="float">
            <text:p>0.5</text:p>
          </table:table-cell>
          <table:table-cell office:value-type="float" office:value="0.4444" calcext:value-type="float">
            <text:p>0.4444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2" office:value-type="float" office:value="0.7654" calcext:value-type="float">
            <text:p>0.7654</text:p>
          </table:table-cell>
          <table:table-cell table:number-columns-repeated="9" office:value-type="float" office:value="0.7039" calcext:value-type="float">
            <text:p>0.703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2" office:value-type="float" office:value="0.6951" calcext:value-type="float">
            <text:p>0.6951</text:p>
          </table:table-cell>
          <table:table-cell table:number-columns-repeated="9" office:value-type="float" office:value="0.6393" calcext:value-type="float">
            <text:p>0.639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2" office:value-type="float" office:value="0.6422" calcext:value-type="float">
            <text:p>0.6422</text:p>
          </table:table-cell>
          <table:table-cell table:number-columns-repeated="9" office:value-type="float" office:value="0.5906" calcext:value-type="float">
            <text:p>0.59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6001" calcext:value-type="float">
            <text:p>0.6001</text:p>
          </table:table-cell>
          <table:table-cell table:number-columns-repeated="6" office:value-type="float" office:value="0.6174" calcext:value-type="float">
            <text:p>0.6174</text:p>
          </table:table-cell>
          <table:table-cell table:number-columns-repeated="3" office:value-type="float" office:value="0.5519" calcext:value-type="float">
            <text:p>0.551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6232" calcext:value-type="float">
            <text:p>0.6232</text:p>
          </table:table-cell>
          <table:table-cell table:number-columns-repeated="6" office:value-type="float" office:value="0.5818" calcext:value-type="float">
            <text:p>0.5818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232" calcext:value-type="float">
            <text:p>0.6232</text:p>
          </table:table-cell>
          <table:table-cell table:number-columns-repeated="6" office:value-type="float" office:value="0.5818" calcext:value-type="float">
            <text:p>0.5818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754" calcext:value-type="float">
            <text:p>0.6754</text:p>
          </table:table-cell>
          <table:table-cell table:number-columns-repeated="6" office:value-type="float" office:value="0.5818" calcext:value-type="float">
            <text:p>0.5818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754" calcext:value-type="float">
            <text:p>0.6754</text:p>
          </table:table-cell>
          <table:table-cell table:number-columns-repeated="6" office:value-type="float" office:value="0.5818" calcext:value-type="float">
            <text:p>0.5818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754" calcext:value-type="float">
            <text:p>0.6754</text:p>
          </table:table-cell>
          <table:table-cell table:number-columns-repeated="6" office:value-type="float" office:value="0.5818" calcext:value-type="float">
            <text:p>0.5818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754" calcext:value-type="float">
            <text:p>0.6754</text:p>
          </table:table-cell>
          <table:table-cell table:number-columns-repeated="6" office:value-type="float" office:value="0.5818" calcext:value-type="float">
            <text:p>0.5818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754" calcext:value-type="float">
            <text:p>0.6754</text:p>
          </table:table-cell>
          <table:table-cell table:number-columns-repeated="6" office:value-type="float" office:value="0.5818" calcext:value-type="float">
            <text:p>0.5818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754" calcext:value-type="float">
            <text:p>0.6754</text:p>
          </table:table-cell>
          <table:table-cell table:number-columns-repeated="5" office:value-type="float" office:value="0.6261" calcext:value-type="float">
            <text:p>0.6261</text:p>
          </table:table-cell>
          <table:table-cell office:value-type="float" office:value="0.5818" calcext:value-type="float">
            <text:p>0.5818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754" calcext:value-type="float">
            <text:p>0.6754</text:p>
          </table:table-cell>
          <table:table-cell table:number-columns-repeated="5" office:value-type="float" office:value="0.6261" calcext:value-type="float">
            <text:p>0.6261</text:p>
          </table:table-cell>
          <table:table-cell office:value-type="float" office:value="0.5818" calcext:value-type="float">
            <text:p>0.5818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754" calcext:value-type="float">
            <text:p>0.6754</text:p>
          </table:table-cell>
          <table:table-cell table:number-columns-repeated="5" office:value-type="float" office:value="0.6261" calcext:value-type="float">
            <text:p>0.6261</text:p>
          </table:table-cell>
          <table:table-cell office:value-type="float" office:value="0.5818" calcext:value-type="float">
            <text:p>0.5818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754" calcext:value-type="float">
            <text:p>0.6754</text:p>
          </table:table-cell>
          <table:table-cell table:number-columns-repeated="4" office:value-type="float" office:value="0.7093" calcext:value-type="float">
            <text:p>0.7093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5818" calcext:value-type="float">
            <text:p>0.5818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754" calcext:value-type="float">
            <text:p>0.6754</text:p>
          </table:table-cell>
          <table:table-cell table:number-columns-repeated="4" office:value-type="float" office:value="0.7501" calcext:value-type="float">
            <text:p>0.7501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5818" calcext:value-type="float">
            <text:p>0.5818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754" calcext:value-type="float">
            <text:p>0.6754</text:p>
          </table:table-cell>
          <table:table-cell table:number-columns-repeated="4" office:value-type="float" office:value="0.7501" calcext:value-type="float">
            <text:p>0.7501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5818" calcext:value-type="float">
            <text:p>0.5818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754" calcext:value-type="float">
            <text:p>0.6754</text:p>
          </table:table-cell>
          <table:table-cell table:number-columns-repeated="4" office:value-type="float" office:value="0.7501" calcext:value-type="float">
            <text:p>0.7501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5818" calcext:value-type="float">
            <text:p>0.5818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02159889" calcext:value-type="float">
            <text:p>702159889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0754" calcext:value-type="float">
            <text:p>0.0754</text:p>
          </table:table-cell>
          <table:table-cell office:value-type="float" office:value="0.5656" calcext:value-type="float">
            <text:p>0.5656</text:p>
          </table:table-cell>
          <table:table-cell table:number-columns-repeated="2" office:value-type="float" office:value="0.473" calcext:value-type="float">
            <text:p>0.473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1667" calcext:value-type="float">
            <text:p>0.166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2857" calcext:value-type="float">
            <text:p>0.2857</text:p>
          </table:table-cell>
          <table:table-cell table:number-columns-repeated="4" office:value-type="float" office:value="0.6667" calcext:value-type="float">
            <text:p>0.66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2857" calcext:value-type="float">
            <text:p>0.2857</text:p>
          </table:table-cell>
          <table:table-cell table:number-columns-repeated="4" office:value-type="float" office:value="0.6667" calcext:value-type="float">
            <text:p>0.66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5714" calcext:value-type="float">
            <text:p>0.571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0.7602" calcext:value-type="float">
            <text:p>0.760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7985" calcext:value-type="float">
            <text:p>0.7985</text:p>
          </table:table-cell>
          <table:table-cell office:value-type="float" office:value="0.6388" calcext:value-type="float">
            <text:p>0.638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7019" calcext:value-type="float">
            <text:p>0.7019</text:p>
          </table:table-cell>
          <table:table-cell office:value-type="float" office:value="0.5615" calcext:value-type="float">
            <text:p>0.56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7311" calcext:value-type="float">
            <text:p>0.7311</text:p>
          </table:table-cell>
          <table:table-cell office:value-type="float" office:value="0.6332" calcext:value-type="float">
            <text:p>0.6332</text:p>
          </table:table-cell>
          <table:table-cell office:value-type="float" office:value="0.5065" calcext:value-type="float">
            <text:p>0.50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0827" calcext:value-type="float">
            <text:p>0.0827</text:p>
          </table:table-cell>
          <table:table-cell table:number-columns-repeated="3" office:value-type="float" office:value="0.6706" calcext:value-type="float">
            <text:p>0.6706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1602" calcext:value-type="float">
            <text:p>0.1602</text:p>
          </table:table-cell>
          <table:table-cell table:number-columns-repeated="3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1602" calcext:value-type="float">
            <text:p>0.1602</text:p>
          </table:table-cell>
          <table:table-cell table:number-columns-repeated="3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2"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04436051" calcext:value-type="float">
            <text:p>70443605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04436051" calcext:value-type="float">
            <text:p>70443605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48406375" calcext:value-type="float">
            <text:p>748406375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48406375" calcext:value-type="float">
            <text:p>748406375</text:p>
          </table:table-cell>
          <table:table-cell table:number-columns-repeated="12" office:value-type="float" office:value="21" calcext:value-type="float">
            <text:p>2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2803" calcext:value-type="float">
            <text:p>0.2803</text:p>
          </table:table-cell>
          <table:table-cell table:number-columns-repeated="3" office:value-type="float" office:value="0.4224" calcext:value-type="float">
            <text:p>0.4224</text:p>
          </table:table-cell>
          <table:table-cell table:number-columns-repeated="3" office:value-type="float" office:value="0.3944" calcext:value-type="float">
            <text:p>0.3944</text:p>
          </table:table-cell>
          <table:table-cell office:value-type="float" office:value="0.3206" calcext:value-type="float">
            <text:p>0.3206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0952" calcext:value-type="float">
            <text:p>0.095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7" office:value-type="float" office:value="0.875" calcext:value-type="float">
            <text:p>0.8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10" office:value-type="float" office:value="0.8827" calcext:value-type="float">
            <text:p>0.8827</text:p>
          </table:table-cell>
          <table:table-cell office:value-type="float" office:value="0.7654" calcext:value-type="float">
            <text:p>0.765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9" office:value-type="float" office:value="0.8934" calcext:value-type="float">
            <text:p>0.8934</text:p>
          </table:table-cell>
          <table:table-cell office:value-type="float" office:value="0.8017" calcext:value-type="float">
            <text:p>0.801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8254" calcext:value-type="float">
            <text:p>0.8254</text:p>
          </table:table-cell>
          <table:table-cell table:number-columns-repeated="7" office:value-type="float" office:value="0.9016" calcext:value-type="float">
            <text:p>0.9016</text:p>
          </table:table-cell>
          <table:table-cell office:value-type="float" office:value="0.7406" calcext:value-type="float">
            <text:p>0.7406</text:p>
          </table:table-cell>
          <table:table-cell office:value-type="float" office:value="0.6422" calcext:value-type="float">
            <text:p>0.642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7713" calcext:value-type="float">
            <text:p>0.7713</text:p>
          </table:table-cell>
          <table:table-cell table:number-columns-repeated="7" office:value-type="float" office:value="0.8425" calcext:value-type="float">
            <text:p>0.8425</text:p>
          </table:table-cell>
          <table:table-cell office:value-type="float" office:value="0.6921" calcext:value-type="float">
            <text:p>0.6921</text:p>
          </table:table-cell>
          <table:table-cell office:value-type="float" office:value="0.6001" calcext:value-type="float">
            <text:p>0.60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7267" calcext:value-type="float">
            <text:p>0.7267</text:p>
          </table:table-cell>
          <table:table-cell table:number-columns-repeated="7" office:value-type="float" office:value="0.8516" calcext:value-type="float">
            <text:p>0.8516</text:p>
          </table:table-cell>
          <table:table-cell office:value-type="float" office:value="0.6521" calcext:value-type="float">
            <text:p>0.6521</text:p>
          </table:table-cell>
          <table:table-cell office:value-type="float" office:value="0.5654" calcext:value-type="float">
            <text:p>0.565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6891" calcext:value-type="float">
            <text:p>0.6891</text:p>
          </table:table-cell>
          <table:table-cell table:number-columns-repeated="7" office:value-type="float" office:value="0.8593" calcext:value-type="float">
            <text:p>0.8593</text:p>
          </table:table-cell>
          <table:table-cell office:value-type="float" office:value="0.6183" calcext:value-type="float">
            <text:p>0.6183</text:p>
          </table:table-cell>
          <table:table-cell office:value-type="float" office:value="0.5361" calcext:value-type="float">
            <text:p>0.536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6566" calcext:value-type="float">
            <text:p>0.6566</text:p>
          </table:table-cell>
          <table:table-cell table:number-columns-repeated="7" office:value-type="float" office:value="0.8188" calcext:value-type="float">
            <text:p>0.8188</text:p>
          </table:table-cell>
          <table:table-cell office:value-type="float" office:value="0.5891" calcext:value-type="float">
            <text:p>0.5891</text:p>
          </table:table-cell>
          <table:table-cell office:value-type="float" office:value="0.5108" calcext:value-type="float">
            <text:p>0.510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6281" calcext:value-type="float">
            <text:p>0.6281</text:p>
          </table:table-cell>
          <table:table-cell table:number-columns-repeated="6" office:value-type="float" office:value="0.8699" calcext:value-type="float">
            <text:p>0.8699</text:p>
          </table:table-cell>
          <table:table-cell office:value-type="float" office:value="0.7833" calcext:value-type="float">
            <text:p>0.7833</text:p>
          </table:table-cell>
          <table:table-cell office:value-type="float" office:value="0.5636" calcext:value-type="float">
            <text:p>0.5636</text:p>
          </table:table-cell>
          <table:table-cell office:value-type="float" office:value="0.4887" calcext:value-type="float">
            <text:p>0.488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6431" calcext:value-type="float">
            <text:p>0.6431</text:p>
          </table:table-cell>
          <table:table-cell table:number-columns-repeated="6" office:value-type="float" office:value="0.835" calcext:value-type="float">
            <text:p>0.835</text:p>
          </table:table-cell>
          <table:table-cell office:value-type="float" office:value="0.7519" calcext:value-type="float">
            <text:p>0.7519</text:p>
          </table:table-cell>
          <table:table-cell office:value-type="float" office:value="0.541" calcext:value-type="float">
            <text:p>0.541</text:p>
          </table:table-cell>
          <table:table-cell office:value-type="float" office:value="0.4691" calcext:value-type="float">
            <text:p>0.469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619" calcext:value-type="float">
            <text:p>0.619</text:p>
          </table:table-cell>
          <table:table-cell table:number-columns-repeated="6" office:value-type="float" office:value="0.8412" calcext:value-type="float">
            <text:p>0.8412</text:p>
          </table:table-cell>
          <table:table-cell office:value-type="float" office:value="0.7238" calcext:value-type="float">
            <text:p>0.7238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4516" calcext:value-type="float">
            <text:p>0.451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6324" calcext:value-type="float">
            <text:p>0.6324</text:p>
          </table:table-cell>
          <table:table-cell table:number-columns-repeated="6" office:value-type="float" office:value="0.8117" calcext:value-type="float">
            <text:p>0.8117</text:p>
          </table:table-cell>
          <table:table-cell office:value-type="float" office:value="0.6984" calcext:value-type="float">
            <text:p>0.6984</text:p>
          </table:table-cell>
          <table:table-cell office:value-type="float" office:value="0.5025" calcext:value-type="float">
            <text:p>0.5025</text:p>
          </table:table-cell>
          <table:table-cell office:value-type="float" office:value="0.4357" calcext:value-type="float">
            <text:p>0.43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6445" calcext:value-type="float">
            <text:p>0.6445</text:p>
          </table:table-cell>
          <table:table-cell table:number-columns-repeated="6" office:value-type="float" office:value="0.7849" calcext:value-type="float">
            <text:p>0.7849</text:p>
          </table:table-cell>
          <table:table-cell office:value-type="float" office:value="0.6753" calcext:value-type="float">
            <text:p>0.6753</text:p>
          </table:table-cell>
          <table:table-cell office:value-type="float" office:value="0.4859" calcext:value-type="float">
            <text:p>0.4859</text:p>
          </table:table-cell>
          <table:table-cell office:value-type="float" office:value="0.4213" calcext:value-type="float">
            <text:p>0.42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6244" calcext:value-type="float">
            <text:p>0.6244</text:p>
          </table:table-cell>
          <table:table-cell table:number-columns-repeated="6" office:value-type="float" office:value="0.7603" calcext:value-type="float">
            <text:p>0.7603</text:p>
          </table:table-cell>
          <table:table-cell office:value-type="float" office:value="0.6542" calcext:value-type="float">
            <text:p>0.6542</text:p>
          </table:table-cell>
          <table:table-cell office:value-type="float" office:value="0.4707" calcext:value-type="float">
            <text:p>0.4707</text:p>
          </table:table-cell>
          <table:table-cell office:value-type="float" office:value="0.4081" calcext:value-type="float">
            <text:p>0.408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6058" calcext:value-type="float">
            <text:p>0.6058</text:p>
          </table:table-cell>
          <table:table-cell table:number-columns-repeated="6" office:value-type="float" office:value="0.7377" calcext:value-type="float">
            <text:p>0.7377</text:p>
          </table:table-cell>
          <table:table-cell office:value-type="float" office:value="0.6347" calcext:value-type="float">
            <text:p>0.6347</text:p>
          </table:table-cell>
          <table:table-cell office:value-type="float" office:value="0.4567" calcext:value-type="float">
            <text:p>0.4567</text:p>
          </table:table-cell>
          <table:table-cell office:value-type="float" office:value="0.396" calcext:value-type="float">
            <text:p>0.3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617" calcext:value-type="float">
            <text:p>0.617</text:p>
          </table:table-cell>
          <table:table-cell table:number-columns-repeated="3" office:value-type="float" office:value="0.7451" calcext:value-type="float">
            <text:p>0.7451</text:p>
          </table:table-cell>
          <table:table-cell table:number-columns-repeated="3" office:value-type="float" office:value="0.7169" calcext:value-type="float">
            <text:p>0.7169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4438" calcext:value-type="float">
            <text:p>0.4438</text:p>
          </table:table-cell>
          <table:table-cell office:value-type="float" office:value="0.3848" calcext:value-type="float">
            <text:p>0.384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6003" calcext:value-type="float">
            <text:p>0.6003</text:p>
          </table:table-cell>
          <table:table-cell table:number-columns-repeated="3" office:value-type="float" office:value="0.725" calcext:value-type="float">
            <text:p>0.725</text:p>
          </table:table-cell>
          <table:table-cell table:number-columns-repeated="3" office:value-type="float" office:value="0.6975" calcext:value-type="float">
            <text:p>0.6975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4318" calcext:value-type="float">
            <text:p>0.4318</text:p>
          </table:table-cell>
          <table:table-cell office:value-type="float" office:value="0.3744" calcext:value-type="float">
            <text:p>0.374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5848" calcext:value-type="float">
            <text:p>0.5848</text:p>
          </table:table-cell>
          <table:table-cell table:number-columns-repeated="3" office:value-type="float" office:value="0.7063" calcext:value-type="float">
            <text:p>0.7063</text:p>
          </table:table-cell>
          <table:table-cell table:number-columns-repeated="3" office:value-type="float" office:value="0.6794" calcext:value-type="float">
            <text:p>0.6794</text:p>
          </table:table-cell>
          <table:table-cell office:value-type="float" office:value="0.5846" calcext:value-type="float">
            <text:p>0.5846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3647" calcext:value-type="float">
            <text:p>0.364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5703" calcext:value-type="float">
            <text:p>0.5703</text:p>
          </table:table-cell>
          <table:table-cell table:number-columns-repeated="3" office:value-type="float" office:value="0.6887" calcext:value-type="float">
            <text:p>0.6887</text:p>
          </table:table-cell>
          <table:table-cell table:number-columns-repeated="3" office:value-type="float" office:value="0.6626" calcext:value-type="float">
            <text:p>0.6626</text:p>
          </table:table-cell>
          <table:table-cell office:value-type="float" office:value="0.5701" calcext:value-type="float">
            <text:p>0.5701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3557" calcext:value-type="float">
            <text:p>0.35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53388668" calcext:value-type="float">
            <text:p>753388668</text:p>
          </table:table-cell>
          <table:table-cell table:number-columns-repeated="8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13" calcext:value-type="float">
            <text:p>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1154" calcext:value-type="float">
            <text:p>0.1154</text:p>
          </table:table-cell>
          <table:table-cell table:number-columns-repeated="7" office:value-type="float" office:value="0.0865" calcext:value-type="float">
            <text:p>0.0865</text:p>
          </table:table-cell>
          <table:table-cell table:number-columns-repeated="2" office:value-type="float" office:value="0.0769" calcext:value-type="float">
            <text:p>0.07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.125" calcext:value-type="float">
            <text:p>0.1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7654" calcext:value-type="float">
            <text:p>0.7654</text:p>
          </table:table-cell>
          <table:table-cell table:number-columns-repeated="10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5585" calcext:value-type="float">
            <text:p>0.5585</text:p>
          </table:table-cell>
          <table:table-cell table:number-columns-repeated="9" office:value-type="float" office:value="0.3904" calcext:value-type="float">
            <text:p>0.390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4852" calcext:value-type="float">
            <text:p>0.4852</text:p>
          </table:table-cell>
          <table:table-cell table:number-columns-repeated="9" office:value-type="float" office:value="0.3392" calcext:value-type="float">
            <text:p>0.33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4935" calcext:value-type="float">
            <text:p>0.4935</text:p>
          </table:table-cell>
          <table:table-cell office:value-type="float" office:value="0.4329" calcext:value-type="float">
            <text:p>0.4329</text:p>
          </table:table-cell>
          <table:table-cell table:number-columns-repeated="9" office:value-type="float" office:value="0.3026" calcext:value-type="float">
            <text:p>0.302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4483" calcext:value-type="float">
            <text:p>0.4483</text:p>
          </table:table-cell>
          <table:table-cell office:value-type="float" office:value="0.3933" calcext:value-type="float">
            <text:p>0.3933</text:p>
          </table:table-cell>
          <table:table-cell table:number-columns-repeated="9" office:value-type="float" office:value="0.2749" calcext:value-type="float">
            <text:p>0.274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4297" calcext:value-type="float">
            <text:p>0.4297</text:p>
          </table:table-cell>
          <table:table-cell office:value-type="float" office:value="0.3769" calcext:value-type="float">
            <text:p>0.3769</text:p>
          </table:table-cell>
          <table:table-cell table:number-columns-repeated="9" office:value-type="float" office:value="0.2635" calcext:value-type="float">
            <text:p>0.263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4133" calcext:value-type="float">
            <text:p>0.4133</text:p>
          </table:table-cell>
          <table:table-cell office:value-type="float" office:value="0.3625" calcext:value-type="float">
            <text:p>0.3625</text:p>
          </table:table-cell>
          <table:table-cell table:number-columns-repeated="9" office:value-type="float" office:value="0.2534" calcext:value-type="float">
            <text:p>0.253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3497" calcext:value-type="float">
            <text:p>0.3497</text:p>
          </table:table-cell>
          <table:table-cell table:number-columns-repeated="9" office:value-type="float" office:value="0.2445" calcext:value-type="float">
            <text:p>0.244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855" calcext:value-type="float">
            <text:p>0.3855</text:p>
          </table:table-cell>
          <table:table-cell office:value-type="float" office:value="0.3382" calcext:value-type="float">
            <text:p>0.3382</text:p>
          </table:table-cell>
          <table:table-cell table:number-columns-repeated="9" office:value-type="float" office:value="0.2364" calcext:value-type="float">
            <text:p>0.236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736" calcext:value-type="float">
            <text:p>0.3736</text:p>
          </table:table-cell>
          <table:table-cell office:value-type="float" office:value="0.3277" calcext:value-type="float">
            <text:p>0.3277</text:p>
          </table:table-cell>
          <table:table-cell table:number-columns-repeated="9" office:value-type="float" office:value="0.2291" calcext:value-type="float">
            <text:p>0.229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3182" calcext:value-type="float">
            <text:p>0.3182</text:p>
          </table:table-cell>
          <table:table-cell table:number-columns-repeated="9" office:value-type="float" office:value="0.2224" calcext:value-type="float">
            <text:p>0.222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3182" calcext:value-type="float">
            <text:p>0.3182</text:p>
          </table:table-cell>
          <table:table-cell table:number-columns-repeated="9" office:value-type="float" office:value="0.2224" calcext:value-type="float">
            <text:p>0.222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3182" calcext:value-type="float">
            <text:p>0.3182</text:p>
          </table:table-cell>
          <table:table-cell table:number-columns-repeated="9" office:value-type="float" office:value="0.2224" calcext:value-type="float">
            <text:p>0.222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3182" calcext:value-type="float">
            <text:p>0.3182</text:p>
          </table:table-cell>
          <table:table-cell table:number-columns-repeated="7" office:value-type="float" office:value="0.2768" calcext:value-type="float">
            <text:p>0.2768</text:p>
          </table:table-cell>
          <table:table-cell table:number-columns-repeated="2" office:value-type="float" office:value="0.2224" calcext:value-type="float">
            <text:p>0.222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3182" calcext:value-type="float">
            <text:p>0.3182</text:p>
          </table:table-cell>
          <table:table-cell table:number-columns-repeated="7" office:value-type="float" office:value="0.2768" calcext:value-type="float">
            <text:p>0.2768</text:p>
          </table:table-cell>
          <table:table-cell table:number-columns-repeated="2" office:value-type="float" office:value="0.2224" calcext:value-type="float">
            <text:p>0.222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3182" calcext:value-type="float">
            <text:p>0.3182</text:p>
          </table:table-cell>
          <table:table-cell table:number-columns-repeated="7" office:value-type="float" office:value="0.2768" calcext:value-type="float">
            <text:p>0.2768</text:p>
          </table:table-cell>
          <table:table-cell table:number-columns-repeated="2" office:value-type="float" office:value="0.2224" calcext:value-type="float">
            <text:p>0.222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3182" calcext:value-type="float">
            <text:p>0.3182</text:p>
          </table:table-cell>
          <table:table-cell table:number-columns-repeated="7" office:value-type="float" office:value="0.2768" calcext:value-type="float">
            <text:p>0.2768</text:p>
          </table:table-cell>
          <table:table-cell table:number-columns-repeated="2" office:value-type="float" office:value="0.2224" calcext:value-type="float">
            <text:p>0.222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3182" calcext:value-type="float">
            <text:p>0.3182</text:p>
          </table:table-cell>
          <table:table-cell table:number-columns-repeated="7" office:value-type="float" office:value="0.2768" calcext:value-type="float">
            <text:p>0.2768</text:p>
          </table:table-cell>
          <table:table-cell table:number-columns-repeated="2" office:value-type="float" office:value="0.2224" calcext:value-type="float">
            <text:p>0.222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66188396" calcext:value-type="float">
            <text:p>76618839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66188396" calcext:value-type="float">
            <text:p>766188396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66188396" calcext:value-type="float">
            <text:p>76618839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167" calcext:value-type="float">
            <text:p>0.6167</text:p>
          </table:table-cell>
          <table:table-cell table:number-columns-repeated="2" office:value-type="float" office:value="0.5867" calcext:value-type="float">
            <text:p>0.58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6" office:value-type="float" office:value="0.6131" calcext:value-type="float">
            <text:p>0.61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4" office:value-type="float" office:value="0.5866" calcext:value-type="float">
            <text:p>0.5866</text:p>
          </table:table-cell>
          <table:table-cell table:number-columns-repeated="2" office:value-type="float" office:value="0.4693" calcext:value-type="float">
            <text:p>0.46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245" calcext:value-type="float">
            <text:p>0.6245</text:p>
          </table:table-cell>
          <table:table-cell table:number-columns-repeated="3" office:value-type="float" office:value="0.5328" calcext:value-type="float">
            <text:p>0.5328</text:p>
          </table:table-cell>
          <table:table-cell table:number-columns-repeated="2" office:value-type="float" office:value="0.4262" calcext:value-type="float">
            <text:p>0.426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577" calcext:value-type="float">
            <text:p>0.577</text:p>
          </table:table-cell>
          <table:table-cell office:value-type="float" office:value="0.5683" calcext:value-type="float">
            <text:p>0.5683</text:p>
          </table:table-cell>
          <table:table-cell office:value-type="float" office:value="0.6445" calcext:value-type="float">
            <text:p>0.6445</text:p>
          </table:table-cell>
          <table:table-cell office:value-type="float" office:value="0.4922" calcext:value-type="float">
            <text:p>0.4922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4922" calcext:value-type="float">
            <text:p>0.4922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4922" calcext:value-type="float">
            <text:p>0.4922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4922" calcext:value-type="float">
            <text:p>0.4922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4922" calcext:value-type="float">
            <text:p>0.4922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4922" calcext:value-type="float">
            <text:p>0.4922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4922" calcext:value-type="float">
            <text:p>0.4922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4922" calcext:value-type="float">
            <text:p>0.4922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4922" calcext:value-type="float">
            <text:p>0.4922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4922" calcext:value-type="float">
            <text:p>0.4922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4922" calcext:value-type="float">
            <text:p>0.4922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4922" calcext:value-type="float">
            <text:p>0.4922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4922" calcext:value-type="float">
            <text:p>0.4922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4922" calcext:value-type="float">
            <text:p>0.4922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4922" calcext:value-type="float">
            <text:p>0.4922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4922" calcext:value-type="float">
            <text:p>0.4922</text:p>
          </table:table-cell>
          <table:table-cell table:number-columns-repeated="2" office:value-type="float" office:value="0.3937" calcext:value-type="float">
            <text:p>0.39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855073163" calcext:value-type="float">
            <text:p>855073163</text:p>
          </table:table-cell>
          <table:table-cell table:number-columns-repeated="8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855073163" calcext:value-type="float">
            <text:p>855073163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1979" calcext:value-type="float">
            <text:p>0.1979</text:p>
          </table:table-cell>
          <table:table-cell office:value-type="float" office:value="0.1859" calcext:value-type="float">
            <text:p>0.1859</text:p>
          </table:table-cell>
          <table:table-cell table:number-columns-repeated="8" office:value-type="float" office:value="0.1" calcext:value-type="float">
            <text:p>0.1</text:p>
          </table:table-cell>
          <table:table-cell office:value-type="float" office:value="0.0833" calcext:value-type="float">
            <text:p>0.083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75" calcext:value-type="float">
            <text:p>0.375</text:p>
          </table:table-cell>
          <table:table-cell office:value-type="float" office:value="0.2308" calcext:value-type="float">
            <text:p>0.2308</text:p>
          </table:table-cell>
          <table:table-cell table:number-columns-repeated="8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2" office:value-type="float" office:value="0.8671" calcext:value-type="float">
            <text:p>0.8671</text:p>
          </table:table-cell>
          <table:table-cell table:number-columns-repeated="9" office:value-type="float" office:value="0.3354" calcext:value-type="float">
            <text:p>0.335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2" office:value-type="float" office:value="0.778" calcext:value-type="float">
            <text:p>0.778</text:p>
          </table:table-cell>
          <table:table-cell table:number-columns-repeated="9" office:value-type="float" office:value="0.5064" calcext:value-type="float">
            <text:p>0.506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2" office:value-type="float" office:value="0.7123" calcext:value-type="float">
            <text:p>0.7123</text:p>
          </table:table-cell>
          <table:table-cell table:number-columns-repeated="9" office:value-type="float" office:value="0.4636" calcext:value-type="float">
            <text:p>0.46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2" office:value-type="float" office:value="0.6609" calcext:value-type="float">
            <text:p>0.6609</text:p>
          </table:table-cell>
          <table:table-cell table:number-columns-repeated="9" office:value-type="float" office:value="0.4302" calcext:value-type="float">
            <text:p>0.430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2" office:value-type="float" office:value="0.6191" calcext:value-type="float">
            <text:p>0.6191</text:p>
          </table:table-cell>
          <table:table-cell table:number-columns-repeated="9" office:value-type="float" office:value="0.403" calcext:value-type="float">
            <text:p>0.40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6406" calcext:value-type="float">
            <text:p>0.6406</text:p>
          </table:table-cell>
          <table:table-cell office:value-type="float" office:value="0.5841" calcext:value-type="float">
            <text:p>0.5841</text:p>
          </table:table-cell>
          <table:table-cell table:number-columns-repeated="9" office:value-type="float" office:value="0.3802" calcext:value-type="float">
            <text:p>0.380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6078" calcext:value-type="float">
            <text:p>0.6078</text:p>
          </table:table-cell>
          <table:table-cell office:value-type="float" office:value="0.5542" calcext:value-type="float">
            <text:p>0.5542</text:p>
          </table:table-cell>
          <table:table-cell table:number-columns-repeated="9" office:value-type="float" office:value="0.3608" calcext:value-type="float">
            <text:p>0.360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794" calcext:value-type="float">
            <text:p>0.5794</text:p>
          </table:table-cell>
          <table:table-cell office:value-type="float" office:value="0.5283" calcext:value-type="float">
            <text:p>0.5283</text:p>
          </table:table-cell>
          <table:table-cell table:number-columns-repeated="9" office:value-type="float" office:value="0.3439" calcext:value-type="float">
            <text:p>0.343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543" calcext:value-type="float">
            <text:p>0.5543</text:p>
          </table:table-cell>
          <table:table-cell office:value-type="float" office:value="0.5054" calcext:value-type="float">
            <text:p>0.5054</text:p>
          </table:table-cell>
          <table:table-cell table:number-columns-repeated="9" office:value-type="float" office:value="0.329" calcext:value-type="float">
            <text:p>0.32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32" calcext:value-type="float">
            <text:p>0.532</text:p>
          </table:table-cell>
          <table:table-cell office:value-type="float" office:value="0.4851" calcext:value-type="float">
            <text:p>0.4851</text:p>
          </table:table-cell>
          <table:table-cell table:number-columns-repeated="9" office:value-type="float" office:value="0.3158" calcext:value-type="float">
            <text:p>0.315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32" calcext:value-type="float">
            <text:p>0.532</text:p>
          </table:table-cell>
          <table:table-cell office:value-type="float" office:value="0.5242" calcext:value-type="float">
            <text:p>0.5242</text:p>
          </table:table-cell>
          <table:table-cell table:number-columns-repeated="9" office:value-type="float" office:value="0.3158" calcext:value-type="float">
            <text:p>0.315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32" calcext:value-type="float">
            <text:p>0.532</text:p>
          </table:table-cell>
          <table:table-cell office:value-type="float" office:value="0.5242" calcext:value-type="float">
            <text:p>0.5242</text:p>
          </table:table-cell>
          <table:table-cell table:number-columns-repeated="9" office:value-type="float" office:value="0.3158" calcext:value-type="float">
            <text:p>0.315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32" calcext:value-type="float">
            <text:p>0.532</text:p>
          </table:table-cell>
          <table:table-cell office:value-type="float" office:value="0.5242" calcext:value-type="float">
            <text:p>0.5242</text:p>
          </table:table-cell>
          <table:table-cell table:number-columns-repeated="8" office:value-type="float" office:value="0.353" calcext:value-type="float">
            <text:p>0.353</text:p>
          </table:table-cell>
          <table:table-cell office:value-type="float" office:value="0.3158" calcext:value-type="float">
            <text:p>0.315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32" calcext:value-type="float">
            <text:p>0.532</text:p>
          </table:table-cell>
          <table:table-cell office:value-type="float" office:value="0.5242" calcext:value-type="float">
            <text:p>0.5242</text:p>
          </table:table-cell>
          <table:table-cell table:number-columns-repeated="8" office:value-type="float" office:value="0.353" calcext:value-type="float">
            <text:p>0.353</text:p>
          </table:table-cell>
          <table:table-cell office:value-type="float" office:value="0.3158" calcext:value-type="float">
            <text:p>0.315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32" calcext:value-type="float">
            <text:p>0.532</text:p>
          </table:table-cell>
          <table:table-cell office:value-type="float" office:value="0.5242" calcext:value-type="float">
            <text:p>0.5242</text:p>
          </table:table-cell>
          <table:table-cell table:number-columns-repeated="8" office:value-type="float" office:value="0.353" calcext:value-type="float">
            <text:p>0.353</text:p>
          </table:table-cell>
          <table:table-cell office:value-type="float" office:value="0.3158" calcext:value-type="float">
            <text:p>0.315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32" calcext:value-type="float">
            <text:p>0.532</text:p>
          </table:table-cell>
          <table:table-cell office:value-type="float" office:value="0.5242" calcext:value-type="float">
            <text:p>0.5242</text:p>
          </table:table-cell>
          <table:table-cell table:number-columns-repeated="8" office:value-type="float" office:value="0.353" calcext:value-type="float">
            <text:p>0.353</text:p>
          </table:table-cell>
          <table:table-cell office:value-type="float" office:value="0.3158" calcext:value-type="float">
            <text:p>0.315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32" calcext:value-type="float">
            <text:p>0.532</text:p>
          </table:table-cell>
          <table:table-cell office:value-type="float" office:value="0.5242" calcext:value-type="float">
            <text:p>0.5242</text:p>
          </table:table-cell>
          <table:table-cell table:number-columns-repeated="8" office:value-type="float" office:value="0.353" calcext:value-type="float">
            <text:p>0.353</text:p>
          </table:table-cell>
          <table:table-cell office:value-type="float" office:value="0.3158" calcext:value-type="float">
            <text:p>0.315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32" calcext:value-type="float">
            <text:p>0.532</text:p>
          </table:table-cell>
          <table:table-cell office:value-type="float" office:value="0.5242" calcext:value-type="float">
            <text:p>0.5242</text:p>
          </table:table-cell>
          <table:table-cell table:number-columns-repeated="8" office:value-type="float" office:value="0.353" calcext:value-type="float">
            <text:p>0.353</text:p>
          </table:table-cell>
          <table:table-cell office:value-type="float" office:value="0.3158" calcext:value-type="float">
            <text:p>0.315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991851157" calcext:value-type="float">
            <text:p>991851157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991851157" calcext:value-type="float">
            <text:p>991851157</text:p>
          </table:table-cell>
          <table:table-cell table:number-columns-repeated="12" office:value-type="float" office:value="16" calcext:value-type="float">
            <text:p>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35" calcext:value-type="float">
            <text:p>0.35</text:p>
          </table:table-cell>
          <table:table-cell table:number-columns-repeated="5" office:value-type="float" office:value="0.3125" calcext:value-type="float">
            <text:p>0.3125</text:p>
          </table:table-cell>
          <table:table-cell office:value-type="float" office:value="0.25" calcext:value-type="float">
            <text:p>0.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1" calcext:value-type="float">
            <text:p>0.421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1" calcext:value-type="float">
            <text:p>0.421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11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11" office:value-type="float" office:value="0.6199" calcext:value-type="float">
            <text:p>0.619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11" office:value-type="float" office:value="0.6806" calcext:value-type="float">
            <text:p>0.68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10" office:value-type="float" office:value="0.8401" calcext:value-type="float">
            <text:p>0.8401</text:p>
          </table:table-cell>
          <table:table-cell office:value-type="float" office:value="0.5983" calcext:value-type="float">
            <text:p>0.598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7578" calcext:value-type="float">
            <text:p>0.7578</text:p>
          </table:table-cell>
          <table:table-cell table:number-columns-repeated="7" office:value-type="float" office:value="0.8558" calcext:value-type="float">
            <text:p>0.8558</text:p>
          </table:table-cell>
          <table:table-cell office:value-type="float" office:value="0.7578" calcext:value-type="float">
            <text:p>0.7578</text:p>
          </table:table-cell>
          <table:table-cell office:value-type="float" office:value="0.5397" calcext:value-type="float">
            <text:p>0.539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6951" calcext:value-type="float">
            <text:p>0.6951</text:p>
          </table:table-cell>
          <table:table-cell table:number-columns-repeated="7" office:value-type="float" office:value="0.785" calcext:value-type="float">
            <text:p>0.785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495" calcext:value-type="float">
            <text:p>0.49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6452" calcext:value-type="float">
            <text:p>0.6452</text:p>
          </table:table-cell>
          <table:table-cell table:number-columns-repeated="7" office:value-type="float" office:value="0.7286" calcext:value-type="float">
            <text:p>0.7286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4595" calcext:value-type="float">
            <text:p>0.459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6041" calcext:value-type="float">
            <text:p>0.6041</text:p>
          </table:table-cell>
          <table:table-cell table:number-columns-repeated="7" office:value-type="float" office:value="0.6822" calcext:value-type="float">
            <text:p>0.6822</text:p>
          </table:table-cell>
          <table:table-cell office:value-type="float" office:value="0.6041" calcext:value-type="float">
            <text:p>0.6041</text:p>
          </table:table-cell>
          <table:table-cell office:value-type="float" office:value="0.4302" calcext:value-type="float">
            <text:p>0.430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5695" calcext:value-type="float">
            <text:p>0.5695</text:p>
          </table:table-cell>
          <table:table-cell table:number-columns-repeated="7" office:value-type="float" office:value="0.6431" calcext:value-type="float">
            <text:p>0.6431</text:p>
          </table:table-cell>
          <table:table-cell office:value-type="float" office:value="0.5695" calcext:value-type="float">
            <text:p>0.5695</text:p>
          </table:table-cell>
          <table:table-cell office:value-type="float" office:value="0.4055" calcext:value-type="float">
            <text:p>0.405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5398" calcext:value-type="float">
            <text:p>0.5398</text:p>
          </table:table-cell>
          <table:table-cell table:number-columns-repeated="2" office:value-type="float" office:value="0.6617" calcext:value-type="float">
            <text:p>0.6617</text:p>
          </table:table-cell>
          <table:table-cell table:number-columns-repeated="5" office:value-type="float" office:value="0.6096" calcext:value-type="float">
            <text:p>0.6096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3844" calcext:value-type="float">
            <text:p>0.384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5139" calcext:value-type="float">
            <text:p>0.5139</text:p>
          </table:table-cell>
          <table:table-cell table:number-columns-repeated="2" office:value-type="float" office:value="0.63" calcext:value-type="float">
            <text:p>0.63</text:p>
          </table:table-cell>
          <table:table-cell table:number-columns-repeated="5" office:value-type="float" office:value="0.5804" calcext:value-type="float">
            <text:p>0.5804</text:p>
          </table:table-cell>
          <table:table-cell office:value-type="float" office:value="0.5139" calcext:value-type="float">
            <text:p>0.5139</text:p>
          </table:table-cell>
          <table:table-cell office:value-type="float" office:value="0.366" calcext:value-type="float">
            <text:p>0.36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911" calcext:value-type="float">
            <text:p>0.4911</text:p>
          </table:table-cell>
          <table:table-cell table:number-columns-repeated="2" office:value-type="float" office:value="0.6021" calcext:value-type="float">
            <text:p>0.6021</text:p>
          </table:table-cell>
          <table:table-cell table:number-columns-repeated="5" office:value-type="float" office:value="0.5546" calcext:value-type="float">
            <text:p>0.5546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3497" calcext:value-type="float">
            <text:p>0.349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708" calcext:value-type="float">
            <text:p>0.4708</text:p>
          </table:table-cell>
          <table:table-cell table:number-columns-repeated="2" office:value-type="float" office:value="0.5772" calcext:value-type="float">
            <text:p>0.5772</text:p>
          </table:table-cell>
          <table:table-cell table:number-columns-repeated="5" office:value-type="float" office:value="0.5317" calcext:value-type="float">
            <text:p>0.5317</text:p>
          </table:table-cell>
          <table:table-cell office:value-type="float" office:value="0.4708" calcext:value-type="float">
            <text:p>0.4708</text:p>
          </table:table-cell>
          <table:table-cell office:value-type="float" office:value="0.3353" calcext:value-type="float">
            <text:p>0.335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526" calcext:value-type="float">
            <text:p>0.4526</text:p>
          </table:table-cell>
          <table:table-cell table:number-columns-repeated="2" office:value-type="float" office:value="0.5548" calcext:value-type="float">
            <text:p>0.5548</text:p>
          </table:table-cell>
          <table:table-cell table:number-columns-repeated="5" office:value-type="float" office:value="0.5111" calcext:value-type="float">
            <text:p>0.5111</text:p>
          </table:table-cell>
          <table:table-cell office:value-type="float" office:value="0.4526" calcext:value-type="float">
            <text:p>0.4526</text:p>
          </table:table-cell>
          <table:table-cell office:value-type="float" office:value="0.3223" calcext:value-type="float">
            <text:p>0.322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361" calcext:value-type="float">
            <text:p>0.4361</text:p>
          </table:table-cell>
          <table:table-cell table:number-columns-repeated="2" office:value-type="float" office:value="0.5346" calcext:value-type="float">
            <text:p>0.5346</text:p>
          </table:table-cell>
          <table:table-cell table:number-columns-repeated="5" office:value-type="float" office:value="0.4925" calcext:value-type="float">
            <text:p>0.4925</text:p>
          </table:table-cell>
          <table:table-cell office:value-type="float" office:value="0.4361" calcext:value-type="float">
            <text:p>0.4361</text:p>
          </table:table-cell>
          <table:table-cell office:value-type="float" office:value="0.3106" calcext:value-type="float">
            <text:p>0.31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211" calcext:value-type="float">
            <text:p>0.4211</text:p>
          </table:table-cell>
          <table:table-cell table:number-columns-repeated="2" office:value-type="float" office:value="0.5162" calcext:value-type="float">
            <text:p>0.5162</text:p>
          </table:table-cell>
          <table:table-cell table:number-columns-repeated="5" office:value-type="float" office:value="0.4755" calcext:value-type="float">
            <text:p>0.4755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2999" calcext:value-type="float">
            <text:p>0.299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211" calcext:value-type="float">
            <text:p>0.4211</text:p>
          </table:table-cell>
          <table:table-cell table:number-columns-repeated="2" office:value-type="float" office:value="0.5162" calcext:value-type="float">
            <text:p>0.5162</text:p>
          </table:table-cell>
          <table:table-cell table:number-columns-repeated="5" office:value-type="float" office:value="0.4755" calcext:value-type="float">
            <text:p>0.4755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2999" calcext:value-type="float">
            <text:p>0.299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211" calcext:value-type="float">
            <text:p>0.4211</text:p>
          </table:table-cell>
          <table:table-cell office:value-type="float" office:value="0.5493" calcext:value-type="float">
            <text:p>0.5493</text:p>
          </table:table-cell>
          <table:table-cell office:value-type="float" office:value="0.5162" calcext:value-type="float">
            <text:p>0.5162</text:p>
          </table:table-cell>
          <table:table-cell table:number-columns-repeated="5" office:value-type="float" office:value="0.4755" calcext:value-type="float">
            <text:p>0.4755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2999" calcext:value-type="float">
            <text:p>0.299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211" calcext:value-type="float">
            <text:p>0.4211</text:p>
          </table:table-cell>
          <table:table-cell office:value-type="float" office:value="0.5819" calcext:value-type="float">
            <text:p>0.5819</text:p>
          </table:table-cell>
          <table:table-cell office:value-type="float" office:value="0.5162" calcext:value-type="float">
            <text:p>0.5162</text:p>
          </table:table-cell>
          <table:table-cell table:number-columns-repeated="5" office:value-type="float" office:value="0.4755" calcext:value-type="float">
            <text:p>0.4755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2999" calcext:value-type="float">
            <text:p>0.299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211" calcext:value-type="float">
            <text:p>0.4211</text:p>
          </table:table-cell>
          <table:table-cell office:value-type="float" office:value="0.5819" calcext:value-type="float">
            <text:p>0.5819</text:p>
          </table:table-cell>
          <table:table-cell office:value-type="float" office:value="0.5162" calcext:value-type="float">
            <text:p>0.5162</text:p>
          </table:table-cell>
          <table:table-cell table:number-columns-repeated="5" office:value-type="float" office:value="0.4755" calcext:value-type="float">
            <text:p>0.4755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2999" calcext:value-type="float">
            <text:p>0.299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 table:number-rows-repeated="10471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0/00/0000</text:date>, <text:time style:data-style-name="N2" text:time-value="0000-00-00T00:00:02.883439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 Preda</meta:initial-creator>
    <meta:creation-date>2014-06-13T15:37:25.821593079</meta:creation-date>
    <dc:date>2014-06-18T15:37:16.712346360</dc:date>
    <dc:creator>Brando Preda</dc:creator>
    <meta:editing-duration>PT1M24S</meta:editing-duration>
    <meta:editing-cycles>5</meta:editing-cycles>
    <meta:generator>LibreOffice/4.1.3.2$Linux_X86_64 LibreOffice_project/70feb7d99726f064edab4605a8ab840c50ec57a</meta:generator>
    <meta:document-statistic meta:table-count="1" meta:cell-count="19628" meta:object-count="0"/>
  </office:meta>
</office:document-meta>
</file>